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59mm"/>
    </style:style>
    <style:style style:name="co2" style:family="table-column">
      <style:table-column-properties fo:break-before="auto" style:column-width="143.51mm"/>
    </style:style>
    <style:style style:name="co3" style:family="table-column">
      <style:table-column-properties fo:break-before="auto" style:column-width="14.43mm"/>
    </style:style>
    <style:style style:name="co4" style:family="table-column">
      <style:table-column-properties fo:break-before="auto" style:column-width="22.58mm"/>
    </style:style>
    <style:style style:name="ro1" style:family="table-row">
      <style:table-row-properties style:row-height="7.13mm" fo:break-before="auto" style:use-optimal-row-height="true"/>
    </style:style>
    <style:style style:name="ro2" style:family="table-row">
      <style:table-row-properties style:row-height="12.63mm" fo:break-before="auto" style:use-optimal-row-height="true"/>
    </style:style>
    <style:style style:name="ro3" style:family="table-row">
      <style:table-row-properties style:row-height="13.69mm" fo:break-before="auto" style:use-optimal-row-height="true"/>
    </style:style>
    <style:style style:name="ro4" style:family="table-row">
      <style:table-row-properties style:row-height="6.58mm" fo:break-before="auto" style:use-optimal-row-height="true"/>
    </style:style>
    <style:style style:name="ro5" style:family="table-row">
      <style:table-row-properties style:row-height="24.73mm" fo:break-before="auto" style:use-optimal-row-height="true"/>
    </style:style>
    <style:style style:name="ro6" style:family="table-row">
      <style:table-row-properties style:row-height="18.68mm" fo:break-before="auto" style:use-optimal-row-height="true"/>
    </style:style>
    <style:style style:name="ro7" style:family="table-row">
      <style:table-row-properties style:row-height="48.97mm" fo:break-before="auto" style:use-optimal-row-height="true"/>
    </style:style>
    <style:style style:name="ro8" style:family="table-row">
      <style:table-row-properties style:row-height="30.8mm" fo:break-before="auto" style:use-optimal-row-height="true"/>
    </style:style>
    <style:style style:name="ro9" style:family="table-row">
      <style:table-row-properties style:row-height="42.9mm" fo:break-before="auto" style:use-optimal-row-height="true"/>
    </style:style>
    <style:style style:name="ro10" style:family="table-row">
      <style:table-row-properties style:row-height="67.12mm" fo:break-before="auto" style:use-optimal-row-height="true"/>
    </style:style>
    <style:style style:name="ro11" style:family="table-row">
      <style:table-row-properties style:row-height="36.85mm" fo:break-before="auto" style:use-optimal-row-height="true"/>
    </style:style>
    <style:style style:name="ro12" style:family="table-row">
      <style:table-row-properties style:row-height="55.02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7.09mm" fo:break-before="auto" style:use-optimal-row-height="true"/>
    </style:style>
    <style:style style:name="ro15" style:family="table-row">
      <style:table-row-properties style:row-height="61.07mm" fo:break-before="auto" style:use-optimal-row-height="true"/>
    </style:style>
    <style:style style:name="ta1" style:family="table" style:master-page-name="Default">
      <style:table-properties table:display="true" style:writing-mode="lr-tb"/>
    </style:style>
    <number:date-style style:name="N36">
      <number:year number:style="long"/>
      <number:text>/</number:text>
      <number:month/>
      <number:text>/</number:text>
      <number:day/>
    </number:date-style>
    <style:style style:name="ce1" style:family="table-cell" style:parent-style-name="Default" style:data-style-name="N36">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fo:wrap-option="wrap"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color="#000000" style:text-position="" fo:font-size="11pt" fo:language="en" fo:country="US" style:font-size-asian="12pt" style:language-asian="en" style:country-asian="US" style:font-size-complex="12pt" style:language-complex="en" style:country-complex="US"/>
    </style:style>
    <style:style style:name="ce4"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color="#000000" style:text-position="" fo:font-size="11pt" fo:language="en" fo:country="US" style:font-name-asian="sans-serif" style:font-size-asian="11pt" style:language-asian="en" style:country-asian="US" style:font-size-complex="11pt" style:language-complex="en" style:country-complex="US"/>
    </style:style>
    <style:style style:name="ce6" style:family="table-cell" style:parent-style-name="Default">
      <style:table-cell-properties style:text-align-source="fix" style:repeat-content="false" fo:wrap-option="wrap" style:vertical-align="middle"/>
      <style:paragraph-properties fo:text-align="start" fo:margin-left="0mm"/>
      <style:text-properties style:text-position="" fo:font-size="12pt" style:font-size-asian="12pt" style:font-size-complex="12pt"/>
    </style:style>
    <style:style style:name="ce7"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8" style:family="table-cell" style:parent-style-name="Default" style:data-style-name="N36">
      <style:table-cell-properties style:text-align-source="fix" style:repeat-content="false" style:vertical-align="middle"/>
      <style:paragraph-properties fo:text-align="center" fo:margin-left="0mm"/>
      <style:text-properties fo:font-size="12pt" style:font-size-asian="12pt" style:font-size-complex="12pt"/>
    </style:style>
    <style:style style:name="ce9" style:family="table-cell" style:parent-style-name="Default">
      <style:table-cell-properties style:text-align-source="fix" style:repeat-content="false" fo:wrap-option="wrap" style:vertical-align="middle"/>
      <style:paragraph-properties fo:text-align="center" fo:margin-left="0mm"/>
      <style:text-properties fo:font-size="12pt" style:font-size-asian="12pt" style:font-size-complex="12pt"/>
    </style:style>
    <style:style style:name="ce10" style:family="table-cell" style:parent-style-name="Default">
      <style:table-cell-properties style:text-align-source="fix" style:repeat-content="false" fo:wrap-option="wrap" style:vertical-align="middle"/>
      <style:paragraph-properties fo:text-align="start" fo:margin-left="0mm"/>
      <style:text-properties fo:color="#000000" fo:font-size="11pt" fo:language="en" fo:country="US" style:font-size-asian="12pt" style:language-asian="en" style:country-asian="US" style:font-size-complex="12pt" style:language-complex="en" style:country-complex="US"/>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fo:color="#000000" fo:font-size="11pt" fo:language="en" fo:country="US" style:font-name-asian="sans-serif" style:font-size-asian="11pt" style:language-asian="en" style:country-asian="US" style:font-size-complex="11pt" style:language-complex="en" style:country-complex="US"/>
    </style:style>
    <style:style style:name="ce13" style:family="table-cell" style:parent-style-name="Default">
      <style:table-cell-properties style:text-align-source="fix" style:repeat-content="false" fo:wrap-option="wrap" style:vertical-align="middle"/>
      <style:paragraph-properties fo:text-align="start" fo:margin-left="0mm"/>
      <style:text-properties fo:font-size="12pt" style:font-size-asian="12pt" style:font-size-complex="12pt"/>
    </style:style>
    <style:style style:name="ce14"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fo:margin-left="0mm"/>
      <style:text-properties fo:color="#000000" fo:font-size="11pt" fo:language="en" fo:country="US" style:font-size-asian="11pt" style:language-asian="en" style:country-asian="US" style:font-size-complex="11pt" style:language-complex="en" style:country-complex="US"/>
    </style:style>
    <style:style style:name="T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5" style:family="text">
      <style:text-properties fo:letter-spacing="normal" fo:font-style="normal" fo:font-weight="normal" style:font-style-asian="normal" style:font-weight-asian="normal" style:font-style-complex="normal" style:font-weight-complex="normal"/>
    </style:style>
    <style:style style:name="T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2" style:family="text">
      <style:text-properties fo:letter-spacing="normal" fo:font-style="normal" fo:font-weight="normal" style:font-style-asian="normal" style:font-weight-asian="normal" style:font-style-complex="normal" style:font-weight-complex="normal"/>
    </style:style>
    <style:style style:name="T1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4" style:family="text">
      <style:text-properties fo:letter-spacing="normal" fo:font-style="normal" fo:font-weight="normal" style:font-style-asian="normal" style:font-weight-asian="normal" style:font-style-complex="normal" style:font-weight-complex="normal"/>
    </style:style>
    <style:style style:name="T15"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letter-spacing="normal" fo:font-style="normal" fo:font-weight="normal" style:font-style-asian="normal" style:font-weight-asian="normal" style:font-style-complex="normal" style:font-weight-complex="normal"/>
    </style:style>
    <style:style style:name="T2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6" style:family="text">
      <style:text-properties fo:letter-spacing="normal" fo:font-style="normal" fo:font-weight="normal" style:font-style-asian="normal" style:font-weight-asian="normal" style:font-style-complex="normal" style:font-weight-complex="normal"/>
    </style:style>
    <style:style style:name="T2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3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34" style:family="text">
      <style:text-properties fo:letter-spacing="normal" fo:font-style="normal" fo:font-weight="normal" style:font-style-asian="normal" style:font-weight-asian="normal" style:font-style-complex="normal" style:font-weight-complex="normal"/>
    </style:style>
    <style:style style:name="T35"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3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3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3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3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4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4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4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4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45" style:family="text">
      <style:text-properties fo:letter-spacing="normal" fo:font-style="normal" fo:font-weight="normal" style:font-style-asian="normal" style:font-weight-asian="normal" style:font-style-complex="normal" style:font-weight-complex="normal"/>
    </style:style>
    <style:style style:name="T4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47"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48"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4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5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5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5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5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55" style:family="text">
      <style:text-properties fo:letter-spacing="normal" fo:font-style="normal" fo:font-weight="normal" style:font-style-asian="normal" style:font-weight-asian="normal" style:font-style-complex="normal" style:font-weight-complex="normal"/>
    </style:style>
    <style:style style:name="T5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5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5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fo:letter-spacing="normal" fo:font-style="normal" fo:font-weight="normal" style:font-style-asian="normal" style:font-weight-asian="normal" style:font-style-complex="normal" style:font-weight-complex="normal"/>
    </style:style>
    <style:style style:name="T6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6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6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6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6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6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67" style:family="text">
      <style:text-properties fo:letter-spacing="normal" fo:font-style="normal" fo:font-weight="normal" style:font-style-asian="normal" style:font-weight-asian="normal" style:font-style-complex="normal" style:font-weight-complex="normal"/>
    </style:style>
    <style:style style:name="T68"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6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7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7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72" style:family="text">
      <style:text-properties fo:letter-spacing="normal" fo:font-style="normal" fo:font-weight="normal" style:font-style-asian="normal" style:font-weight-asian="normal" style:font-style-complex="normal" style:font-weight-complex="normal"/>
    </style:style>
    <style:style style:name="T7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7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75" style:family="text">
      <style:text-properties fo:letter-spacing="normal" fo:font-style="normal" fo:font-weight="normal" style:font-style-asian="normal" style:font-weight-asian="normal" style:font-style-complex="normal" style:font-weight-complex="normal"/>
    </style:style>
    <style:style style:name="T7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7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78"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7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8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81" style:family="text">
      <style:text-properties fo:letter-spacing="normal" fo:font-style="normal" fo:font-weight="normal" style:font-style-asian="normal" style:font-weight-asian="normal" style:font-style-complex="normal" style:font-weight-complex="normal"/>
    </style:style>
    <style:style style:name="T8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8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84"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8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86"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8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88"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8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90" style:family="text">
      <style:text-properties fo:letter-spacing="normal" fo:font-style="normal" fo:font-weight="normal" style:font-style-asian="normal" style:font-weight-asian="normal" style:font-style-complex="normal" style:font-weight-complex="normal"/>
    </style:style>
    <style:style style:name="T9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92"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9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9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9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96"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9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9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99" style:family="text">
      <style:text-properties fo:letter-spacing="normal" fo:font-style="normal" fo:font-weight="normal" style:font-style-asian="normal" style:font-weight-asian="normal" style:font-style-complex="normal" style:font-weight-complex="normal"/>
    </style:style>
    <style:style style:name="T10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0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3"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0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0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8" style:family="text">
      <style:text-properties fo:letter-spacing="normal" fo:font-style="normal" fo:font-weight="normal" style:font-style-asian="normal" style:font-weight-asian="normal" style:font-style-complex="normal" style:font-weight-complex="normal"/>
    </style:style>
    <style:style style:name="T109"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10"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1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12" style:family="text">
      <style:text-properties fo:letter-spacing="normal" fo:font-style="normal" fo:font-weight="normal" style:font-style-asian="normal" style:font-weight-asian="normal" style:font-style-complex="normal" style:font-weight-complex="normal"/>
    </style:style>
    <style:style style:name="T11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1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15"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1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8"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1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2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25" style:family="text">
      <style:text-properties fo:letter-spacing="normal" fo:font-style="normal" fo:font-weight="normal" style:font-style-asian="normal" style:font-weight-asian="normal" style:font-style-complex="normal" style:font-weight-complex="normal"/>
    </style:style>
    <style:style style:name="T12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2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28"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29"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30" style:family="text">
      <style:text-properties fo:letter-spacing="normal" fo:font-style="normal" fo:font-weight="normal" style:font-style-asian="normal" style:font-weight-asian="normal" style:font-style-complex="normal" style:font-weight-complex="normal"/>
    </style:style>
    <style:style style:name="T13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3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33"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34"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3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37" style:family="text">
      <style:text-properties fo:letter-spacing="normal" fo:font-style="normal" fo:font-weight="normal" style:font-style-asian="normal" style:font-weight-asian="normal" style:font-style-complex="normal" style:font-weight-complex="normal"/>
    </style:style>
    <style:style style:name="T138"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3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0"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4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2"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4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5"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4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48"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4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5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5"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5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5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6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6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2" style:family="text">
      <style:text-properties fo:letter-spacing="normal" fo:font-style="normal" fo:font-weight="normal" style:font-style-asian="normal" style:font-weight-asian="normal" style:font-style-complex="normal" style:font-weight-complex="normal"/>
    </style:style>
    <style:style style:name="T16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6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6"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6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6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9"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7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2" style:family="text">
      <style:text-properties fo:letter-spacing="normal" fo:font-style="normal" fo:font-weight="normal" style:font-style-asian="normal" style:font-weight-asian="normal" style:font-style-complex="normal" style:font-weight-complex="normal"/>
    </style:style>
    <style:style style:name="T17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7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7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6"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77" style:family="text">
      <style:text-properties fo:letter-spacing="normal" fo:font-style="normal" fo:font-weight="normal" style:font-style-asian="normal" style:font-weight-asian="normal" style:font-style-complex="normal" style:font-weight-complex="normal"/>
    </style:style>
    <style:style style:name="T17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9"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8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2" style:family="text">
      <style:text-properties fo:letter-spacing="normal" fo:font-style="normal" fo:font-weight="normal" style:font-style-asian="normal" style:font-weight-asian="normal" style:font-style-complex="normal" style:font-weight-complex="normal"/>
    </style:style>
    <style:style style:name="T18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8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85"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8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8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90"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1"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9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3"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4"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95"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6"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7" style:family="text">
      <style:text-properties fo:letter-spacing="normal" fo:font-style="normal" fo:font-weight="normal" style:font-style-asian="normal" style:font-weight-asian="normal" style:font-style-complex="normal" style:font-weight-complex="normal"/>
    </style:style>
    <style:style style:name="T198"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199"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00"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0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3"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04"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5" style:family="text">
      <style:text-properties fo:letter-spacing="normal" fo:font-style="normal" fo:font-weight="normal" style:font-style-asian="normal" style:font-weight-asian="normal" style:font-style-complex="normal" style:font-weight-complex="normal"/>
    </style:style>
    <style:style style:name="T206"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07"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10"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11"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2"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3"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14" style:family="text">
      <style:text-properties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15"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16"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17" style:family="text">
      <style:text-properties fo:letter-spacing="normal" fo:font-style="normal" fo:font-weight="normal" style:font-size-asian="11pt" style:font-style-asian="normal" style:font-weight-asian="normal" style:font-size-complex="11pt" style:font-style-complex="normal" style:font-weight-complex="normal"/>
    </style:style>
    <style:style style:name="T218" style:family="text">
      <style:text-properties style:text-line-through-style="none" style:text-line-through-type="none"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9" style:family="text">
      <style:text-properties fo:font-style="normal" style:font-style-complex="normal" fo:letter-spacing="normal" style:font-size-asian="11pt" style:font-size-complex="11pt" style:font-weight-asian="normal" style:font-weight-complex="normal" style:font-style-asian="normal" fo:font-weight="normal"/>
    </style:style>
    <style:style style:name="T220" style:family="text">
      <style:text-properties fo:font-style="normal" style:font-style-complex="normal" fo:letter-spacing="normal" style:font-weight-asian="normal" style:font-weight-complex="normal" style:font-style-asian="normal" fo:font-weight="normal" style:text-underline-style="none" style:text-underline-color="font-color" style:text-line-through-type="none"/>
    </style:style>
    <style:style style:name="T221" style:family="text">
      <style:text-properties fo:font-style="normal" style:font-style-complex="normal" fo:letter-spacing="normal" style:font-weight-asian="normal" style:font-weight-complex="normal" style:font-style-asian="normal" fo:font-weight="normal" style:text-underline-style="none" style:text-underline-color="font-color" style:text-line-through-type="none" style:font-size-asian="11pt" style:font-size-complex="11pt"/>
    </style:style>
    <style:style style:name="T222" style:family="text">
      <style:text-properties fo:font-style="normal" style:font-style-complex="normal" fo:letter-spacing="normal" style:font-weight-asian="normal" style:font-weight-complex="normal" style:font-style-asian="normal" fo:font-weight="normal" style:font-size-asian="11pt" style:font-size-complex="11pt"/>
    </style:style>
    <style:style style:name="T223" style:family="text">
      <style:text-properties fo:font-style="normal" style:font-style-complex="normal" fo:letter-spacing="normal" style:font-weight-asian="normal" style:font-weight-complex="normal" style:font-style-asian="normal" fo:font-weight="normal"/>
    </style:style>
    <style:style style:name="T224" style:family="text">
      <style:text-properties fo:font-weight="normal" style:text-underline-style="none" style:text-underline-color="font-color" style:font-style-asian="normal" style:font-weight-complex="normal" style:font-weight-asian="normal" style:font-size-complex="11pt" style:font-size-asian="11pt" fo:letter-spacing="normal" fo:font-style="normal" style:text-line-through-type="none" style:font-style-complex="normal"/>
    </style:style>
    <style:style style:name="T225" style:family="text">
      <style:text-properties fo:font-weight="normal" style:font-style-asian="normal" style:font-weight-complex="normal" style:font-weight-asian="normal" style:font-size-complex="11pt" style:font-size-asian="11pt" fo:letter-spacing="normal" fo:font-style="normal" style:font-style-complex="normal"/>
    </style:style>
    <style:style style:name="T226" style:family="text">
      <style:text-properties fo:font-weight="normal" style:font-style-asian="normal" style:font-weight-complex="normal" style:font-weight-asian="normal" style:font-size-complex="11pt" style:font-size-asian="11pt" fo:letter-spacing="normal" fo:font-style="normal" style:font-style-complex="normal" style:text-underline-style="none" style:text-underline-color="font-color" style:text-line-through-type="none"/>
    </style:style>
    <style:style style:name="T227" style:family="text">
      <style:text-properties fo:font-weight="normal" style:font-style-asian="normal" style:font-weight-complex="normal" style:font-weight-asian="normal" fo:letter-spacing="normal" fo:font-style="normal" style:font-style-complex="normal" style:text-underline-style="none" style:text-underline-color="font-color" style:text-line-through-type="none"/>
    </style:style>
    <style:style style:name="T228" style:family="text">
      <style:text-properties fo:font-weight="normal" style:font-style-asian="normal" style:font-weight-complex="normal" style:font-weight-asian="normal" fo:letter-spacing="normal" fo:font-style="normal" style:font-style-complex="normal" style:text-underline-style="none" style:text-underline-color="font-color" style:text-line-through-type="none" style:font-size-asian="11pt" style:font-size-complex="11pt"/>
    </style:style>
    <style:style style:name="T229" style:family="text">
      <style:text-properties fo:font-weight="normal" style:font-style-asian="normal" style:font-weight-complex="normal" style:font-weight-asian="normal" fo:letter-spacing="normal" fo:font-style="normal" style:font-style-complex="normal" style:font-size-asian="11pt" style:font-size-complex="11pt"/>
    </style:style>
    <style:style style:name="T230" style:family="text">
      <style:text-properties fo:font-weight="normal" style:font-style-asian="normal" style:font-weight-complex="normal" style:font-weight-asian="normal" fo:letter-spacing="normal" fo:font-style="normal" style:font-style-complex="normal"/>
    </style:style>
    <style:style style:name="T231" style:family="text">
      <style:text-properties fo:font-weight="normal" fo:font-style="normal" fo:letter-spacing="normal" style:font-size-asian="11pt" style:font-size-complex="11pt" style:font-weight-asian="normal" style:font-weight-complex="normal" style:font-style-asian="normal" style:font-style-complex="normal"/>
    </style:style>
    <style:style style:name="T232" style:family="text">
      <style:text-properties fo:font-weight="normal" fo:font-style="normal" fo:letter-spacing="normal" style:font-weight-asian="normal" style:font-weight-complex="normal" style:font-style-asian="normal" style:font-style-complex="normal"/>
    </style:style>
    <style:style style:name="T233" style:family="text">
      <style:text-properties fo:font-weight="normal" fo:font-style="normal" fo:letter-spacing="normal" style:font-weight-asian="normal" style:font-weight-complex="normal" style:font-style-asian="normal" style:font-style-complex="normal" style:font-size-asian="11pt" style:font-size-complex="11pt"/>
    </style:style>
    <style:style style:name="T234" style:family="text">
      <style:text-properties fo:font-weight="normal" style:text-underline-style="none" style:text-underline-color="font-color" style:text-line-through-type="none" fo:font-style="normal" fo:letter-spacing="normal" style:font-size-asian="11pt" style:font-size-complex="11pt" style:font-weight-asian="normal" style:font-weight-complex="normal" style:font-style-asian="normal" style:font-style-complex="normal"/>
    </style:style>
    <style:style style:name="T235" style:family="text">
      <style:text-properties fo:font-weight="normal" fo:letter-spacing="normal" style:font-size-asian="11pt" style:font-size-complex="11pt" style:font-weight-asian="normal" style:font-weight-complex="normal" style:font-style-asian="normal" fo:font-style="normal" style:font-style-complex="normal"/>
    </style:style>
    <style:style style:name="T236" style:family="text">
      <style:text-properties fo:font-weight="normal" fo:letter-spacing="normal" style:font-size-asian="11pt" style:font-size-complex="11pt" style:font-weight-asian="normal" style:font-weight-complex="normal" style:font-style-asian="normal" fo:font-style="normal" style:font-style-complex="normal" style:text-underline-style="none" style:text-underline-color="font-color" style:text-line-through-type="none"/>
    </style:style>
    <style:style style:name="T237" style:family="text">
      <style:text-properties fo:font-weight="normal" fo:letter-spacing="normal" style:font-weight-asian="normal" style:font-weight-complex="normal" style:font-style-asian="normal" fo:font-style="normal" style:font-style-complex="normal" style:text-underline-style="none" style:text-underline-color="font-color" style:text-line-through-type="none"/>
    </style:style>
    <style:style style:name="T238" style:family="text">
      <style:text-properties fo:font-weight="normal" fo:letter-spacing="normal" style:font-weight-asian="normal" style:font-weight-complex="normal" style:font-style-asian="normal" fo:font-style="normal" style:font-style-complex="normal" style:text-underline-style="none" style:text-underline-color="font-color" style:text-line-through-type="none" style:font-size-asian="11pt" style:font-size-complex="11pt"/>
    </style:style>
    <style:style style:name="T239" style:family="text">
      <style:text-properties fo:font-weight="normal" fo:letter-spacing="normal" style:font-weight-asian="normal" style:font-weight-complex="normal" style:font-style-asian="normal" fo:font-style="normal" style:font-style-complex="normal" style:font-size-asian="11pt" style:font-size-complex="11pt"/>
    </style:style>
    <style:style style:name="T240" style:family="text">
      <style:text-properties fo:font-weight="normal" fo:letter-spacing="normal" style:font-weight-asian="normal" style:font-weight-complex="normal" style:font-style-asian="normal" fo:font-style="normal" style:font-style-complex="normal" style:font-size-asian="11pt" style:font-size-complex="11pt" style:text-underline-style="none" style:text-underline-color="font-color" style:text-line-through-type="none"/>
    </style:style>
    <style:style style:name="T241" style:family="text">
      <style:text-properties fo:font-weight="normal" fo:letter-spacing="normal" style:font-weight-asian="normal" style:font-weight-complex="normal" style:font-style-asian="normal" fo:font-style="normal" style:font-style-complex="normal"/>
    </style:style>
    <style:style style:name="T242" style:family="text">
      <style:text-properties fo:font-style="normal" style:font-style-complex="normal" fo:letter-spacing="normal" style:font-size-asian="11pt" style:font-size-complex="11pt" style:font-weight-asian="normal" style:font-weight-complex="normal" style:font-style-asian="normal" fo:font-weight="normal" style:text-underline-style="none" style:text-underline-color="font-color" style:text-line-through-type="none"/>
    </style:style>
    <style:style style:name="T243" style:family="text">
      <style:text-properties style:font-style-complex="normal" fo:font-weight="normal" style:font-style-asian="normal" style:font-weight-complex="normal" style:font-weight-asian="normal" style:font-size-complex="11pt" style:font-size-asian="11pt" fo:letter-spacing="normal" fo:font-style="normal"/>
    </style:style>
    <style:style style:name="T244" style:family="text">
      <style:text-properties style:font-style-complex="normal" fo:font-weight="normal" style:font-style-asian="normal" style:font-weight-complex="normal" style:font-weight-asian="normal" fo:letter-spacing="normal" fo:font-style="normal"/>
    </style:style>
    <style:style style:name="T245" style:family="text">
      <style:text-properties style:font-style-complex="normal" fo:font-weight="normal" style:font-style-asian="normal" style:font-weight-complex="normal" style:font-weight-asian="normal" fo:letter-spacing="normal" fo:font-style="normal" style:font-size-asian="11pt" style:font-size-complex="11pt"/>
    </style:style>
    <style:style style:name="T246" style:family="text">
      <style:text-properties style:font-style-complex="normal" fo:font-weight="normal" style:font-style-asian="normal" style:font-weight-complex="normal" style:font-weight-asian="normal" fo:letter-spacing="normal" fo:font-style="normal" style:font-size-asian="11pt" style:font-size-complex="11pt" style:text-underline-style="none" style:text-underline-color="font-color" style:text-line-through-type="none"/>
    </style:style>
    <style:style style:name="T247" style:family="text">
      <style:text-properties fo:font-weight="normal" fo:font-style="normal" fo:letter-spacing="normal" style:font-weight-asian="normal" style:font-weight-complex="normal" style:font-style-asian="normal" style:font-style-complex="normal" style:text-underline-style="none" style:text-underline-color="font-color" style:text-line-through-type="none"/>
    </style:style>
    <style:style style:name="T248" style:family="text">
      <style:text-properties fo:font-weight="normal" fo:font-style="normal" fo:letter-spacing="normal" style:font-weight-asian="normal" style:font-weight-complex="normal" style:font-style-asian="normal" style:font-style-complex="normal" style:text-underline-style="none" style:text-underline-color="font-color" style:text-line-through-type="none" style:font-size-asian="11pt" style:font-size-complex="11pt"/>
    </style:style>
    <style:style style:name="T249" style:family="text">
      <style:text-properties fo:font-weight="normal" fo:font-style="normal" fo:letter-spacing="normal" style:font-size-asian="11pt" style:font-size-complex="11pt" style:font-weight-asian="normal" style:font-weight-complex="normal" style:font-style-asian="normal" style:font-style-complex="normal" style:text-underline-style="none" style:text-underline-color="font-color" style:text-line-through-type="none"/>
    </style:style>
    <style:style style:name="T250" style:family="text">
      <style:text-properties style:text-underline-style="none" style:text-underline-color="font-color" style:font-style-complex="normal" style:text-line-through-type="none" fo:font-style="normal" fo:letter-spacing="normal" style:font-size-asian="11pt" style:font-size-complex="11pt" style:font-weight-asian="normal" style:font-weight-complex="normal" style:font-style-asian="normal" fo:font-weight="normal"/>
    </style:style>
    <style:style style:name="T251" style:family="text">
      <style:text-properties style:font-style-complex="normal" fo:font-style="normal" fo:letter-spacing="normal" style:font-size-asian="11pt" style:font-size-complex="11pt" style:font-weight-asian="normal" style:font-weight-complex="normal" style:font-style-asian="normal" fo:font-weight="normal"/>
    </style:style>
    <style:style style:name="T252" style:family="text">
      <style:text-properties style:font-style-complex="normal" fo:font-style="normal" fo:letter-spacing="normal" style:font-weight-asian="normal" style:font-weight-complex="normal" style:font-style-asian="normal" fo:font-weight="normal"/>
    </style:style>
    <style:style style:name="T253" style:family="text">
      <style:text-properties style:font-style-complex="normal" fo:font-style="normal" fo:letter-spacing="normal" style:font-weight-asian="normal" style:font-weight-complex="normal" style:font-style-asian="normal" fo:font-weight="normal" style:font-size-asian="11pt" style:font-size-complex="11pt"/>
    </style:style>
    <style:style style:name="T254" style:family="text">
      <style:text-properties style:font-style-complex="normal" fo:font-style="normal" fo:letter-spacing="normal" style:font-weight-asian="normal" style:font-weight-complex="normal" style:font-style-asian="normal" fo:font-weight="normal" style:font-size-asian="11pt" style:font-size-complex="11pt" style:text-underline-style="none" style:text-underline-color="font-color" style:text-line-through-type="none"/>
    </style:style>
    <style:style style:name="T255" style:family="text">
      <style:text-properties fo:font-style="normal" style:font-style-complex="normal" fo:font-weight="normal" fo:letter-spacing="normal" style:font-size-asian="11pt" style:font-size-complex="11pt" style:font-weight-asian="normal" style:font-weight-complex="normal" style:font-style-asian="normal"/>
    </style:style>
    <style:style style:name="T256" style:family="text">
      <style:text-properties fo:font-style="normal" style:font-style-complex="normal" fo:font-weight="normal" fo:letter-spacing="normal" style:font-size-asian="11pt" style:font-size-complex="11pt" style:font-weight-asian="normal" style:font-weight-complex="normal" style:font-style-asian="normal" style:text-underline-style="none" style:text-underline-color="font-color" style:text-line-through-type="none"/>
    </style:style>
    <style:style style:name="T257" style:family="text">
      <style:text-properties fo:font-style="normal" style:font-style-complex="normal" fo:font-weight="normal" fo:letter-spacing="normal" style:font-size-asian="11pt" style:font-size-complex="11pt" style:font-weight-asian="normal" style:font-weight-complex="normal" style:font-style-asian="normal" style:text-line-through-type="none" style:text-underline-style="none" style:text-underline-color="font-color"/>
    </style:style>
    <style:style style:name="T258" style:family="text">
      <style:text-properties fo:font-style="normal" style:font-style-complex="normal" fo:font-weight="normal" fo:letter-spacing="normal" style:font-weight-asian="normal" style:font-weight-complex="normal" style:font-style-asian="normal" style:text-underline-style="none" style:text-underline-color="font-color" style:text-line-through-type="none"/>
    </style:style>
    <style:style style:name="T259" style:family="text">
      <style:text-properties fo:font-style="normal" style:font-style-complex="normal" fo:font-weight="normal" fo:letter-spacing="normal" style:font-weight-asian="normal" style:font-weight-complex="normal" style:font-style-asian="normal" style:text-underline-style="none" style:text-underline-color="font-color" style:text-line-through-type="none" style:font-size-asian="11pt" style:font-size-complex="11pt"/>
    </style:style>
    <style:style style:name="T260" style:family="text">
      <style:text-properties fo:font-style="normal" style:font-style-complex="normal" fo:font-weight="normal" fo:letter-spacing="normal" style:font-weight-asian="normal" style:font-weight-complex="normal" style:font-style-asian="normal" style:font-size-asian="11pt" style:font-size-complex="11pt"/>
    </style:style>
    <style:style style:name="T261" style:family="text">
      <style:text-properties fo:font-style="normal" style:font-style-complex="normal" fo:font-weight="normal" fo:letter-spacing="normal" style:font-weight-asian="normal" style:font-weight-complex="normal" style:font-style-asian="normal" style:font-size-asian="11pt" style:font-size-complex="11pt" style:text-underline-style="none" style:text-underline-color="font-color" style:text-line-through-type="none"/>
    </style:style>
    <style:style style:name="T262" style:family="text">
      <style:text-properties style:font-size-complex="11pt" style:font-size-asian="11pt" fo:letter-spacing="normal" fo:font-style="normal" style:font-style-complex="normal" fo:font-weight="normal" style:font-style-asian="normal" style:font-weight-complex="normal" style:font-weight-asian="normal"/>
    </style:style>
    <style:style style:name="T263" style:family="text">
      <style:text-properties fo:letter-spacing="normal" fo:font-style="normal" style:font-style-complex="normal" fo:font-weight="normal" style:font-style-asian="normal" style:font-weight-complex="normal" style:font-weight-asian="normal"/>
    </style:style>
    <style:style style:name="T264" style:family="text">
      <style:text-properties fo:letter-spacing="normal" fo:font-style="normal" style:font-style-complex="normal" fo:font-weight="normal" style:font-style-asian="normal" style:font-weight-complex="normal" style:font-weight-asian="normal" style:font-size-asian="11pt" style:font-size-complex="11pt"/>
    </style:style>
    <style:style style:name="T265" style:family="text">
      <style:text-properties fo:letter-spacing="normal" fo:font-style="normal" style:font-style-complex="normal" fo:font-weight="normal" style:font-style-asian="normal" style:font-weight-complex="normal" style:font-weight-asian="normal" style:text-underline-style="none" style:text-underline-color="font-color" style:text-line-through-type="none"/>
    </style:style>
    <style:style style:name="T266" style:family="text">
      <style:text-properties fo:font-style="normal" style:font-style-complex="normal" style:font-style-asian="normal" style:font-weight-complex="normal" style:font-weight-asian="normal" style:font-size-complex="11pt" style:font-size-asian="11pt" fo:letter-spacing="normal" fo:font-weight="normal"/>
    </style:style>
    <style:style style:name="T267" style:family="text">
      <style:text-properties fo:font-style="normal" style:font-style-complex="normal" style:font-style-asian="normal" style:font-weight-complex="normal" style:font-weight-asian="normal" style:font-size-complex="11pt" style:font-size-asian="11pt" fo:letter-spacing="normal" fo:font-weight="normal" style:text-underline-style="none" style:text-underline-color="font-color" style:text-line-through-type="none"/>
    </style:style>
    <style:style style:name="T268" style:family="text">
      <style:text-properties fo:font-style="normal" style:font-style-complex="normal" style:font-style-asian="normal" style:font-weight-complex="normal" style:font-weight-asian="normal" fo:letter-spacing="normal" fo:font-weight="normal" style:text-underline-style="none" style:text-underline-color="font-color" style:text-line-through-type="none"/>
    </style:style>
    <style:style style:name="T269" style:family="text">
      <style:text-properties fo:font-style="normal" style:font-style-complex="normal" style:font-style-asian="normal" style:font-weight-complex="normal" style:font-weight-asian="normal" fo:letter-spacing="normal" fo:font-weight="normal" style:text-underline-style="none" style:text-underline-color="font-color" style:text-line-through-type="none" style:font-size-asian="11pt" style:font-size-complex="11pt"/>
    </style:style>
    <style:style style:name="T270" style:family="text">
      <style:text-properties fo:font-style="normal" style:font-style-complex="normal" style:font-style-asian="normal" style:font-weight-complex="normal" style:font-weight-asian="normal" fo:letter-spacing="normal" fo:font-weight="normal" style:font-size-asian="11pt" style:font-size-complex="11pt"/>
    </style:style>
    <style:style style:name="T271" style:family="text">
      <style:text-properties style:font-style-complex="normal" fo:font-weight="normal" style:text-underline-style="none" style:text-underline-color="font-color" style:text-line-through-type="none" fo:font-style="normal" fo:letter-spacing="normal" style:font-size-asian="11pt" style:font-size-complex="11pt" style:font-weight-asian="normal" style:font-weight-complex="normal" style:font-style-asian="normal"/>
    </style:style>
    <style:style style:name="T272" style:family="text">
      <style:text-properties style:font-style-complex="normal" fo:font-weight="normal" fo:font-style="normal" fo:letter-spacing="normal" style:font-size-asian="11pt" style:font-size-complex="11pt" style:font-weight-asian="normal" style:font-weight-complex="normal" style:font-style-asian="normal"/>
    </style:style>
    <style:style style:name="T273" style:family="text">
      <style:text-properties style:font-style-complex="normal" fo:font-weight="normal" fo:font-style="normal" fo:letter-spacing="normal" style:font-weight-asian="normal" style:font-weight-complex="normal" style:font-style-asian="normal"/>
    </style:style>
    <style:style style:name="T274" style:family="text">
      <style:text-properties style:font-style-complex="normal" fo:font-weight="normal" fo:font-style="normal" fo:letter-spacing="normal" style:font-weight-asian="normal" style:font-weight-complex="normal" style:font-style-asian="normal" style:font-size-asian="11pt" style:font-size-complex="11pt"/>
    </style:style>
    <style:style style:name="T275" style:family="text">
      <style:text-properties fo:font-style="normal" style:font-style-complex="normal" style:font-size-complex="11pt" fo:font-weight="normal" fo:letter-spacing="normal" style:font-weight-asian="normal" style:font-weight-complex="normal" style:font-style-asian="normal" style:font-size-asian="11pt"/>
    </style:style>
    <style:style style:name="T276" style:family="text">
      <style:text-properties fo:font-style="normal" style:font-style-complex="normal" style:font-size-complex="11pt" fo:font-weight="normal" fo:letter-spacing="normal" style:font-weight-asian="normal" style:font-weight-complex="normal" style:font-style-asian="normal" style:font-size-asian="11pt" style:text-underline-style="none" style:text-underline-color="font-color" style:text-line-through-type="none"/>
    </style:style>
    <style:style style:name="T277" style:family="text">
      <style:text-properties fo:font-style="normal" style:font-style-complex="normal" fo:font-weight="normal" fo:letter-spacing="normal" style:font-weight-asian="normal" style:font-weight-complex="normal" style:font-style-asian="normal"/>
    </style:style>
    <style:style style:name="T278" style:family="text">
      <style:text-properties fo:font-style="normal" style:font-style-complex="normal" fo:font-weight="normal" fo:letter-spacing="normal" style:font-weight-asian="normal" style:font-weight-complex="normal" style:font-style-asian="normal" style:font-size-complex="11pt" style:font-size-asian="11pt"/>
    </style:style>
    <style:style style:name="T279" style:family="text">
      <style:text-properties fo:font-style="normal" style:font-style-complex="normal" fo:font-weight="normal" fo:letter-spacing="normal" style:font-weight-asian="normal" style:font-weight-complex="normal" style:font-style-asian="normal" style:text-line-through-type="none" style:text-underline-style="none" style:text-underline-color="font-color"/>
    </style:style>
    <style:style style:name="T280" style:family="text">
      <style:text-properties style:font-style-complex="normal" fo:font-weight="normal" fo:letter-spacing="normal" style:font-size-asian="11pt" style:font-size-complex="11pt" style:font-weight-asian="normal" style:font-weight-complex="normal" style:font-style-asian="normal" fo:font-style="normal"/>
    </style:style>
    <style:style style:name="T281" style:family="text">
      <style:text-properties style:font-style-complex="normal" fo:font-weight="normal" fo:letter-spacing="normal" style:font-size-asian="11pt" style:font-size-complex="11pt" style:font-weight-asian="normal" style:font-weight-complex="normal" style:font-style-asian="normal" fo:font-style="normal" style:text-underline-style="none" style:text-underline-color="font-color" style:text-line-through-type="none"/>
    </style:style>
    <style:style style:name="T282" style:family="text">
      <style:text-properties style:font-style-complex="normal" fo:font-weight="normal" fo:letter-spacing="normal" style:font-weight-asian="normal" style:font-weight-complex="normal" style:font-style-asian="normal" fo:font-style="normal" style:text-underline-style="none" style:text-underline-color="font-color" style:text-line-through-type="none"/>
    </style:style>
    <style:style style:name="T283" style:family="text">
      <style:text-properties style:font-style-complex="normal" fo:font-weight="normal" fo:letter-spacing="normal" style:font-weight-asian="normal" style:font-weight-complex="normal" style:font-style-asian="normal" fo:font-style="normal" style:text-underline-style="none" style:text-underline-color="font-color" style:text-line-through-type="none" style:font-size-asian="11pt" style:font-size-complex="11pt"/>
    </style:style>
    <style:style style:name="T284" style:family="text">
      <style:text-properties style:font-style-complex="normal" fo:font-weight="normal" fo:letter-spacing="normal" style:font-weight-asian="normal" style:font-weight-complex="normal" style:font-style-asian="normal" fo:font-style="normal" style:font-size-asian="11pt" style:font-size-complex="11pt"/>
    </style:style>
    <style:style style:name="T285" style:family="text">
      <style:text-properties style:font-style-complex="normal" fo:font-weight="normal" fo:letter-spacing="normal" style:font-weight-asian="normal" style:font-weight-complex="normal" style:font-style-asian="normal" fo:font-style="normal"/>
    </style:style>
    <style:style style:name="T286" style:family="text">
      <style:text-properties style:font-style-complex="normal" fo:font-weight="normal" fo:letter-spacing="normal" style:font-weight-asian="normal" style:font-weight-complex="normal" style:font-style-asian="normal" fo:font-style="normal" style:font-size-complex="11pt" style:font-size-asian="11pt"/>
    </style:style>
    <style:style style:name="T287" style:family="text">
      <style:text-properties style:font-style-complex="normal" fo:font-weight="normal" fo:letter-spacing="normal" style:font-weight-asian="normal" style:font-weight-complex="normal" style:font-style-asian="normal" fo:font-style="normal" style:font-size-asian="11pt" style:font-size-complex="11pt" style:text-underline-style="none" style:text-underline-color="font-color" style:text-line-through-type="none"/>
    </style:style>
    <style:style style:name="T288" style:family="text">
      <style:text-properties style:font-size-complex="11pt" style:font-weight-asian="normal" style:font-weight-complex="normal" style:font-style-asian="normal" style:font-style-complex="normal" fo:font-weight="normal" fo:font-style="normal" fo:letter-spacing="normal" style:font-size-asian="11pt"/>
    </style:style>
    <style:style style:name="T289" style:family="text">
      <style:text-properties style:font-size-complex="11pt" style:font-weight-asian="normal" style:font-weight-complex="normal" style:font-style-asian="normal" style:font-style-complex="normal" fo:font-weight="normal" fo:font-style="normal" fo:letter-spacing="normal" style:font-size-asian="11pt" style:text-underline-style="none" style:text-underline-color="font-color" style:text-line-through-type="none"/>
    </style:style>
    <style:style style:name="T290" style:family="text">
      <style:text-properties style:font-weight-asian="normal" style:font-weight-complex="normal" style:font-style-asian="normal" style:font-style-complex="normal" fo:font-weight="normal" fo:font-style="normal" fo:letter-spacing="normal"/>
    </style:style>
    <style:style style:name="T291" style:family="text">
      <style:text-properties style:font-weight-asian="normal" style:font-weight-complex="normal" style:font-style-asian="normal" style:font-style-complex="normal" fo:font-weight="normal" fo:font-style="normal" fo:letter-spacing="normal" style:font-size-asian="11pt" style:font-size-complex="11pt"/>
    </style:style>
    <style:style style:name="T292" style:family="text">
      <style:text-properties style:font-weight-complex="normal" style:font-style-asian="normal" fo:font-style="normal" style:font-style-complex="normal" fo:font-weight="normal" fo:letter-spacing="normal" style:font-size-asian="11pt" style:font-size-complex="11pt" style:font-weight-asian="normal"/>
    </style:style>
    <style:style style:name="T293" style:family="text">
      <style:text-properties style:font-weight-complex="normal" style:font-style-asian="normal" fo:font-style="normal" style:font-style-complex="normal" fo:font-weight="normal" fo:letter-spacing="normal" style:font-weight-asian="normal"/>
    </style:style>
    <style:style style:name="T294" style:family="text">
      <style:text-properties style:font-weight-complex="normal" style:font-style-asian="normal" fo:font-style="normal" style:font-style-complex="normal" fo:font-weight="normal" fo:letter-spacing="normal" style:font-weight-asian="normal" style:font-size-asian="11pt" style:font-size-complex="11pt"/>
    </style:style>
    <style:style style:name="T295" style:family="text">
      <style:text-properties style:font-weight-complex="normal" style:font-style-asian="normal" fo:font-style="normal" style:font-style-complex="normal" fo:font-weight="normal" fo:letter-spacing="normal" style:font-weight-asian="normal" style:font-size-complex="11pt" style:font-size-asian="11pt"/>
    </style:style>
    <style:style style:name="T296" style:family="text">
      <style:text-properties style:font-weight-complex="normal" style:font-style-asian="normal" fo:font-style="normal" style:font-style-complex="normal" fo:font-weight="normal" fo:letter-spacing="normal" style:font-weight-asian="normal" style:text-line-through-type="none" style:text-underline-style="none" style:text-underline-color="font-color"/>
    </style:style>
    <style:style style:name="T297" style:family="text">
      <style:text-properties style:font-weight-complex="normal" style:font-style-asian="normal" fo:font-style="normal" style:font-style-complex="normal" fo:font-weight="normal" fo:letter-spacing="normal" style:font-weight-asian="normal" style:text-underline-style="none" style:text-underline-color="font-color" style:text-line-through-type="none"/>
    </style:style>
    <style:style style:name="T298" style:family="text">
      <style:text-properties style:font-size-asian="11pt" style:font-size-complex="11pt" style:font-style-complex="normal" fo:font-style="normal" style:font-weight-asian="normal" fo:font-weight="normal" fo:letter-spacing="normal" style:font-style-asian="normal" style:font-weight-complex="normal"/>
    </style:style>
    <style:style style:name="T299" style:family="text">
      <style:text-properties style:font-style-complex="normal" fo:font-style="normal" style:font-weight-asian="normal" fo:font-weight="normal" fo:letter-spacing="normal" style:font-style-asian="normal" style:font-weight-complex="normal"/>
    </style:style>
    <style:style style:name="T300" style:family="text">
      <style:text-properties style:font-style-complex="normal" fo:font-style="normal" style:font-weight-asian="normal" fo:font-weight="normal" fo:letter-spacing="normal" style:font-style-asian="normal" style:font-weight-complex="normal" style:font-size-asian="11pt" style:font-size-complex="11pt"/>
    </style:style>
    <style:style style:name="T301" style:family="text">
      <style:text-properties style:font-style-complex="normal" fo:font-style="normal" style:font-weight-asian="normal" fo:font-weight="normal" fo:letter-spacing="normal" style:font-style-asian="normal" style:font-weight-complex="normal" style:font-size-complex="11pt" style:font-size-asian="11pt"/>
    </style:style>
    <style:style style:name="T302" style:family="text">
      <style:text-properties style:font-style-complex="normal" fo:font-style="normal" style:font-weight-asian="normal" fo:font-weight="normal" fo:letter-spacing="normal" style:font-style-asian="normal" style:font-weight-complex="normal" style:text-line-through-type="none" style:text-underline-style="none" style:text-underline-color="font-color"/>
    </style:style>
    <style:style style:name="T303" style:family="text">
      <style:text-properties style:font-style-complex="normal" fo:font-style="normal" style:font-weight-asian="normal" fo:font-weight="normal" fo:letter-spacing="normal" style:font-style-asian="normal" style:font-weight-complex="normal" style:font-size-asian="11pt" style:font-size-complex="11pt" style:text-line-through-type="none" style:text-underline-style="none" style:text-underline-color="font-color"/>
    </style:style>
    <style:style style:name="T304" style:family="text">
      <style:text-properties style:font-style-complex="normal" fo:font-style="normal" style:font-weight-asian="normal" fo:font-weight="normal" fo:letter-spacing="normal" style:font-style-asian="normal" style:font-weight-complex="normal" style:text-underline-style="none" style:text-underline-color="font-color" style:text-line-through-type="none"/>
    </style:style>
    <style:style style:name="T305" style:family="text">
      <style:text-properties style:font-size-complex="11pt" style:font-weight-asian="normal" style:font-weight-complex="normal" style:font-style-asian="normal" fo:font-weight="normal" style:text-underline-style="none" style:text-underline-color="font-color" style:font-style-complex="normal" style:text-line-through-type="none" fo:font-style="normal" fo:letter-spacing="normal" style:font-size-asian="11pt"/>
    </style:style>
    <style:style style:name="T306" style:family="text">
      <style:text-properties style:font-size-complex="11pt" style:font-weight-asian="normal" style:font-weight-complex="normal" style:font-style-asian="normal" fo:font-weight="normal" style:font-style-complex="normal" fo:font-style="normal" fo:letter-spacing="normal" style:font-size-asian="11pt"/>
    </style:style>
    <style:style style:name="T307" style:family="text">
      <style:text-properties style:font-size-complex="11pt" style:font-weight-asian="normal" style:font-weight-complex="normal" style:font-style-asian="normal" fo:font-weight="normal" style:font-style-complex="normal" fo:font-style="normal" fo:letter-spacing="normal" style:font-size-asian="11pt" style:text-underline-style="none" style:text-underline-color="font-color" style:text-line-through-type="none"/>
    </style:style>
    <style:style style:name="T308" style:family="text">
      <style:text-properties style:font-weight-asian="normal" style:font-weight-complex="normal" style:font-style-asian="normal" fo:font-weight="normal" style:font-style-complex="normal" fo:font-style="normal" fo:letter-spacing="normal"/>
    </style:style>
    <style:style style:name="T309" style:family="text">
      <style:text-properties style:font-weight-asian="normal" style:font-weight-complex="normal" style:font-style-asian="normal" fo:font-weight="normal" style:font-style-complex="normal" fo:font-style="normal" fo:letter-spacing="normal" style:font-size-asian="11pt" style:font-size-complex="11pt"/>
    </style:style>
    <style:style style:name="T310" style:family="text">
      <style:text-properties style:font-weight-asian="normal" style:font-weight-complex="normal" style:font-style-asian="normal" fo:font-weight="normal" style:font-style-complex="normal" fo:font-style="normal" fo:letter-spacing="normal" style:text-underline-style="none" style:text-underline-color="font-color" style:text-line-through-type="none"/>
    </style:style>
    <style:style style:name="T311" style:family="text">
      <style:text-properties fo:font-weight="normal" style:font-style-asian="normal" fo:letter-spacing="normal" style:font-size-asian="11pt" style:font-weight-complex="normal" fo:font-style="normal" style:font-style-complex="normal" style:font-size-complex="11pt" style:font-weight-asian="normal"/>
    </style:style>
    <style:style style:name="T312" style:family="text">
      <style:text-properties fo:font-weight="normal" style:font-style-asian="normal" fo:letter-spacing="normal" style:font-size-asian="11pt" style:font-weight-complex="normal" fo:font-style="normal" style:font-style-complex="normal" style:font-size-complex="11pt" style:font-weight-asian="normal" style:text-line-through-type="none" style:text-underline-style="none" style:text-underline-color="font-color"/>
    </style:style>
    <style:style style:name="T313" style:family="text">
      <style:text-properties fo:font-weight="normal" style:font-style-asian="normal" fo:letter-spacing="normal" style:font-size-asian="11pt" style:font-weight-complex="normal" fo:font-style="normal" style:font-style-complex="normal" style:font-size-complex="11pt" style:font-weight-asian="normal" style:text-underline-style="none" style:text-underline-color="font-color" style:text-line-through-type="none"/>
    </style:style>
    <style:style style:name="T314" style:family="text">
      <style:text-properties fo:font-weight="normal" style:font-style-asian="normal" fo:letter-spacing="normal" style:font-weight-complex="normal" fo:font-style="normal" style:font-style-complex="normal" style:font-weight-asian="normal" style:text-line-through-type="none" style:text-underline-style="none" style:text-underline-color="font-color"/>
    </style:style>
    <style:style style:name="T315" style:family="text">
      <style:text-properties fo:font-weight="normal" style:font-style-asian="normal" fo:letter-spacing="normal" style:font-weight-complex="normal" fo:font-style="normal" style:font-style-complex="normal" style:font-weight-asian="normal" style:font-size-complex="11pt" style:font-size-asian="11pt"/>
    </style:style>
    <style:style style:name="T316" style:family="text">
      <style:text-properties fo:font-weight="normal" style:font-style-asian="normal" fo:letter-spacing="normal" style:font-weight-complex="normal" fo:font-style="normal" style:font-style-complex="normal" style:font-weight-asian="normal" style:font-size-complex="11pt" style:font-size-asian="11pt" style:text-underline-style="none" style:text-underline-color="font-color" style:text-line-through-type="none"/>
    </style:style>
    <style:style style:name="T317" style:family="text">
      <style:text-properties fo:font-weight="normal" style:font-style-asian="normal" fo:letter-spacing="normal" style:font-weight-complex="normal" fo:font-style="normal" style:font-style-complex="normal" style:font-weight-asian="normal"/>
    </style:style>
    <style:style style:name="T318" style:family="text">
      <style:text-properties fo:font-weight="normal" style:font-style-asian="normal" fo:letter-spacing="normal" style:font-weight-complex="normal" fo:font-style="normal" style:font-style-complex="normal" style:font-weight-asian="normal" style:font-size-complex="11pt" style:font-size-asian="11pt" style:text-line-through-type="none" style:text-underline-style="none" style:text-underline-color="font-color"/>
    </style:style>
    <style:style style:name="T319" style:family="text">
      <style:text-properties fo:font-weight="normal" style:font-style-asian="normal" fo:letter-spacing="normal" style:font-weight-complex="normal" fo:font-style="normal" style:font-style-complex="normal" style:font-weight-asian="normal" style:font-size-asian="11pt" style:font-size-complex="11pt"/>
    </style:style>
    <style:style style:name="T320" style:family="text">
      <style:text-properties fo:font-weight="normal" style:font-style-asian="normal" fo:letter-spacing="normal" style:font-weight-complex="normal" fo:font-style="normal" style:font-style-complex="normal" style:font-weight-asian="normal" style:font-size-asian="11pt" style:font-size-complex="11pt" style:text-line-through-type="none" style:text-underline-style="none" style:text-underline-color="font-color"/>
    </style:style>
    <style:style style:name="T321" style:family="text">
      <style:text-properties fo:font-weight="normal" style:font-style-asian="normal" fo:letter-spacing="normal" style:font-weight-complex="normal" fo:font-style="normal" style:font-style-complex="normal" style:font-weight-asian="normal" style:text-underline-style="none" style:text-underline-color="font-color" style:text-line-through-type="none"/>
    </style:style>
    <style:style style:name="T322" style:family="text">
      <style:text-properties fo:font-weight="normal" style:font-style-asian="normal" fo:letter-spacing="normal" style:font-weight-complex="normal" fo:font-style="normal" style:font-style-complex="normal" style:font-weight-asian="normal" style:font-size-asian="11pt" style:font-size-complex="11pt" style:text-underline-style="none" style:text-underline-color="font-color" style:text-line-through-type="none"/>
    </style:style>
    <style:style style:name="T323" style:family="text">
      <style:text-properties fo:font-weight="normal" style:font-style-asian="normal" fo:letter-spacing="normal" style:font-weight-complex="normal" fo:font-style="normal" style:font-style-complex="normal" style:font-weight-asian="normal" style:text-underline-style="none" style:text-underline-color="font-color" style:text-line-through-type="none" style:font-size-asian="11pt" style:font-size-complex="11pt"/>
    </style:style>
    <style:style style:name="T324" style:family="text">
      <style:text-properties style:font-weight-asian="normal" style:font-size-complex="11pt" style:font-size-asian="11pt" fo:letter-spacing="normal" fo:font-style="normal" style:font-style-complex="normal" fo:font-weight="normal" style:font-style-asian="normal" style:font-weight-complex="normal"/>
    </style:style>
    <style:style style:name="T325" style:family="text">
      <style:text-properties style:font-weight-asian="normal" style:font-size-complex="11pt" style:font-size-asian="11pt" fo:letter-spacing="normal" fo:font-style="normal" style:font-style-complex="normal" fo:font-weight="normal" style:font-style-asian="normal" style:font-weight-complex="normal" style:text-underline-style="none" style:text-underline-color="font-color" style:text-line-through-type="none"/>
    </style:style>
    <style:style style:name="T326" style:family="text">
      <style:text-properties style:font-weight-asian="normal" fo:letter-spacing="normal" fo:font-style="normal" style:font-style-complex="normal" fo:font-weight="normal" style:font-style-asian="normal" style:font-weight-complex="normal"/>
    </style:style>
    <style:style style:name="T327" style:family="text">
      <style:text-properties style:font-weight-asian="normal" fo:letter-spacing="normal" fo:font-style="normal" style:font-style-complex="normal" fo:font-weight="normal" style:font-style-asian="normal" style:font-weight-complex="normal" style:font-size-asian="11pt" style:font-size-complex="11pt"/>
    </style:style>
    <style:style style:name="T328" style:family="text">
      <style:text-properties style:font-weight-asian="normal" fo:letter-spacing="normal" fo:font-style="normal" style:font-style-complex="normal" fo:font-weight="normal" style:font-style-asian="normal" style:font-weight-complex="normal" style:text-underline-style="none" style:text-underline-color="font-color" style:text-line-through-type="none"/>
    </style:style>
    <style:style style:name="T329" style:family="text">
      <style:text-properties fo:letter-spacing="normal" style:font-size-asian="11pt" style:font-size-complex="11pt" style:font-weight-asian="normal" style:font-weight-complex="normal" style:font-style-asian="normal" fo:font-style="normal" style:font-style-complex="normal" fo:font-weight="normal"/>
    </style:style>
    <style:style style:name="T330" style:family="text">
      <style:text-properties fo:letter-spacing="normal" style:font-weight-asian="normal" style:font-weight-complex="normal" style:font-style-asian="normal" fo:font-style="normal" style:font-style-complex="normal" fo:font-weight="normal"/>
    </style:style>
    <style:style style:name="T331" style:family="text">
      <style:text-properties fo:letter-spacing="normal" style:font-weight-asian="normal" style:font-weight-complex="normal" style:font-style-asian="normal" fo:font-style="normal" style:font-style-complex="normal" fo:font-weight="normal" style:font-size-asian="11pt" style:font-size-complex="11pt"/>
    </style:style>
    <style:style style:name="T332" style:family="text">
      <style:text-properties fo:letter-spacing="normal" style:font-weight-asian="normal" style:font-weight-complex="normal" style:font-style-asian="normal" fo:font-style="normal" style:font-style-complex="normal" fo:font-weight="normal" style:font-size-complex="11pt" style:font-size-asian="11pt"/>
    </style:style>
    <style:style style:name="T333" style:family="text">
      <style:text-properties fo:letter-spacing="normal" style:font-weight-asian="normal" style:font-weight-complex="normal" style:font-style-asian="normal" fo:font-style="normal" style:font-style-complex="normal" fo:font-weight="normal" style:text-underline-style="none" style:text-underline-color="font-color" style:text-line-through-type="none"/>
    </style:style>
    <style:style style:name="T334" style:family="text">
      <style:text-properties style:font-weight-asian="normal" fo:letter-spacing="normal" fo:font-style="normal" style:font-style-complex="normal" fo:font-weight="normal" style:font-style-asian="normal" style:font-weight-complex="normal" style:font-size-asian="11pt" style:font-size-complex="11pt" style:text-underline-style="none" style:text-underline-color="font-color" style:text-line-through-type="none"/>
    </style:style>
    <style:style style:name="T335" style:family="text">
      <style:text-properties style:font-style-complex="normal" fo:font-weight="normal" style:font-style-asian="normal" style:font-weight-complex="normal" style:font-weight-asian="normal" style:font-size-complex="11pt" style:font-size-asian="11pt" fo:letter-spacing="normal" fo:font-style="normal" style:text-underline-style="none" style:text-underline-color="font-color" style:text-line-through-type="none"/>
    </style:style>
    <style:style style:name="T336" style:family="text">
      <style:text-properties style:font-style-complex="normal" fo:font-weight="normal" style:font-style-asian="normal" style:font-weight-complex="normal" style:font-weight-asian="normal" fo:letter-spacing="normal" fo:font-style="normal" style:text-underline-style="none" style:text-underline-color="font-color" style:text-line-through-type="none"/>
    </style:style>
    <style:style style:name="T337" style:family="text">
      <style:text-properties style:font-style-complex="normal" fo:font-weight="normal" style:font-style-asian="normal" style:font-weight-complex="normal" style:font-weight-asian="normal" fo:letter-spacing="normal" fo:font-style="normal" style:text-underline-style="none" style:text-underline-color="font-color" style:text-line-through-type="none" style:font-size-asian="11pt" style:font-size-complex="11pt"/>
    </style:style>
    <style:style style:name="T338" style:family="text">
      <style:text-properties style:font-style-complex="normal" fo:font-weight="normal" fo:font-style="normal" fo:letter-spacing="normal" style:font-size-asian="11pt" style:font-size-complex="11pt" style:font-weight-asian="normal" style:font-weight-complex="normal" style:font-style-asian="normal" style:text-underline-style="none" style:text-underline-color="font-color" style:text-line-through-type="none"/>
    </style:style>
    <style:style style:name="T339" style:family="text">
      <style:text-properties style:font-style-complex="normal" fo:font-weight="normal" fo:font-style="normal" fo:letter-spacing="normal" style:font-weight-asian="normal" style:font-weight-complex="normal" style:font-style-asian="normal" style:text-underline-style="none" style:text-underline-color="font-color" style:text-line-through-type="none"/>
    </style:style>
    <style:style style:name="T340" style:family="text">
      <style:text-properties style:font-style-complex="normal" fo:font-weight="normal" fo:font-style="normal" fo:letter-spacing="normal" style:font-weight-asian="normal" style:font-weight-complex="normal" style:font-style-asian="normal" style:text-underline-style="none" style:text-underline-color="font-color" style:text-line-through-type="none" style:font-size-asian="11pt" style:font-size-complex="11pt"/>
    </style:style>
    <style:style style:name="T341" style:family="text">
      <style:text-properties style:font-style-complex="normal" fo:font-weight="normal" fo:font-style="normal" fo:letter-spacing="normal" style:font-weight-asian="normal" style:font-weight-complex="normal" style:font-style-asian="normal" style:font-size-asian="11pt" style:font-size-complex="11pt" style:text-underline-style="none" style:text-underline-color="font-color" style:text-line-through-type="none"/>
    </style:style>
    <style:style style:name="T342" style:family="text">
      <style:text-properties style:font-weight-complex="normal" style:font-weight-asian="normal" style:font-size-complex="11pt" style:font-size-asian="11pt" fo:letter-spacing="normal" fo:font-style="normal" style:font-style-complex="normal" fo:font-weight="normal" style:font-style-asian="normal"/>
    </style:style>
    <style:style style:name="T343" style:family="text">
      <style:text-properties style:font-weight-complex="normal" style:font-weight-asian="normal" fo:letter-spacing="normal" fo:font-style="normal" style:font-style-complex="normal" fo:font-weight="normal" style:font-style-asian="normal"/>
    </style:style>
    <style:style style:name="T344" style:family="text">
      <style:text-properties style:font-weight-complex="normal" style:font-weight-asian="normal" fo:letter-spacing="normal" fo:font-style="normal" style:font-style-complex="normal" fo:font-weight="normal" style:font-style-asian="normal" style:font-size-asian="11pt" style:font-size-complex="11pt"/>
    </style:style>
    <style:style style:name="T345" style:family="text">
      <style:text-properties style:font-weight-complex="normal" style:font-weight-asian="normal" fo:letter-spacing="normal" fo:font-style="normal" style:font-style-complex="normal" fo:font-weight="normal" style:font-style-asian="normal" style:font-size-complex="11pt" style:font-size-asian="11pt"/>
    </style:style>
    <style:style style:name="T346" style:family="text">
      <style:text-properties style:font-weight-complex="normal" style:font-weight-asian="normal" fo:letter-spacing="normal" fo:font-style="normal" style:font-style-complex="normal" fo:font-weight="normal" style:font-style-asian="normal" style:text-underline-style="none" style:text-underline-color="font-color" style:text-line-through-type="none"/>
    </style:style>
    <style:style style:name="T347" style:family="text">
      <style:text-properties style:font-size-asian="11pt" style:font-size-complex="11pt" style:font-weight-complex="normal" style:font-style-asian="normal" fo:font-style="normal" style:font-weight-asian="normal" style:font-style-complex="normal" fo:font-weight="normal" fo:letter-spacing="normal"/>
    </style:style>
    <style:style style:name="T348" style:family="text">
      <style:text-properties style:font-weight-complex="normal" style:font-style-asian="normal" fo:font-style="normal" style:font-weight-asian="normal" style:font-style-complex="normal" fo:font-weight="normal" fo:letter-spacing="normal"/>
    </style:style>
    <style:style style:name="T349" style:family="text">
      <style:text-properties style:font-weight-complex="normal" style:font-style-asian="normal" fo:font-style="normal" style:font-weight-asian="normal" style:font-style-complex="normal" fo:font-weight="normal" fo:letter-spacing="normal" style:font-size-asian="11pt" style:font-size-complex="11pt"/>
    </style:style>
    <style:style style:name="T350" style:family="text">
      <style:text-properties style:font-weight-complex="normal" style:font-style-asian="normal" fo:font-style="normal" style:font-weight-asian="normal" style:font-style-complex="normal" fo:font-weight="normal" fo:letter-spacing="normal" style:font-size-complex="11pt" style:font-size-asian="11pt"/>
    </style:style>
    <style:style style:name="T351" style:family="text">
      <style:text-properties style:font-weight-complex="normal" style:font-style-asian="normal" fo:font-style="normal" style:font-weight-asian="normal" style:font-style-complex="normal" fo:font-weight="normal" fo:letter-spacing="normal" style:text-underline-style="none" style:text-underline-color="font-color" style:text-line-through-type="none"/>
    </style:style>
    <style:style style:name="T352" style:family="text">
      <style:text-properties style:font-weight-complex="normal" style:font-style-asian="normal" fo:font-style="normal" style:font-weight-asian="normal" style:font-style-complex="normal" fo:font-weight="normal" fo:letter-spacing="normal" style:text-line-through-type="none" style:text-underline-style="none" style:text-underline-color="font-color"/>
    </style:style>
    <style:style style:name="T353" style:family="text">
      <style:text-properties fo:letter-spacing="normal" style:font-size-asian="11pt" style:font-size-complex="11pt" style:font-weight-asian="normal" style:font-weight-complex="normal" style:font-style-asian="normal" fo:font-weight="normal" style:text-underline-style="none" style:text-underline-color="font-color" style:font-style-complex="normal" style:text-line-through-type="none" fo:font-style="normal"/>
    </style:style>
    <style:style style:name="T354" style:family="text">
      <style:text-properties fo:letter-spacing="normal" style:font-size-asian="11pt" style:font-size-complex="11pt" style:font-weight-asian="normal" style:font-weight-complex="normal" style:font-style-asian="normal" fo:font-weight="normal" style:font-style-complex="normal" fo:font-style="normal"/>
    </style:style>
    <style:style style:name="T355" style:family="text">
      <style:text-properties fo:letter-spacing="normal" style:font-weight-asian="normal" style:font-weight-complex="normal" style:font-style-asian="normal" fo:font-weight="normal" style:font-style-complex="normal" fo:font-style="normal"/>
    </style:style>
    <style:style style:name="T356" style:family="text">
      <style:text-properties fo:letter-spacing="normal" style:font-weight-asian="normal" style:font-weight-complex="normal" style:font-style-asian="normal" fo:font-weight="normal" style:font-style-complex="normal" fo:font-style="normal" style:font-size-asian="11pt" style:font-size-complex="11pt"/>
    </style:style>
    <style:style style:name="T357" style:family="text">
      <style:text-properties fo:letter-spacing="normal" style:font-weight-asian="normal" style:font-weight-complex="normal" style:font-style-asian="normal" fo:font-weight="normal" style:font-style-complex="normal" fo:font-style="normal" style:font-size-asian="11pt" style:font-size-complex="11pt" style:text-underline-style="none" style:text-underline-color="font-color" style:text-line-through-type="none"/>
    </style:style>
    <style:style style:name="T358" style:family="text">
      <style:text-properties fo:letter-spacing="normal" style:font-weight-asian="normal" style:font-weight-complex="normal" style:font-style-asian="normal" fo:font-weight="normal" style:font-style-complex="normal" fo:font-style="normal" style:text-underline-style="none" style:text-underline-color="font-color" style:text-line-through-type="none"/>
    </style:style>
    <style:style style:name="T359" style:family="text">
      <style:text-properties fo:font-style="normal" style:font-size-asian="11pt" style:font-size-complex="11pt" style:text-underline-style="none" style:text-underline-color="font-color" style:font-style-complex="normal" fo:font-weight="normal" style:font-style-asian="normal" style:font-weight-complex="normal" style:font-weight-asian="normal" fo:letter-spacing="normal" style:text-line-through-type="none"/>
    </style:style>
    <style:style style:name="T360" style:family="text">
      <style:text-properties fo:font-style="normal" style:font-size-asian="11pt" style:font-size-complex="11pt" style:font-style-complex="normal" fo:font-weight="normal" style:font-style-asian="normal" style:font-weight-complex="normal" style:font-weight-asian="normal" fo:letter-spacing="normal"/>
    </style:style>
    <style:style style:name="T361" style:family="text">
      <style:text-properties fo:font-style="normal" style:font-size-asian="11pt" style:font-size-complex="11pt" style:font-style-complex="normal" fo:font-weight="normal" style:font-style-asian="normal" style:font-weight-complex="normal" style:font-weight-asian="normal" fo:letter-spacing="normal" style:text-underline-style="none" style:text-underline-color="font-color" style:text-line-through-type="none"/>
    </style:style>
    <style:style style:name="T362" style:family="text">
      <style:text-properties fo:font-style="normal" style:font-size-asian="11pt" style:font-size-complex="11pt" style:font-style-complex="normal" fo:font-weight="normal" style:font-style-asian="normal" style:font-weight-complex="normal" style:font-weight-asian="normal" fo:letter-spacing="normal" style:text-line-through-type="none" style:text-underline-style="none" style:text-underline-color="font-color"/>
    </style:style>
    <style:style style:name="T363" style:family="text">
      <style:text-properties fo:font-style="normal" style:font-style-complex="normal" fo:font-weight="normal" style:font-style-asian="normal" style:font-weight-complex="normal" style:font-weight-asian="normal" fo:letter-spacing="normal" style:text-line-through-type="none" style:text-underline-style="none" style:text-underline-color="font-color"/>
    </style:style>
    <style:style style:name="T364" style:family="text">
      <style:text-properties fo:font-style="normal" style:font-style-complex="normal" fo:font-weight="normal" style:font-style-asian="normal" style:font-weight-complex="normal" style:font-weight-asian="normal" fo:letter-spacing="normal" style:text-line-through-type="none" style:text-underline-style="none" style:text-underline-color="font-color" style:font-size-asian="11pt" style:font-size-complex="11pt"/>
    </style:style>
    <style:style style:name="T365" style:family="text">
      <style:text-properties fo:font-style="normal" style:font-style-complex="normal" fo:font-weight="normal" style:font-style-asian="normal" style:font-weight-complex="normal" style:font-weight-asian="normal" fo:letter-spacing="normal" style:font-size-asian="11pt" style:font-size-complex="11pt"/>
    </style:style>
    <style:style style:name="T366" style:family="text">
      <style:text-properties fo:font-style="normal" style:font-style-complex="normal" fo:font-weight="normal" style:font-style-asian="normal" style:font-weight-complex="normal" style:font-weight-asian="normal" fo:letter-spacing="normal" style:text-underline-style="none" style:text-underline-color="font-color" style:text-line-through-type="none"/>
    </style:style>
    <style:style style:name="T367" style:family="text">
      <style:text-properties fo:font-style="normal" style:font-style-complex="normal" fo:font-weight="normal" style:font-style-asian="normal" style:font-weight-complex="normal" style:font-weight-asian="normal" fo:letter-spacing="normal" style:text-underline-style="none" style:text-underline-color="font-color" style:text-line-through-type="none" style:font-size-asian="11pt" style:font-size-complex="11pt"/>
    </style:style>
    <style:style style:name="T368" style:family="text">
      <style:text-properties fo:font-style="normal" style:font-style-complex="normal" fo:font-weight="normal" style:font-style-asian="normal" style:font-weight-complex="normal" style:font-weight-asian="normal" fo:letter-spacing="normal" style:font-size-asian="11pt" style:font-size-complex="11pt" style:text-line-through-type="none" style:text-underline-style="none" style:text-underline-color="font-color"/>
    </style:style>
    <style:style style:name="T369" style:family="text">
      <style:text-properties fo:font-style="normal" style:font-style-complex="normal" fo:font-weight="normal" style:font-style-asian="normal" style:font-weight-complex="normal" style:font-weight-asian="normal" fo:letter-spacing="normal" style:font-size-asian="11pt" style:font-size-complex="11pt" style:text-underline-style="none" style:text-underline-color="font-color" style:text-line-through-type="none"/>
    </style:style>
    <style:style style:name="T370" style:family="text">
      <style:text-properties style:font-weight-asian="normal" style:font-size-complex="11pt" style:text-line-through-type="none" style:text-underline-style="none" style:text-underline-color="font-color" fo:letter-spacing="normal" style:font-style-asian="normal" fo:font-style="normal" style:font-weight-complex="normal" style:font-size-asian="11pt" style:font-style-complex="normal" fo:font-weight="normal"/>
    </style:style>
    <style:style style:name="T371" style:family="text">
      <style:text-properties style:font-weight-asian="normal" style:font-size-complex="11pt" fo:letter-spacing="normal" style:font-style-asian="normal" fo:font-style="normal" style:font-weight-complex="normal" style:font-size-asian="11pt" style:font-style-complex="normal" fo:font-weight="normal"/>
    </style:style>
    <style:style style:name="T372" style:family="text">
      <style:text-properties style:font-weight-asian="normal" style:font-size-complex="11pt" fo:letter-spacing="normal" style:font-style-asian="normal" fo:font-style="normal" style:font-weight-complex="normal" style:font-size-asian="11pt" style:font-style-complex="normal" fo:font-weight="normal" style:text-underline-style="none" style:text-underline-color="font-color" style:text-line-through-type="none"/>
    </style:style>
    <style:style style:name="T373" style:family="text">
      <style:text-properties style:font-weight-asian="normal" fo:letter-spacing="normal" style:font-style-asian="normal" fo:font-style="normal" style:font-weight-complex="normal" style:font-style-complex="normal" fo:font-weight="normal" style:text-line-through-type="none" style:text-underline-style="none" style:text-underline-color="font-color"/>
    </style:style>
    <style:style style:name="T374" style:family="text">
      <style:text-properties style:font-weight-asian="normal" fo:letter-spacing="normal" style:font-style-asian="normal" fo:font-style="normal" style:font-weight-complex="normal" style:font-style-complex="normal" fo:font-weight="normal" style:font-size-complex="11pt" style:font-size-asian="11pt"/>
    </style:style>
    <style:style style:name="T375" style:family="text">
      <style:text-properties style:font-weight-asian="normal" fo:letter-spacing="normal" style:font-style-asian="normal" fo:font-style="normal" style:font-weight-complex="normal" style:font-style-complex="normal" fo:font-weight="normal" style:font-size-complex="11pt" style:font-size-asian="11pt" style:text-line-through-type="none" style:text-underline-style="none" style:text-underline-color="font-color"/>
    </style:style>
    <style:style style:name="T376" style:family="text">
      <style:text-properties style:font-weight-asian="normal" fo:letter-spacing="normal" style:font-style-asian="normal" fo:font-style="normal" style:font-weight-complex="normal" style:font-style-complex="normal" fo:font-weight="normal" style:font-size-complex="11pt" style:font-size-asian="11pt" style:text-underline-style="none" style:text-underline-color="font-color" style:text-line-through-type="none"/>
    </style:style>
    <style:style style:name="T377" style:family="text">
      <style:text-properties style:font-weight-asian="normal" fo:letter-spacing="normal" style:font-style-asian="normal" fo:font-style="normal" style:font-weight-complex="normal" style:font-style-complex="normal" fo:font-weight="normal" style:text-underline-style="none" style:text-underline-color="font-color" style:text-line-through-type="none"/>
    </style:style>
    <style:style style:name="T378" style:family="text">
      <style:text-properties style:font-weight-asian="normal" fo:letter-spacing="normal" style:font-style-asian="normal" fo:font-style="normal" style:font-weight-complex="normal" style:font-style-complex="normal" fo:font-weight="normal" style:font-size-asian="11pt" style:font-size-complex="11pt"/>
    </style:style>
    <style:style style:name="T379" style:family="text">
      <style:text-properties style:font-weight-asian="normal" fo:letter-spacing="normal" style:font-style-asian="normal" fo:font-style="normal" style:font-weight-complex="normal" style:font-style-complex="normal" fo:font-weight="normal" style:font-size-asian="11pt" style:font-size-complex="11pt" style:text-underline-style="none" style:text-underline-color="font-color" style:text-line-through-type="none"/>
    </style:style>
    <style:style style:name="T380" style:family="text">
      <style:text-properties style:font-weight-asian="normal" fo:letter-spacing="normal" style:font-style-asian="normal" fo:font-style="normal" style:font-weight-complex="normal" style:font-style-complex="normal" fo:font-weight="normal"/>
    </style:style>
    <style:style style:name="T381" style:family="text">
      <style:text-properties style:font-style-asian="normal" style:font-weight-complex="normal" style:font-weight-asian="normal" style:font-size-complex="11pt" style:font-size-asian="11pt" fo:letter-spacing="normal" fo:font-style="normal" style:text-line-through-type="none" style:text-underline-style="none" style:text-underline-color="font-color" style:font-style-complex="normal" fo:font-weight="normal"/>
    </style:style>
    <style:style style:name="T382" style:family="text">
      <style:text-properties style:font-style-asian="normal" style:font-weight-complex="normal" style:font-weight-asian="normal" style:font-size-complex="11pt" style:font-size-asian="11pt" fo:letter-spacing="normal" fo:font-style="normal" style:font-style-complex="normal" fo:font-weight="normal"/>
    </style:style>
    <style:style style:name="T383" style:family="text">
      <style:text-properties style:font-style-asian="normal" style:font-weight-complex="normal" style:font-weight-asian="normal" style:font-size-complex="11pt" style:font-size-asian="11pt" fo:letter-spacing="normal" fo:font-style="normal" style:font-style-complex="normal" fo:font-weight="normal" style:text-line-through-type="none" style:text-underline-style="none" style:text-underline-color="font-color"/>
    </style:style>
    <style:style style:name="T384" style:family="text">
      <style:text-properties style:font-style-asian="normal" style:font-weight-complex="normal" style:font-weight-asian="normal" fo:letter-spacing="normal" fo:font-style="normal" style:font-style-complex="normal" fo:font-weight="normal" style:text-underline-style="none" style:text-underline-color="font-color" style:text-line-through-type="none"/>
    </style:style>
    <style:style style:name="T385" style:family="text">
      <style:text-properties style:font-style-asian="normal" style:font-weight-complex="normal" style:font-weight-asian="normal" fo:letter-spacing="normal" fo:font-style="normal" style:font-style-complex="normal" fo:font-weight="normal" style:font-size-asian="11pt" style:font-size-complex="11pt"/>
    </style:style>
    <style:style style:name="T386" style:family="text">
      <style:text-properties style:font-style-asian="normal" style:font-weight-complex="normal" style:font-weight-asian="normal" fo:letter-spacing="normal" fo:font-style="normal" style:font-style-complex="normal" fo:font-weight="normal" style:font-size-asian="11pt" style:font-size-complex="11pt" style:text-underline-style="none" style:text-underline-color="font-color" style:text-line-through-type="none"/>
    </style:style>
    <style:style style:name="T387" style:family="text">
      <style:text-properties style:font-size-asian="11pt" style:font-size-complex="11pt" style:font-style-asian="normal" fo:font-style="normal" fo:letter-spacing="normal" style:font-weight-complex="normal" style:font-weight-asian="normal" style:font-style-complex="normal" fo:font-weight="normal"/>
    </style:style>
    <style:style style:name="T388" style:family="text">
      <style:text-properties style:font-size-asian="11pt" style:font-size-complex="11pt" style:font-style-asian="normal" fo:font-style="normal" fo:letter-spacing="normal" style:font-weight-complex="normal" style:font-weight-asian="normal" style:font-style-complex="normal" fo:font-weight="normal" style:text-underline-style="none" style:text-underline-color="font-color" style:text-line-through-type="none"/>
    </style:style>
    <style:style style:name="T389" style:family="text">
      <style:text-properties style:font-size-asian="11pt" style:font-size-complex="11pt" style:font-style-asian="normal" fo:font-style="normal" fo:letter-spacing="normal" style:font-weight-complex="normal" style:font-weight-asian="normal" style:font-style-complex="normal" fo:font-weight="normal" style:text-line-through-type="none" style:text-underline-style="none" style:text-underline-color="font-color"/>
    </style:style>
    <style:style style:name="T390" style:family="text">
      <style:text-properties style:font-style-asian="normal" fo:font-style="normal" fo:letter-spacing="normal" style:font-weight-complex="normal" style:font-weight-asian="normal" style:font-style-complex="normal" fo:font-weight="normal"/>
    </style:style>
    <style:style style:name="T391" style:family="text">
      <style:text-properties style:font-style-asian="normal" fo:font-style="normal" fo:letter-spacing="normal" style:font-weight-complex="normal" style:font-weight-asian="normal" style:font-style-complex="normal" fo:font-weight="normal" style:font-size-complex="11pt" style:font-size-asian="11pt"/>
    </style:style>
    <style:style style:name="T392" style:family="text">
      <style:text-properties style:font-style-asian="normal" fo:font-style="normal" fo:letter-spacing="normal" style:font-weight-complex="normal" style:font-weight-asian="normal" style:font-style-complex="normal" fo:font-weight="normal" style:font-size-asian="11pt" style:font-size-complex="11pt"/>
    </style:style>
    <style:style style:name="T393" style:family="text">
      <style:text-properties style:font-style-asian="normal" fo:font-style="normal" fo:letter-spacing="normal" style:font-weight-complex="normal" style:font-weight-asian="normal" style:font-style-complex="normal" fo:font-weight="normal" style:font-size-asian="11pt" style:font-size-complex="11pt" style:text-underline-style="none" style:text-underline-color="font-color" style:text-line-through-type="none"/>
    </style:style>
    <style:style style:name="T394" style:family="text">
      <style:text-properties style:font-style-asian="normal" fo:font-style="normal" fo:letter-spacing="normal" style:font-weight-complex="normal" style:font-weight-asian="normal" style:font-style-complex="normal" fo:font-weight="normal" style:text-underline-style="none" style:text-underline-color="font-color" style:text-line-through-type="none"/>
    </style:style>
    <style:style style:name="T395" style:family="text">
      <style:text-properties fo:font-style="normal" style:font-style-complex="normal" style:font-style-asian="normal" style:font-weight-complex="normal" style:font-weight-asian="normal" fo:letter-spacing="normal" fo:font-weight="normal"/>
    </style:style>
    <style:style style:name="T396" style:family="text">
      <style:text-properties fo:font-style="normal" style:font-style-complex="normal" style:font-style-asian="normal" style:font-weight-complex="normal" style:font-weight-asian="normal" fo:letter-spacing="normal" fo:font-weight="normal" style:font-size-asian="11pt" style:font-size-complex="11pt" style:text-underline-style="none" style:text-underline-color="font-color" style:text-line-through-type="none"/>
    </style:style>
    <style:style style:name="T397" style:family="text">
      <style:text-properties style:font-style-complex="normal" fo:font-weight="normal" fo:font-style="normal" fo:letter-spacing="normal" style:font-size-asian="11pt" style:font-size-complex="11pt" style:font-weight-asian="normal" style:font-weight-complex="normal" style:font-style-asian="normal" style:text-line-through-type="none" style:text-underline-style="none" style:text-underline-color="font-color"/>
    </style:style>
    <style:style style:name="T398" style:family="text">
      <style:text-properties style:font-weight-asian="normal" style:font-size-complex="11pt" fo:font-style="normal" style:font-style-complex="normal" style:font-size-asian="11pt" style:font-style-asian="normal" style:font-weight-complex="normal" fo:font-weight="normal" fo:letter-spacing="normal"/>
    </style:style>
    <style:style style:name="T399" style:family="text">
      <style:text-properties style:font-weight-asian="normal" style:font-size-complex="11pt" fo:font-style="normal" style:font-style-complex="normal" style:font-size-asian="11pt" style:font-style-asian="normal" style:font-weight-complex="normal" fo:font-weight="normal" fo:letter-spacing="normal" style:text-underline-style="none" style:text-underline-color="font-color" style:text-line-through-type="none"/>
    </style:style>
    <style:style style:name="T400" style:family="text">
      <style:text-properties style:font-weight-asian="normal" fo:font-style="normal" style:font-style-complex="normal" style:font-style-asian="normal" style:font-weight-complex="normal" fo:font-weight="normal" fo:letter-spacing="normal"/>
    </style:style>
    <style:style style:name="T401" style:family="text">
      <style:text-properties style:font-weight-asian="normal" fo:font-style="normal" style:font-style-complex="normal" style:font-style-asian="normal" style:font-weight-complex="normal" fo:font-weight="normal" fo:letter-spacing="normal" style:font-size-asian="11pt" style:font-size-complex="11pt"/>
    </style:style>
    <style:style style:name="T402" style:family="text">
      <style:text-properties style:font-weight-asian="normal" fo:font-style="normal" style:font-style-complex="normal" style:font-style-asian="normal" style:font-weight-complex="normal" fo:font-weight="normal" fo:letter-spacing="normal" style:font-size-complex="11pt" style:font-size-asian="11pt"/>
    </style:style>
    <style:style style:name="T403" style:family="text">
      <style:text-properties style:font-weight-asian="normal" fo:font-style="normal" style:font-style-complex="normal" style:font-style-asian="normal" style:font-weight-complex="normal" fo:font-weight="normal" fo:letter-spacing="normal" style:text-underline-style="none" style:text-underline-color="font-color" style:text-line-through-type="none"/>
    </style:style>
    <style:style style:name="T404" style:family="text">
      <style:text-properties fo:font-weight="normal" fo:font-style="normal" style:font-style-asian="normal" style:font-weight-complex="normal" style:font-weight-asian="normal" style:font-size-complex="11pt" style:font-size-asian="11pt" fo:letter-spacing="normal" style:font-style-complex="normal"/>
    </style:style>
    <style:style style:name="T405" style:family="text">
      <style:text-properties fo:font-weight="normal" fo:font-style="normal" style:font-style-asian="normal" style:font-weight-complex="normal" style:font-weight-asian="normal" style:font-size-complex="11pt" style:font-size-asian="11pt" fo:letter-spacing="normal" style:font-style-complex="normal" style:text-line-through-type="none" style:text-underline-style="none" style:text-underline-color="font-color"/>
    </style:style>
    <style:style style:name="T406" style:family="text">
      <style:text-properties fo:font-weight="normal" fo:font-style="normal" style:font-style-asian="normal" style:font-weight-complex="normal" style:font-weight-asian="normal" style:font-size-complex="11pt" style:font-size-asian="11pt" fo:letter-spacing="normal" style:font-style-complex="normal" style:text-underline-style="none" style:text-underline-color="font-color" style:text-line-through-type="none"/>
    </style:style>
    <style:style style:name="T407" style:family="text">
      <style:text-properties fo:font-weight="normal" fo:font-style="normal" style:font-style-asian="normal" style:font-weight-complex="normal" style:font-weight-asian="normal" fo:letter-spacing="normal" style:font-style-complex="normal" style:text-underline-style="none" style:text-underline-color="font-color" style:text-line-through-type="none"/>
    </style:style>
    <style:style style:name="T408" style:family="text">
      <style:text-properties fo:font-weight="normal" fo:font-style="normal" style:font-style-asian="normal" style:font-weight-complex="normal" style:font-weight-asian="normal" fo:letter-spacing="normal" style:font-style-complex="normal" style:text-underline-style="none" style:text-underline-color="font-color" style:text-line-through-type="none" style:font-size-asian="11pt" style:font-size-complex="11pt"/>
    </style:style>
    <style:style style:name="T409" style:family="text">
      <style:text-properties fo:font-weight="normal" fo:font-style="normal" style:font-style-asian="normal" style:font-weight-complex="normal" style:font-weight-asian="normal" fo:letter-spacing="normal" style:font-style-complex="normal" style:font-size-asian="11pt" style:font-size-complex="11pt"/>
    </style:style>
    <style:style style:name="T410" style:family="text">
      <style:text-properties fo:font-weight="normal" fo:font-style="normal" fo:letter-spacing="normal" style:font-size-asian="11pt" style:font-size-complex="11pt" style:font-weight-asian="normal" style:font-weight-complex="normal" style:font-style-asian="normal" style:font-style-complex="normal" style:text-line-through-type="none" style:text-underline-style="none" style:text-underline-color="font-color"/>
    </style:style>
    <style:style style:name="T411" style:family="text">
      <style:text-properties fo:font-weight="normal" fo:font-style="normal" fo:letter-spacing="normal" style:font-weight-asian="normal" style:font-weight-complex="normal" style:font-style-asian="normal" style:font-style-complex="normal" style:font-size-asian="11pt" style:font-size-complex="11pt" style:text-underline-style="none" style:text-underline-color="font-color" style:text-line-through-type="none"/>
    </style:style>
    <style:style style:name="T412" style:family="text">
      <style:text-properties fo:letter-spacing="normal" style:font-size-asian="11pt" style:font-size-complex="11pt" style:font-weight-asian="normal" style:font-weight-complex="normal" style:font-style-asian="normal" style:font-style-complex="normal" fo:font-weight="normal" fo:font-style="normal"/>
    </style:style>
    <style:style style:name="T413" style:family="text">
      <style:text-properties fo:letter-spacing="normal" style:font-size-asian="11pt" style:font-size-complex="11pt" style:font-weight-asian="normal" style:font-weight-complex="normal" style:font-style-asian="normal" style:font-style-complex="normal" fo:font-weight="normal" fo:font-style="normal" style:text-underline-style="none" style:text-underline-color="font-color" style:text-line-through-type="none"/>
    </style:style>
    <style:style style:name="T414" style:family="text">
      <style:text-properties fo:letter-spacing="normal" style:font-size-asian="11pt" style:font-size-complex="11pt" style:font-weight-asian="normal" style:font-weight-complex="normal" style:font-style-asian="normal" style:font-style-complex="normal" fo:font-weight="normal" fo:font-style="normal" style:text-line-through-type="none" style:text-underline-style="none" style:text-underline-color="font-color"/>
    </style:style>
    <style:style style:name="T415" style:family="text">
      <style:text-properties fo:letter-spacing="normal" style:font-weight-asian="normal" style:font-weight-complex="normal" style:font-style-asian="normal" style:font-style-complex="normal" fo:font-weight="normal" fo:font-style="normal"/>
    </style:style>
    <style:style style:name="T416" style:family="text">
      <style:text-properties fo:letter-spacing="normal" style:font-weight-asian="normal" style:font-weight-complex="normal" style:font-style-asian="normal" style:font-style-complex="normal" fo:font-weight="normal" fo:font-style="normal" style:font-size-asian="11pt" style:font-size-complex="11pt"/>
    </style:style>
    <style:style style:name="T417" style:family="text">
      <style:text-properties fo:letter-spacing="normal" style:font-weight-asian="normal" style:font-weight-complex="normal" style:font-style-asian="normal" style:font-style-complex="normal" fo:font-weight="normal" fo:font-style="normal" style:font-size-complex="11pt" style:font-size-asian="11pt"/>
    </style:style>
    <style:style style:name="T418" style:family="text">
      <style:text-properties fo:letter-spacing="normal" style:font-weight-asian="normal" style:font-weight-complex="normal" style:font-style-asian="normal" style:font-style-complex="normal" fo:font-weight="normal" fo:font-style="normal" style:text-underline-style="none" style:text-underline-color="font-color" style:text-line-through-type="none"/>
    </style:style>
    <style:style style:name="T419" style:family="text">
      <style:text-properties style:font-weight-asian="normal" fo:letter-spacing="normal" fo:font-style="normal" style:font-style-complex="normal" fo:font-weight="normal" style:font-style-asian="normal" style:font-weight-complex="normal" style:text-underline-style="none" style:text-underline-color="font-color" style:text-line-through-type="none" style:font-size-asian="11pt" style:font-size-complex="11pt"/>
    </style:style>
    <style:style style:name="T420" style:family="text">
      <style:text-properties fo:font-style="normal" style:text-underline-style="none" style:text-underline-color="font-color" style:font-weight-asian="normal" style:font-style-complex="normal" style:text-line-through-type="none" style:font-size-asian="11pt" style:font-weight-complex="normal" style:font-style-asian="normal" fo:font-weight="normal" fo:letter-spacing="normal" style:font-size-complex="11pt"/>
    </style:style>
    <style:style style:name="T421" style:family="text">
      <style:text-properties fo:font-style="normal" style:font-weight-asian="normal" style:font-style-complex="normal" style:font-size-asian="11pt" style:font-weight-complex="normal" style:font-style-asian="normal" fo:font-weight="normal" fo:letter-spacing="normal" style:font-size-complex="11pt"/>
    </style:style>
    <style:style style:name="T422" style:family="text">
      <style:text-properties fo:font-style="normal" style:font-weight-asian="normal" style:font-style-complex="normal" style:font-size-asian="11pt" style:font-weight-complex="normal" style:font-style-asian="normal" fo:font-weight="normal" fo:letter-spacing="normal" style:font-size-complex="11pt" style:text-underline-style="none" style:text-underline-color="font-color" style:text-line-through-type="none"/>
    </style:style>
    <style:style style:name="T423" style:family="text">
      <style:text-properties fo:font-style="normal" style:font-weight-asian="normal" style:font-style-complex="normal" style:font-weight-complex="normal" style:font-style-asian="normal" fo:font-weight="normal" fo:letter-spacing="normal"/>
    </style:style>
    <style:style style:name="T424" style:family="text">
      <style:text-properties fo:font-style="normal" style:font-weight-asian="normal" style:font-style-complex="normal" style:font-weight-complex="normal" style:font-style-asian="normal" fo:font-weight="normal" fo:letter-spacing="normal" style:font-size-complex="11pt" style:font-size-asian="11pt"/>
    </style:style>
    <style:style style:name="T425" style:family="text">
      <style:text-properties fo:font-style="normal" style:font-weight-asian="normal" style:font-style-complex="normal" style:font-weight-complex="normal" style:font-style-asian="normal" fo:font-weight="normal" fo:letter-spacing="normal" style:font-size-complex="11pt" style:font-size-asian="11pt" style:text-underline-style="none" style:text-underline-color="font-color" style:text-line-through-type="none"/>
    </style:style>
    <style:style style:name="T426" style:family="text">
      <style:text-properties fo:font-style="normal" style:font-weight-asian="normal" style:font-style-complex="normal" style:font-weight-complex="normal" style:font-style-asian="normal" fo:font-weight="normal" fo:letter-spacing="normal" style:font-size-complex="11pt" style:font-size-asian="11pt" style:text-line-through-type="none" style:text-underline-style="none" style:text-underline-color="font-color"/>
    </style:style>
    <style:style style:name="T427" style:family="text">
      <style:text-properties fo:font-style="normal" style:font-weight-asian="normal" style:font-style-complex="normal" style:font-weight-complex="normal" style:font-style-asian="normal" fo:font-weight="normal" fo:letter-spacing="normal" style:text-line-through-type="none" style:text-underline-style="none" style:text-underline-color="font-color"/>
    </style:style>
    <style:style style:name="T428" style:family="text">
      <style:text-properties fo:font-style="normal" style:font-weight-asian="normal" style:font-style-complex="normal" style:font-weight-complex="normal" style:font-style-asian="normal" fo:font-weight="normal" fo:letter-spacing="normal" style:font-size-asian="11pt" style:font-size-complex="11pt"/>
    </style:style>
    <style:style style:name="T429" style:family="text">
      <style:text-properties fo:font-style="normal" style:font-weight-asian="normal" style:font-style-complex="normal" style:font-weight-complex="normal" style:font-style-asian="normal" fo:font-weight="normal" fo:letter-spacing="normal" style:font-size-asian="11pt" style:font-size-complex="11pt" style:text-line-through-type="none" style:text-underline-style="none" style:text-underline-color="font-color"/>
    </style:style>
    <style:style style:name="T430" style:family="text">
      <style:text-properties fo:font-style="normal" style:font-weight-asian="normal" style:font-style-complex="normal" style:font-weight-complex="normal" style:font-style-asian="normal" fo:font-weight="normal" fo:letter-spacing="normal" style:font-size-asian="11pt" style:font-size-complex="11pt" style:text-underline-style="none" style:text-underline-color="font-color" style:text-line-through-type="none"/>
    </style:style>
    <style:style style:name="T431" style:family="text">
      <style:text-properties fo:font-style="normal" style:font-weight-asian="normal" style:font-style-complex="normal" style:font-weight-complex="normal" style:font-style-asian="normal" fo:font-weight="normal" fo:letter-spacing="normal" style:text-underline-style="none" style:text-underline-color="font-color" style:text-line-through-type="none"/>
    </style:style>
    <style:style style:name="T432" style:family="text">
      <style:text-properties fo:font-style="normal" style:font-style-complex="normal" style:font-style-asian="normal" fo:letter-spacing="normal" style:font-size-asian="11pt" style:font-size-complex="11pt" style:font-weight-asian="bold" style:text-underline-style="solid" style:text-underline-width="auto" style:text-underline-color="font-color" style:font-weight-complex="bold" fo:font-weight="bold"/>
    </style:style>
    <style:style style:name="T433" style:family="text">
      <style:text-properties fo:font-style="normal" style:font-style-complex="normal" style:font-style-asian="normal" fo:letter-spacing="normal" style:font-size-asian="11pt" style:font-size-complex="11pt" fo:font-weight="normal" style:font-weight-asian="normal" style:font-weight-complex="normal"/>
    </style:style>
    <style:style style:name="T434" style:family="text">
      <style:text-properties fo:font-style="normal" style:font-style-complex="normal" style:font-style-asian="normal" fo:letter-spacing="normal" fo:font-weight="normal" style:font-weight-asian="normal" style:font-weight-complex="normal" style:text-underline-style="none" style:text-underline-color="font-color" style:text-line-through-type="none"/>
    </style:style>
    <style:style style:name="T435" style:family="text">
      <style:text-properties fo:font-style="normal" style:font-style-complex="normal" style:font-style-asian="normal" fo:letter-spacing="normal" fo:font-weight="normal" style:font-weight-asian="normal" style:font-weight-complex="normal" style:font-size-asian="11pt" style:font-size-complex="11pt"/>
    </style:style>
    <style:style style:name="T436" style:family="text">
      <style:text-properties fo:font-style="normal" style:font-style-complex="normal" style:font-style-asian="normal" fo:letter-spacing="normal" fo:font-weight="normal" style:font-weight-asian="normal" style:font-weight-complex="normal" style:font-size-asian="11pt" style:font-size-complex="11pt" style:text-underline-style="none" style:text-underline-color="font-color" style:text-line-through-type="none"/>
    </style:style>
    <style:style style:name="T437" style:family="text">
      <style:text-properties fo:letter-spacing="normal" style:text-line-through-type="none" style:font-style-complex="normal" style:font-size-asian="11pt" style:font-size-complex="11pt" style:font-weight-asian="normal" style:text-underline-style="none" style:text-underline-color="font-color" style:font-weight-complex="normal" style:font-style-asian="normal" fo:font-weight="normal" fo:font-style="normal"/>
    </style:style>
    <style:style style:name="T438" style:family="text">
      <style:text-properties fo:letter-spacing="normal" style:font-style-complex="normal" style:font-size-asian="11pt" style:font-size-complex="11pt" style:font-weight-asian="normal" style:font-weight-complex="normal" style:font-style-asian="normal" fo:font-weight="normal" fo:font-style="normal"/>
    </style:style>
    <style:style style:name="T439" style:family="text">
      <style:text-properties fo:letter-spacing="normal" style:font-style-complex="normal" style:font-size-asian="11pt" style:font-size-complex="11pt" style:font-weight-asian="normal" style:font-weight-complex="normal" style:font-style-asian="normal" fo:font-weight="normal" fo:font-style="normal" style:text-underline-style="none" style:text-underline-color="font-color" style:text-line-through-type="none"/>
    </style:style>
    <style:style style:name="T440" style:family="text">
      <style:text-properties fo:letter-spacing="normal" style:font-style-complex="normal" style:font-weight-asian="normal" style:font-weight-complex="normal" style:font-style-asian="normal" fo:font-weight="normal" fo:font-style="normal"/>
    </style:style>
    <style:style style:name="T441" style:family="text">
      <style:text-properties fo:letter-spacing="normal" style:font-style-complex="normal" style:font-weight-asian="normal" style:font-weight-complex="normal" style:font-style-asian="normal" fo:font-weight="normal" fo:font-style="normal" style:font-size-asian="11pt" style:font-size-complex="11pt"/>
    </style:style>
    <style:style style:name="T442" style:family="text">
      <style:text-properties fo:letter-spacing="normal" style:font-style-complex="normal" style:font-weight-asian="normal" style:font-weight-complex="normal" style:font-style-asian="normal" fo:font-weight="normal" fo:font-style="normal" style:font-size-asian="11pt" style:font-size-complex="11pt" style:text-underline-style="none" style:text-underline-color="font-color" style:text-line-through-type="none"/>
    </style:style>
    <style:style style:name="T443" style:family="text">
      <style:text-properties fo:letter-spacing="normal" style:font-style-complex="normal" style:font-weight-asian="normal" style:font-weight-complex="normal" style:font-style-asian="normal" fo:font-weight="normal" fo:font-style="normal" style:font-size-asian="11pt" style:font-size-complex="11pt" style:text-line-through-type="none" style:text-underline-style="none" style:text-underline-color="font-color"/>
    </style:style>
    <style:style style:name="T444" style:family="text">
      <style:text-properties fo:letter-spacing="normal" style:font-style-complex="normal" style:font-style-asian="normal" fo:font-style="normal" style:font-size-asian="11pt" style:font-size-complex="11pt" fo:font-weight="bold" style:text-underline-style="solid" style:text-underline-width="auto" style:text-underline-color="font-color" style:font-weight-asian="bold" style:font-weight-complex="bold"/>
    </style:style>
    <style:style style:name="T445" style:family="text">
      <style:text-properties fo:letter-spacing="normal" style:font-style-complex="normal" style:font-style-asian="normal" fo:font-style="normal" style:font-size-asian="11pt" style:font-size-complex="11pt" fo:font-weight="normal" style:font-weight-asian="normal" style:font-weight-complex="normal"/>
    </style:style>
    <style:style style:name="T446" style:family="text">
      <style:text-properties fo:letter-spacing="normal" style:font-style-complex="normal" style:font-style-asian="normal" fo:font-style="normal" style:font-size-asian="11pt" style:font-size-complex="11pt" fo:font-weight="normal" style:font-weight-asian="normal" style:font-weight-complex="normal" style:text-underline-style="none" style:text-underline-color="font-color" style:text-line-through-type="none"/>
    </style:style>
  </office:automatic-styles>
  <office:body>
    <office:spreadsheet>
      <table:calculation-settings table:automatic-find-labels="false"/>
      <table:table table:name="美中贸易" table:style-name="ta1">
        <table:table-column table:style-name="co1" table:default-cell-style-name="ce1"/>
        <table:table-column table:style-name="co2" table:default-cell-style-name="ce6"/>
        <table:table-column table:style-name="co3" table:default-cell-style-name="ce7"/>
        <table:table-column table:style-name="co4" table:number-columns-repeated="1021" table:default-cell-style-name="ce7"/>
        <table:table-row table:style-name="ro1">
          <table:table-cell office:value-type="string" calcext:value-type="string">
            <text:p>时间</text:p>
          </table:table-cell>
          <table:table-cell table:style-name="ce2" office:value-type="string" calcext:value-type="string">
            <text:p>事件</text:p>
          </table:table-cell>
          <table:table-cell office:value-type="string" calcext:value-type="string">
            <text:p>程度</text:p>
          </table:table-cell>
          <table:table-cell table:number-columns-repeated="1021"/>
        </table:table-row>
        <table:table-row table:style-name="ro2">
          <table:table-cell office:value-type="date" office:date-value="2017-04-01" calcext:value-type="date">
            <text:p>2017/4/1</text:p>
          </table:table-cell>
          <table:table-cell table:style-name="ce3" office:value-type="string" calcext:value-type="string">
            <text:p><text:span text:style-name="T1">特朗普发出备忘录，指示美国商务部部长根据《</text:span><text:span text:style-name="T2">1962</text:span><text:span text:style-name="T3">年贸易扩展法</text:span><text:span text:style-name="T4">》第</text:span><text:span text:style-name="T5">232</text:span><text:span text:style-name="T4">条，就进口钢铁及铝材对美国国家安全的影响进行调查（</text:span><text:span text:style-name="T5">232</text:span><text:span text:style-name="T4">调查）。</text:span></text:p>
          </table:table-cell>
          <table:table-cell office:value-type="float" office:value="-8" calcext:value-type="float">
            <text:p>-8</text:p>
          </table:table-cell>
          <table:table-cell table:number-columns-repeated="1021"/>
        </table:table-row>
        <table:table-row table:style-name="ro2">
          <table:table-cell office:value-type="date" office:date-value="2017-08-01" calcext:value-type="date">
            <text:p>2017/8/1</text:p>
          </table:table-cell>
          <table:table-cell table:style-name="ce3" office:value-type="string" calcext:value-type="string">
            <text:p><text:span text:style-name="T6">美国贸易代表办公室</text:span><text:span text:style-name="T7">根据</text:span><text:span text:style-name="T8">《</text:span><text:span text:style-name="T9">1974</text:span><text:span text:style-name="T10">年贸易法》第</text:span><text:span text:style-name="T9">301</text:span><text:span text:style-name="T10">条</text:span><text:span text:style-name="T11">正式对中国启动调查（</text:span><text:span text:style-name="T12">301</text:span><text:span text:style-name="T11">调查）</text:span></text:p>
          </table:table-cell>
          <table:table-cell office:value-type="float" office:value="-5" calcext:value-type="float">
            <text:p>-5</text:p>
          </table:table-cell>
          <table:table-cell table:number-columns-repeated="1021"/>
        </table:table-row>
        <table:table-row table:style-name="ro3">
          <table:table-cell office:value-type="date" office:date-value="2018-01-01" calcext:value-type="date">
            <text:p>2018/1/1</text:p>
          </table:table-cell>
          <table:table-cell table:style-name="ce4" office:value-type="string" calcext:value-type="string">
            <text:p>美国政府宣布“对进口大型洗衣机和光伏产品分别采取为期4年和3年的全球保障措施，并分别征收最高税率达30%和50%的关税”。</text:p>
          </table:table-cell>
          <table:table-cell office:value-type="float" office:value="-6" calcext:value-type="float">
            <text:p>-6</text:p>
          </table:table-cell>
          <table:table-cell table:number-columns-repeated="1021"/>
        </table:table-row>
        <table:table-row table:style-name="ro4">
          <table:table-cell office:value-type="date" office:date-value="2018-02-01" calcext:value-type="date">
            <text:p>2018/2/1</text:p>
          </table:table-cell>
          <table:table-cell table:style-name="ce3" office:value-type="string" calcext:value-type="string">
            <text:p><text:span text:style-name="T13">美国政府宣布“对进口中国的铸铁污水管道配件征收</text:span><text:span text:style-name="T14">109.95%</text:span><text:span text:style-name="T15">的反倾销关税”。</text:span></text:p>
          </table:table-cell>
          <table:table-cell office:value-type="float" office:value="-4" calcext:value-type="float">
            <text:p>-4</text:p>
          </table:table-cell>
          <table:table-cell table:number-columns-repeated="1021"/>
        </table:table-row>
        <table:table-row table:style-name="ro2">
          <table:table-cell office:value-type="date" office:date-value="2018-02-27" calcext:value-type="date">
            <text:p>2018/2/27</text:p>
          </table:table-cell>
          <table:table-cell table:style-name="ce3" office:value-type="string" calcext:value-type="string">
            <text:p><text:span text:style-name="T16">美国商务部</text:span><text:span text:style-name="T13">宣布“对中国铝箔产品厂商征收</text:span><text:span text:style-name="T14">48.64%</text:span><text:span text:style-name="T15">至</text:span><text:span text:style-name="T14">106.09%</text:span><text:span text:style-name="T15">的反倾销税，以及</text:span><text:span text:style-name="T14">17.14%</text:span><text:span text:style-name="T15">至</text:span><text:span text:style-name="T14">80.97%</text:span><text:span text:style-name="T15">的反补贴税”。</text:span></text:p>
          </table:table-cell>
          <table:table-cell office:value-type="float" office:value="-8" calcext:value-type="float">
            <text:p>-8</text:p>
          </table:table-cell>
          <table:table-cell table:number-columns-repeated="1021"/>
        </table:table-row>
        <table:table-row table:style-name="ro5">
          <table:table-cell office:value-type="date" office:date-value="2018-03-22" calcext:value-type="date">
            <text:p>2018/3/22</text:p>
          </table:table-cell>
          <table:table-cell table:style-name="ce3" office:value-type="string" calcext:value-type="string">
            <text:p><text:span text:style-name="T17">特朗普签署了总统备忘录，宣布为回应中国对美国</text:span><text:span text:style-name="T18">知识产权</text:span><text:span text:style-name="T17">的侵犯，将依据</text:span><text:span text:style-name="T19">1974</text:span><text:span text:style-name="T20">年贸易法第</text:span><text:span text:style-name="T19">301</text:span><text:span text:style-name="T20">条</text:span><text:span text:style-name="T21">，指示</text:span><text:span text:style-name="T22">美国贸易代表</text:span><text:span text:style-name="T21">（</text:span><text:span text:style-name="T23">USTR</text:span><text:span text:style-name="T21">）对从中国进口的商品征收关税，涉及的商品总计可达</text:span><text:span text:style-name="T23">600</text:span><text:span text:style-name="T21">亿美元；关税并非即时生效，美国贸易代表将“在</text:span><text:span text:style-name="T23">15</text:span><text:span text:style-name="T21">天内制定征税货物列表，此后还有</text:span><text:span text:style-name="T23">30</text:span><text:span text:style-name="T21">天征询公众意见的公示期”。</text:span></text:p>
          </table:table-cell>
          <table:table-cell office:value-type="float" office:value="-2" calcext:value-type="float">
            <text:p>-2</text:p>
          </table:table-cell>
          <table:table-cell table:number-columns-repeated="1021"/>
        </table:table-row>
        <table:table-row table:style-name="ro5">
          <table:table-cell office:value-type="date" office:date-value="2018-03-23" calcext:value-type="date">
            <text:p>2018/3/23</text:p>
          </table:table-cell>
          <table:table-cell table:style-name="ce3" office:value-type="string" calcext:value-type="string">
            <text:p><text:span text:style-name="T13">中国商务部发布了针对美国进口钢铁和铝产品</text:span><text:span text:style-name="T14">232</text:span><text:span text:style-name="T15">措施的中止减让产品清单并征求公众意见，拟对自美进口部分产品加征关税，以平衡因美国对进口钢铁和铝产品加征关税给中方利益造成的损失。其中计划对价值</text:span><text:span text:style-name="T14">30</text:span><text:span text:style-name="T15">亿美元的美国产水果、猪肉、葡萄酒、无缝钢管和另外</text:span><text:span text:style-name="T14">100</text:span><text:span text:style-name="T15">多种商品征收关税。</text:span></text:p>
          </table:table-cell>
          <table:table-cell office:value-type="float" office:value="6" calcext:value-type="float">
            <text:p>6</text:p>
          </table:table-cell>
          <table:table-cell table:number-columns-repeated="1021"/>
        </table:table-row>
        <table:table-row table:style-name="ro2">
          <table:table-cell office:value-type="date" office:date-value="2018-04-02" calcext:value-type="date">
            <text:p>2018/4/2</text:p>
          </table:table-cell>
          <table:table-cell table:style-name="ce3" office:value-type="string" calcext:value-type="string">
            <text:p><text:span text:style-name="T13">中国对原产于美国的</text:span><text:span text:style-name="T14">7</text:span><text:span text:style-name="T15">类</text:span><text:span text:style-name="T14">128</text:span><text:span text:style-name="T15">项进口商品中止关税减让义务，在现行适用关税税率基础上加征关税。</text:span></text:p>
          </table:table-cell>
          <table:table-cell office:value-type="float" office:value="7" calcext:value-type="float">
            <text:p>7</text:p>
          </table:table-cell>
          <table:table-cell table:number-columns-repeated="1021"/>
        </table:table-row>
        <table:table-row table:style-name="ro2">
          <table:table-cell office:value-type="date" office:date-value="2018-04-04" calcext:value-type="date">
            <text:p>2018/4/4</text:p>
          </table:table-cell>
          <table:table-cell table:style-name="ce3" office:value-type="string" calcext:value-type="string">
            <text:p><text:span text:style-name="T13">美国政府发布了加征关税的商品清单，将对中输美的</text:span><text:span text:style-name="T14">1333</text:span><text:span text:style-name="T15">项</text:span><text:span text:style-name="T14">500</text:span><text:span text:style-name="T15">亿美元的商品加征</text:span><text:span text:style-name="T14">25%</text:span><text:span text:style-name="T15">的关税</text:span></text:p>
          </table:table-cell>
          <table:table-cell office:value-type="float" office:value="-5" calcext:value-type="float">
            <text:p>-5</text:p>
          </table:table-cell>
          <table:table-cell table:number-columns-repeated="1021"/>
        </table:table-row>
        <table:table-row table:style-name="ro6">
          <table:table-cell office:value-type="date" office:date-value="2018-04-04" calcext:value-type="date">
            <text:p>2018/4/4</text:p>
          </table:table-cell>
          <table:table-cell table:style-name="ce3" office:value-type="string" calcext:value-type="string">
            <text:p><text:span text:style-name="T1">随之</text:span><text:span text:style-name="T24">国务院关税税则委员会</text:span><text:span text:style-name="T1">决定对原产于美国的大豆、汽车、化工品等</text:span><text:span text:style-name="T5">14</text:span><text:span text:style-name="T4">类</text:span><text:span text:style-name="T5">106</text:span><text:span text:style-name="T4">项商品加征</text:span><text:span text:style-name="T5">25%</text:span><text:span text:style-name="T4">的关税，实施日期将视乎美国政府对中国商品加征关税实施情况，由国务院关税税则委员会另行公布。</text:span></text:p>
          </table:table-cell>
          <table:table-cell office:value-type="float" office:value="6" calcext:value-type="float">
            <text:p>6</text:p>
          </table:table-cell>
          <table:table-cell table:number-columns-repeated="1021"/>
        </table:table-row>
        <table:table-row table:style-name="ro6">
          <table:table-cell office:value-type="date" office:date-value="2018-04-04" calcext:value-type="date">
            <text:p>2018/4/4</text:p>
          </table:table-cell>
          <table:table-cell table:style-name="ce3" office:value-type="string" calcext:value-type="string">
            <text:p><text:span text:style-name="T25">中国就美国对华</text:span><text:span text:style-name="T26">301</text:span><text:span text:style-name="T27">调查项下征税建议，及美国进口钢铁和铝产品</text:span><text:span text:style-name="T26">232</text:span><text:span text:style-name="T27">措施，两天内在</text:span><text:span text:style-name="T28">世贸组织</text:span><text:span text:style-name="T27">争端解决机制下两次提起磋商请求，正式启动</text:span><text:span text:style-name="T28">世贸组织争端解决程序</text:span><text:span text:style-name="T27">。</text:span></text:p>
          </table:table-cell>
          <table:table-cell office:value-type="float" office:value="3" calcext:value-type="float">
            <text:p>3</text:p>
          </table:table-cell>
          <table:table-cell table:number-columns-repeated="1021"/>
        </table:table-row>
        <table:table-row table:style-name="ro2">
          <table:table-cell office:value-type="date" office:date-value="2018-04-05" calcext:value-type="date">
            <text:p>2018/4/5</text:p>
          </table:table-cell>
          <table:table-cell table:style-name="ce3" office:value-type="string" calcext:value-type="string">
            <text:p><text:span text:style-name="T13">美国总统特朗普要求美国贸易代表办公室依据“</text:span><text:span text:style-name="T29">301</text:span><text:span text:style-name="T30">调查</text:span><text:span text:style-name="T15">”，额外对</text:span><text:span text:style-name="T14">1000</text:span><text:span text:style-name="T15">亿美元中国进口商品加征关税。</text:span></text:p>
          </table:table-cell>
          <table:table-cell office:value-type="float" office:value="-6" calcext:value-type="float">
            <text:p>-6</text:p>
          </table:table-cell>
          <table:table-cell table:number-columns-repeated="1021"/>
        </table:table-row>
        <table:table-row table:style-name="ro4">
          <table:table-cell office:value-type="date" office:date-value="2018-04-05" calcext:value-type="date">
            <text:p>2018/4/5</text:p>
          </table:table-cell>
          <table:table-cell table:style-name="ce5" office:value-type="string" calcext:value-type="string">
            <text:p><text:span text:style-name="T16">欧盟</text:span><text:span text:style-name="T13">和</text:span><text:span text:style-name="T31">日本</text:span><text:span text:style-name="T13">加入美国在世贸组织就中国的技术许可要求提出的磋商请求。</text:span></text:p>
          </table:table-cell>
          <table:table-cell office:value-type="float" office:value="-4" calcext:value-type="float">
            <text:p>-4</text:p>
          </table:table-cell>
          <table:table-cell table:number-columns-repeated="1021"/>
        </table:table-row>
        <table:table-row table:style-name="ro4">
          <table:table-cell office:value-type="date" office:date-value="2018-04-10" calcext:value-type="date">
            <text:p>2018/4/10</text:p>
          </table:table-cell>
          <table:table-cell table:style-name="ce5" office:value-type="string" calcext:value-type="string">
            <text:p><text:span text:style-name="T16">习近平</text:span><text:span text:style-name="T13">在</text:span><text:span text:style-name="T31">博鳌亚洲论坛</text:span><text:span text:style-name="T13">的开幕主旨演讲中，宣布中国将实施“四大开放”新举措</text:span></text:p>
          </table:table-cell>
          <table:table-cell office:value-type="float" office:value="7" calcext:value-type="float">
            <text:p>7</text:p>
          </table:table-cell>
          <table:table-cell table:number-columns-repeated="1021"/>
        </table:table-row>
        <table:table-row table:style-name="ro2">
          <table:table-cell office:value-type="date" office:date-value="2018-04-10" calcext:value-type="date">
            <text:p>2018/4/10</text:p>
          </table:table-cell>
          <table:table-cell table:style-name="ce3" office:value-type="string" calcext:value-type="string">
            <text:p><text:span text:style-name="T13">美国商务部公布对华</text:span><text:span text:style-name="T31">冷拔机械管</text:span><text:span text:style-name="T13">反倾销调查终裁结果，裁定中国企业对美倾销幅度最高达</text:span><text:span text:style-name="T14">186.89%</text:span><text:span text:style-name="T15">。涉案中国产品输美额约</text:span><text:span text:style-name="T14">2940</text:span><text:span text:style-name="T15">万美元。</text:span></text:p>
          </table:table-cell>
          <table:table-cell office:value-type="float" office:value="-5" calcext:value-type="float">
            <text:p>-5</text:p>
          </table:table-cell>
          <table:table-cell table:number-columns-repeated="1021"/>
        </table:table-row>
        <table:table-row table:style-name="ro2">
          <table:table-cell office:value-type="date" office:date-value="2018-04-16" calcext:value-type="date">
            <text:p>2018/4/16</text:p>
          </table:table-cell>
          <table:table-cell table:style-name="ce3" office:value-type="string" calcext:value-type="string">
            <text:p><text:span text:style-name="T13">美国商务部部长罗斯宣布，因违反美国政府制裁禁令向伊朗等国出口，中国电信设备商</text:span><text:span text:style-name="T31">中兴通讯</text:span><text:span text:style-name="T13">将</text:span><text:span text:style-name="T31">被禁止从美国市场上购买零部件产品</text:span><text:span text:style-name="T13">，期限为</text:span><text:span text:style-name="T14">7</text:span><text:span text:style-name="T15">年。</text:span></text:p>
          </table:table-cell>
          <table:table-cell office:value-type="float" office:value="-3" calcext:value-type="float">
            <text:p>-3</text:p>
          </table:table-cell>
          <table:table-cell table:number-columns-repeated="1021"/>
        </table:table-row>
        <table:table-row table:style-name="ro2">
          <table:table-cell office:value-type="date" office:date-value="2018-04-17" calcext:value-type="date">
            <text:p>2018/4/17</text:p>
          </table:table-cell>
          <table:table-cell table:style-name="ce3" office:value-type="string" calcext:value-type="string">
            <text:p><text:span text:style-name="T32">中华人民共和国商务部</text:span><text:span text:style-name="T33">发布公告，初步认定原产于美国的进口高粱存在倾销行为，决定自</text:span><text:span text:style-name="T34">2018</text:span><text:span text:style-name="T35">年</text:span><text:span text:style-name="T34">4</text:span><text:span text:style-name="T35">月</text:span><text:span text:style-name="T34">18</text:span><text:span text:style-name="T35">日起，对原产于美国的进口</text:span><text:span text:style-name="T36">高粱</text:span><text:span text:style-name="T35">采取临时反倾销措施</text:span></text:p>
          </table:table-cell>
          <table:table-cell office:value-type="float" office:value="6" calcext:value-type="float">
            <text:p>6</text:p>
          </table:table-cell>
          <table:table-cell table:number-columns-repeated="1021"/>
        </table:table-row>
        <table:table-row table:style-name="ro2">
          <table:table-cell office:value-type="date" office:date-value="2018-04-18" calcext:value-type="date">
            <text:p>2018/4/18</text:p>
          </table:table-cell>
          <table:table-cell table:style-name="ce5" office:value-type="string" calcext:value-type="string">
            <text:p>美国商务部宣布已展开新的调查，以确定从中国进口的部分钢轮产品是否在美国倾销与中国生产商是否接受不公平补贴问题</text:p>
          </table:table-cell>
          <table:table-cell office:value-type="float" office:value="-4" calcext:value-type="float">
            <text:p>-4</text:p>
          </table:table-cell>
          <table:table-cell table:number-columns-repeated="1021"/>
        </table:table-row>
        <table:table-row table:style-name="ro2">
          <table:table-cell office:value-type="date" office:date-value="2018-04-19" calcext:value-type="date">
            <text:p>2018/4/19</text:p>
          </table:table-cell>
          <table:table-cell table:style-name="ce5" office:value-type="string" calcext:value-type="string">
            <text:p><text:span text:style-name="T13">中国商务部决定对原产于美国、</text:span><text:span text:style-name="T31">欧盟</text:span><text:span text:style-name="T13">和</text:span><text:span text:style-name="T31">新加坡</text:span><text:span text:style-name="T13">的进口</text:span><text:span text:style-name="T31">卤化丁基橡胶</text:span><text:span text:style-name="T13">产品实施保证金形式的临时反倾销措施</text:span></text:p>
          </table:table-cell>
          <table:table-cell office:value-type="float" office:value="6" calcext:value-type="float">
            <text:p>6</text:p>
          </table:table-cell>
          <table:table-cell table:number-columns-repeated="1021"/>
        </table:table-row>
        <table:table-row table:style-name="ro2">
          <table:table-cell office:value-type="date" office:date-value="2018-05-01" calcext:value-type="date">
            <text:p>2018/5/1</text:p>
          </table:table-cell>
          <table:table-cell table:style-name="ce3" office:value-type="string" calcext:value-type="string">
            <text:p><text:span text:style-name="T1">美国商务部公布对华</text:span><text:span text:style-name="T24">聚四氟乙烯树脂</text:span><text:span text:style-name="T1">反倾销调查初裁结果，裁定中国企业对美倾销幅度最高达</text:span><text:span text:style-name="T5">208.16%</text:span><text:span text:style-name="T2">[71]</text:span><text:span text:style-name="T4">。涉案中国产品输美额约</text:span><text:span text:style-name="T5">2460</text:span><text:span text:style-name="T4">万美元</text:span></text:p>
          </table:table-cell>
          <table:table-cell office:value-type="float" office:value="-4" calcext:value-type="float">
            <text:p>-4</text:p>
          </table:table-cell>
          <table:table-cell table:number-columns-repeated="1021"/>
        </table:table-row>
        <table:table-row table:style-name="ro4">
          <table:table-cell office:value-type="date" office:date-value="2018-05-01" calcext:value-type="date">
            <text:p>2018/5/1</text:p>
          </table:table-cell>
          <table:table-cell table:style-name="ce5" office:value-type="string" calcext:value-type="string">
            <text:p>在华销售的美国猫粮被平台要求全面下架</text:p>
          </table:table-cell>
          <table:table-cell office:value-type="float" office:value="4" calcext:value-type="float">
            <text:p>4</text:p>
          </table:table-cell>
          <table:table-cell table:number-columns-repeated="1021"/>
        </table:table-row>
        <table:table-row table:style-name="ro2">
          <table:table-cell office:value-type="date" office:date-value="2018-05-03" calcext:value-type="date">
            <text:p>2018/5/3</text:p>
          </table:table-cell>
          <table:table-cell table:style-name="ce5" office:value-type="string" calcext:value-type="string">
            <text:p>中共中央政治局委员、国务院副总理、中央财经委员会办公室主任刘鹤与美国总统特使、财政部长姆努钦率领的美方代表团举行会谈。</text:p>
          </table:table-cell>
          <table:table-cell office:value-type="float" office:value="6" calcext:value-type="float">
            <text:p>6</text:p>
          </table:table-cell>
          <table:table-cell table:number-columns-repeated="1021"/>
        </table:table-row>
        <table:table-row table:style-name="ro2">
          <table:table-cell office:value-type="date" office:date-value="2018-05-03" calcext:value-type="date">
            <text:p>2018/5/3</text:p>
          </table:table-cell>
          <table:table-cell table:style-name="ce5" office:value-type="string" calcext:value-type="string">
            <text:p><text:span text:style-name="T13">中国海关总署发布警示通报，要求各直属海关加强对进口美国</text:span><text:span text:style-name="T31">苹果</text:span><text:span text:style-name="T13">和</text:span><text:span text:style-name="T31">原木</text:span><text:span text:style-name="T13">的检验检疫</text:span></text:p>
          </table:table-cell>
          <table:table-cell office:value-type="float" office:value="6" calcext:value-type="float">
            <text:p>6</text:p>
          </table:table-cell>
          <table:table-cell table:number-columns-repeated="1021"/>
        </table:table-row>
        <table:table-row table:style-name="ro2">
          <table:table-cell office:value-type="date" office:date-value="2018-05-14" calcext:value-type="date">
            <text:p>2018/5/14</text:p>
          </table:table-cell>
          <table:table-cell table:style-name="ce3" office:value-type="string" calcext:value-type="string">
            <text:p><text:span text:style-name="T1">美国商务部公布对华</text:span><text:span text:style-name="T24">锻钢</text:span><text:span text:style-name="T1">配件反倾销调查初裁结果，裁定中国企业对美倾销幅度最高达</text:span><text:span text:style-name="T5">142.72%</text:span><text:span text:style-name="T2">[78]</text:span><text:span text:style-name="T4">。涉案中国产品输美额约</text:span><text:span text:style-name="T5">7840</text:span><text:span text:style-name="T4">万美元</text:span></text:p>
          </table:table-cell>
          <table:table-cell office:value-type="float" office:value="-4" calcext:value-type="float">
            <text:p>-4</text:p>
          </table:table-cell>
          <table:table-cell table:number-columns-repeated="1021"/>
        </table:table-row>
        <table:table-row table:style-name="ro6">
          <table:table-cell office:value-type="date" office:date-value="2018-05-17" calcext:value-type="date">
            <text:p>2018/5/17</text:p>
          </table:table-cell>
          <table:table-cell table:style-name="ce3" office:value-type="string" calcext:value-type="string">
            <text:p><text:span text:style-name="T37">由中共中央政治局委员、国务院副总理、</text:span><text:span text:style-name="T38">中央财经委员会办公室</text:span><text:span text:style-name="T37">主任</text:span><text:span text:style-name="T39">刘鹤</text:span><text:span text:style-name="T37">率领的中方代表团和包括美国财政部长</text:span><text:span text:style-name="T38">斯蒂芬</text:span><text:span text:style-name="T40">·</text:span><text:span text:style-name="T41">梅努钦</text:span><text:span text:style-name="T42">、商务部长</text:span><text:span text:style-name="T43">威尔伯</text:span><text:span text:style-name="T40">·</text:span><text:span text:style-name="T41">罗斯</text:span><text:span text:style-name="T42">和贸易代表</text:span><text:span text:style-name="T43">罗伯特</text:span><text:span text:style-name="T40">·</text:span><text:span text:style-name="T41">莱特希泽</text:span><text:span text:style-name="T42">等成员的美方代表团就贸易问题进行了建设性磋商</text:span></text:p>
          </table:table-cell>
          <table:table-cell office:value-type="float" office:value="6" calcext:value-type="float">
            <text:p>6</text:p>
          </table:table-cell>
          <table:table-cell table:number-columns-repeated="1021"/>
        </table:table-row>
        <table:table-row table:style-name="ro4">
          <table:table-cell office:value-type="date" office:date-value="2018-05-17" calcext:value-type="date">
            <text:p>2018/5/17</text:p>
          </table:table-cell>
          <table:table-cell table:style-name="ce3" office:value-type="string" calcext:value-type="string">
            <text:p><text:span text:style-name="T13">美国总统特朗普接见了刘鹤率领的中方代表团</text:span><text:span text:style-name="T29">[</text:span></text:p>
          </table:table-cell>
          <table:table-cell office:value-type="float" office:value="-4" calcext:value-type="float">
            <text:p>-4</text:p>
          </table:table-cell>
          <table:table-cell table:number-columns-repeated="1021"/>
        </table:table-row>
        <table:table-row table:style-name="ro4">
          <table:table-cell office:value-type="date" office:date-value="2018-05-18" calcext:value-type="date">
            <text:p>2018/5/18</text:p>
          </table:table-cell>
          <table:table-cell table:style-name="ce5" office:value-type="string" calcext:value-type="string">
            <text:p>中国商务部宣布终止对原产于美国的进口高粱反倾销、反补贴调查</text:p>
          </table:table-cell>
          <table:table-cell office:value-type="float" office:value="6" calcext:value-type="float">
            <text:p>6</text:p>
          </table:table-cell>
          <table:table-cell table:number-columns-repeated="1021"/>
        </table:table-row>
        <table:table-row table:style-name="ro4">
          <table:table-cell office:value-type="date" office:date-value="2018-05-19" calcext:value-type="date">
            <text:p>2018/5/19</text:p>
          </table:table-cell>
          <table:table-cell table:style-name="ce5" office:value-type="string" calcext:value-type="string">
            <text:p><text:span text:style-name="T13">中美两国在</text:span><text:span text:style-name="T31">华盛顿</text:span><text:span text:style-name="T13">就双边经贸磋商发表《</text:span><text:span text:style-name="T31">中美贸易磋商联合声明</text:span><text:span text:style-name="T13">》</text:span></text:p>
          </table:table-cell>
          <table:table-cell office:value-type="float" office:value="-5" calcext:value-type="float">
            <text:p>-5</text:p>
          </table:table-cell>
          <table:table-cell table:number-columns-repeated="1021"/>
        </table:table-row>
        <table:table-row table:style-name="ro4">
          <table:table-cell office:value-type="date" office:date-value="2018-05-21" calcext:value-type="date">
            <text:p>2018/5/21</text:p>
          </table:table-cell>
          <table:table-cell table:style-name="ce5" office:value-type="string" calcext:value-type="string">
            <text:p><text:span text:style-name="T13">美国商务部宣布对借道</text:span><text:span text:style-name="T31">越南</text:span><text:span text:style-name="T13">输美的中国钢铁产品征收反倾销反补贴关税</text:span></text:p>
          </table:table-cell>
          <table:table-cell office:value-type="float" office:value="-4" calcext:value-type="float">
            <text:p>-4</text:p>
          </table:table-cell>
          <table:table-cell table:number-columns-repeated="1021"/>
        </table:table-row>
        <table:table-row table:style-name="ro6">
          <table:table-cell office:value-type="date" office:date-value="2018-05-21" calcext:value-type="date">
            <text:p>2018/5/21</text:p>
          </table:table-cell>
          <table:table-cell table:style-name="ce5" office:value-type="string" calcext:value-type="string">
            <text:p>中国外交部回应称，“中方从来不愿看到中美之间有任何紧张，如果中美两国政府能够达成一个很好的协议和双方都接受的成果，两国政府当然都应当遵守这样的协议，我们当然不希望出现反复</text:p>
          </table:table-cell>
          <table:table-cell office:value-type="float" office:value="6" calcext:value-type="float">
            <text:p>6</text:p>
          </table:table-cell>
          <table:table-cell table:number-columns-repeated="1021"/>
        </table:table-row>
        <table:table-row table:style-name="ro2">
          <table:table-cell office:value-type="date" office:date-value="2018-05-22" calcext:value-type="date">
            <text:p>2018/5/22</text:p>
          </table:table-cell>
          <table:table-cell table:style-name="ce3" office:value-type="string" calcext:value-type="string">
            <text:p><text:span text:style-name="T13">中国外交部发言人</text:span><text:span text:style-name="T31">陆慷</text:span><text:span text:style-name="T13">回应有关中兴公司提问时表示，美国方面将派高级别代表团来华就有关问题进行磋商</text:span><text:span text:style-name="T29">[92]</text:span></text:p>
          </table:table-cell>
          <table:table-cell office:value-type="float" office:value="3" calcext:value-type="float">
            <text:p>3</text:p>
          </table:table-cell>
          <table:table-cell table:number-columns-repeated="1021"/>
        </table:table-row>
        <table:table-row table:style-name="ro6">
          <table:table-cell office:value-type="date" office:date-value="2018-05-29" calcext:value-type="date">
            <text:p>2018/5/29</text:p>
          </table:table-cell>
          <table:table-cell table:style-name="ce3" office:value-type="string" calcext:value-type="string">
            <text:p><text:span text:style-name="T44">美国白宫宣布仍将对</text:span><text:span text:style-name="T45">500</text:span><text:span text:style-name="T46">亿中国商品征收</text:span><text:span text:style-name="T45">25%</text:span><text:span text:style-name="T46">的关税，具体商品清单将在</text:span><text:span text:style-name="T45">6</text:span><text:span text:style-name="T46">月</text:span><text:span text:style-name="T45">15</text:span><text:span text:style-name="T46">日公布，关税将在此后不久施行</text:span><text:span text:style-name="T47">[94]</text:span><text:span text:style-name="T46">。另外还对中国向美国的投资限制和加强对中国的出口管制措施将于</text:span><text:span text:style-name="T45">6</text:span><text:span text:style-name="T46">月</text:span><text:span text:style-name="T45">30</text:span><text:span text:style-name="T46">日公布</text:span></text:p>
          </table:table-cell>
          <table:table-cell office:value-type="float" office:value="-5" calcext:value-type="float">
            <text:p>-5</text:p>
          </table:table-cell>
          <table:table-cell table:number-columns-repeated="1021"/>
        </table:table-row>
        <table:table-row table:style-name="ro5">
          <table:table-cell office:value-type="date" office:date-value="2018-05-29" calcext:value-type="date">
            <text:p>2018/5/29</text:p>
          </table:table-cell>
          <table:table-cell table:style-name="ce5" office:value-type="string" calcext:value-type="string">
            <text:p>对此中国商务部则在白宫宣布该项措施不久发表声明说：“我们对白宫发布的策略性声明既感到出乎意料，但也在意料之中，这显然有悖于不久前中美双方在华盛顿达成的共识。无论美方出台什么举措，中方都有信心、有能力、有经验捍卫中国人民利益和国家核心利益。中方敦促美方按照联合声明精神相向而行。”</text:p>
          </table:table-cell>
          <table:table-cell office:value-type="float" office:value="6" calcext:value-type="float">
            <text:p>6</text:p>
          </table:table-cell>
          <table:table-cell table:number-columns-repeated="1021"/>
        </table:table-row>
        <table:table-row table:style-name="ro2">
          <table:table-cell office:value-type="date" office:date-value="2018-05-30" calcext:value-type="date">
            <text:p>2018/5/30</text:p>
          </table:table-cell>
          <table:table-cell table:style-name="ce3" office:value-type="string" calcext:value-type="string">
            <text:p><text:span text:style-name="T13">美方经贸磋商工作团队抵达北京。美方</text:span><text:span text:style-name="T14">50</text:span><text:span text:style-name="T15">余人的团队与中方团队就具体落实中美双方联合声明共识展开磋商</text:span></text:p>
          </table:table-cell>
          <table:table-cell office:value-type="float" office:value="-6" calcext:value-type="float">
            <text:p>-6</text:p>
          </table:table-cell>
          <table:table-cell table:number-columns-repeated="1021"/>
        </table:table-row>
        <table:table-row table:style-name="ro6">
          <table:table-cell office:value-type="date" office:date-value="2018-06-02" calcext:value-type="date">
            <text:p>2018/6/2</text:p>
          </table:table-cell>
          <table:table-cell table:style-name="ce3" office:value-type="string" calcext:value-type="string">
            <text:p><text:span text:style-name="T48">由</text:span><text:span text:style-name="T49">中央财经委员会办公室</text:span><text:span text:style-name="T48">主任、中美全面经济对话中方牵头人</text:span><text:span text:style-name="T49">刘鹤</text:span><text:span text:style-name="T48">带领中方团队与</text:span><text:span text:style-name="T49">美国商务部长威尔伯</text:span><text:span text:style-name="T50">·</text:span><text:span text:style-name="T51">罗斯</text:span><text:span text:style-name="T52">带领的美方团队在北京钓鱼台国宾馆就两国经贸问题进行了磋商。</text:span></text:p>
          </table:table-cell>
          <table:table-cell office:value-type="float" office:value="5" calcext:value-type="float">
            <text:p>5</text:p>
          </table:table-cell>
          <table:table-cell table:number-columns-repeated="1021"/>
        </table:table-row>
        <table:table-row table:style-name="ro6">
          <table:table-cell office:value-type="date" office:date-value="2018-06-05" calcext:value-type="date">
            <text:p>2018/6/5</text:p>
          </table:table-cell>
          <table:table-cell table:style-name="ce3" office:value-type="string" calcext:value-type="string">
            <text:p><text:span text:style-name="T13">中国</text:span><text:span text:style-name="T31">中兴通讯</text:span><text:span text:style-name="T13">公司与美国政府签署原则性协议，美国商务部取消针对中兴通讯向美国供应商采购零部件的禁令，从而阶段性结束了中兴事件</text:span><text:span text:style-name="T29">[99][100]</text:span><text:span text:style-name="T15">。作为条件，协议里也列出了对中兴的处罚措施</text:span></text:p>
          </table:table-cell>
          <table:table-cell office:value-type="float" office:value="6" calcext:value-type="float">
            <text:p>6</text:p>
          </table:table-cell>
          <table:table-cell table:number-columns-repeated="1021"/>
        </table:table-row>
        <table:table-row table:style-name="ro6">
          <table:table-cell office:value-type="date" office:date-value="2018-06-08" calcext:value-type="date">
            <text:p>2018/6/8</text:p>
          </table:table-cell>
          <table:table-cell table:style-name="ce3" office:value-type="string" calcext:value-type="string">
            <text:p><text:span text:style-name="T13">美国外国投资委员会通过了对中国泛海控股集团收购美国</text:span><text:span text:style-name="T14">Genworth</text:span><text:span text:style-name="T15">并购案的交易审查，成为特朗普政府上台以来，批准通过的涉及金额最大的中资对美资企业并购案</text:span></text:p>
          </table:table-cell>
          <table:table-cell office:value-type="float" office:value="-5" calcext:value-type="float">
            <text:p>-5</text:p>
          </table:table-cell>
          <table:table-cell table:number-columns-repeated="1021"/>
        </table:table-row>
        <table:table-row table:style-name="ro5">
          <table:table-cell office:value-type="date" office:date-value="2018-06-16" calcext:value-type="date">
            <text:p>2018/6/16</text:p>
          </table:table-cell>
          <table:table-cell table:style-name="ce3" office:value-type="string" calcext:value-type="string">
            <text:p><text:span text:style-name="T53">美国贸易代表办公室</text:span><text:span text:style-name="T54">公布了对华征税清单。清单第一部分包括同年</text:span><text:span text:style-name="T55">4</text:span><text:span text:style-name="T56">月公布的加税产品清单上</text:span><text:span text:style-name="T55">1333</text:span><text:span text:style-name="T56">个中国产品中的</text:span><text:span text:style-name="T55">818</text:span><text:span text:style-name="T56">个产品，进口价值大约</text:span><text:span text:style-name="T55">340</text:span><text:span text:style-name="T56">亿美元，征税从</text:span><text:span text:style-name="T55">7</text:span><text:span text:style-name="T56">月</text:span><text:span text:style-name="T55">6</text:span><text:span text:style-name="T56">日开始实行。第二部分包含新提出的</text:span><text:span text:style-name="T55">284</text:span><text:span text:style-name="T56">个中国产品，进口价值为大约</text:span><text:span text:style-name="T55">160</text:span><text:span text:style-name="T56">亿美元。</text:span></text:p>
          </table:table-cell>
          <table:table-cell table:number-columns-repeated="1022"/>
        </table:table-row>
        <table:table-row table:style-name="ro7">
          <table:table-cell office:value-type="date" office:date-value="2018-06-16" calcext:value-type="date">
            <text:p>2018/6/16</text:p>
          </table:table-cell>
          <table:table-cell table:style-name="ce3" office:value-type="string" calcext:value-type="string">
            <text:p><text:span text:style-name="T57">中国</text:span><text:span text:style-name="T58">国务院关税税则委员会</text:span><text:span text:style-name="T57">发布公告，对原产于美国的</text:span><text:span text:style-name="T59">659</text:span><text:span text:style-name="T42">项约</text:span><text:span text:style-name="T59">500</text:span><text:span text:style-name="T42">亿美元进口商品加征</text:span><text:span text:style-name="T59">25%</text:span><text:span text:style-name="T42">的关税，其中对农产品、汽车、水产品等</text:span><text:span text:style-name="T59">545</text:span><text:span text:style-name="T42">项约</text:span><text:span text:style-name="T59">340</text:span><text:span text:style-name="T60">亿美元商品自</text:span><text:span text:style-name="T59">2018</text:span><text:span text:style-name="T42">年</text:span><text:span text:style-name="T59">7</text:span><text:span text:style-name="T60">月</text:span><text:span text:style-name="T59">6</text:span><text:span text:style-name="T60">日起实施加征关税，对其余</text:span><text:span text:style-name="T59">160</text:span><text:span text:style-name="T60">亿商品加征关税的实施时间另行公告</text:span><text:span text:style-name="T40">[105]</text:span><text:span text:style-name="T42">。关税占全球国内生产总值的 </text:span><text:span text:style-name="T59">0.1</text:span><text:span text:style-name="T42">％。</text:span><text:span text:style-name="T61">[106]</text:span><text:span text:style-name="T42">与此同时，</text:span><text:span text:style-name="T43">中华人民共和国商务部</text:span><text:span text:style-name="T42">发布</text:span><text:span text:style-name="T59">2018</text:span><text:span text:style-name="T60">年第</text:span><text:span text:style-name="T59">49</text:span><text:span text:style-name="T60">、</text:span><text:span text:style-name="T59">50</text:span><text:span text:style-name="T42">、</text:span><text:span text:style-name="T59">52</text:span><text:span text:style-name="T42">号公告，公布反倾销调查初裁结果，对原产于美国等国的</text:span><text:span text:style-name="T43">氢碘酸</text:span><text:span text:style-name="T42">、</text:span><text:span text:style-name="T43">乙醇胺</text:span><text:span text:style-name="T42">、</text:span><text:span text:style-name="T43">无缝钢管</text:span><text:span text:style-name="T42">征收最高达</text:span><text:span text:style-name="T59">118.8%</text:span><text:span text:style-name="T42">的保证金</text:span><text:span text:style-name="T40">[107][108][109]</text:span><text:span text:style-name="T42">。中国商务部同时宣布，双方此前磋商达成的所有经贸成果将同时失效</text:span><text:span text:style-name="T40">[110]</text:span><text:span text:style-name="T42">。</text:span></text:p>
          </table:table-cell>
          <table:table-cell office:value-type="float" office:value="4" calcext:value-type="float">
            <text:p>4</text:p>
          </table:table-cell>
          <table:table-cell table:number-columns-repeated="1021"/>
        </table:table-row>
        <table:table-row table:style-name="ro5">
          <table:table-cell office:value-type="date" office:date-value="2018-06-26" calcext:value-type="date">
            <text:p>2018/6/26</text:p>
          </table:table-cell>
          <table:table-cell table:style-name="ce3" office:value-type="string" calcext:value-type="string">
            <text:p><text:span text:style-name="T62">中国国务院关税税则委员会发布了关于实施《〈</text:span><text:span text:style-name="T63">亚洲</text:span><text:span text:style-name="T64">-</text:span><text:span text:style-name="T65">太平洋贸易协定</text:span><text:span text:style-name="T66">〉第二修正案》协定税率的通知，决定自</text:span><text:span text:style-name="T67">2018</text:span><text:span text:style-name="T68">年</text:span><text:span text:style-name="T67">7</text:span><text:span text:style-name="T66">月</text:span><text:span text:style-name="T67">1</text:span><text:span text:style-name="T66">日起，对原产于</text:span><text:span text:style-name="T69">孟加拉国</text:span><text:span text:style-name="T66">、</text:span><text:span text:style-name="T69">印度</text:span><text:span text:style-name="T66">、</text:span><text:span text:style-name="T69">老挝</text:span><text:span text:style-name="T66">、</text:span><text:span text:style-name="T69">韩国</text:span><text:span text:style-name="T66">、</text:span><text:span text:style-name="T69">斯里兰卡</text:span><text:span text:style-name="T66">的进口货物适用《〈亚洲</text:span><text:span text:style-name="T67">-</text:span><text:span text:style-name="T66">太平洋贸易协定〉第二修正案》协定税率。</text:span></text:p>
          </table:table-cell>
          <table:table-cell office:value-type="float" office:value="5" calcext:value-type="float">
            <text:p>5</text:p>
          </table:table-cell>
          <table:table-cell table:number-columns-repeated="1021"/>
        </table:table-row>
        <table:table-row table:style-name="ro6">
          <table:table-cell office:value-type="date" office:date-value="2018-07-01" calcext:value-type="date">
            <text:p>2018/7/1</text:p>
          </table:table-cell>
          <table:table-cell table:style-name="ce3" office:value-type="string" calcext:value-type="string">
            <text:p><text:span text:style-name="T70">中国对来自上述国家的海产品、</text:span><text:span text:style-name="T71">鲜花</text:span><text:span text:style-name="T70">、果蔬农产品、医疗用品、</text:span><text:span text:style-name="T71">饮品</text:span><text:span text:style-name="T70">、</text:span><text:span text:style-name="T71">有色金属</text:span><text:span text:style-name="T70">、化学品、钢铁制品、铝制品、</text:span><text:span text:style-name="T71">轮胎</text:span><text:span text:style-name="T70">、</text:span><text:span text:style-name="T71">发动机</text:span><text:span text:style-name="T70">及专用零件等产品的进口关税税率予以降低或者免除。其中，大豆进口关税税率自</text:span><text:span text:style-name="T72">3%</text:span><text:span text:style-name="T73">下调为零。</text:span></text:p>
          </table:table-cell>
          <table:table-cell office:value-type="float" office:value="6" calcext:value-type="float">
            <text:p>6</text:p>
          </table:table-cell>
          <table:table-cell table:number-columns-repeated="1021"/>
        </table:table-row>
        <table:table-row table:style-name="ro8">
          <table:table-cell office:value-type="date" office:date-value="2018-07-06" calcext:value-type="date">
            <text:p>2018/7/6</text:p>
          </table:table-cell>
          <table:table-cell table:style-name="ce3" office:value-type="string" calcext:value-type="string">
            <text:p><text:span text:style-name="T17">美国政府宣布，自美东夏令时间当日</text:span><text:span text:style-name="T23">0</text:span><text:span text:style-name="T21">时</text:span><text:span text:style-name="T23">01</text:span><text:span text:style-name="T21">分（北京时间</text:span><text:span text:style-name="T23">6</text:span><text:span text:style-name="T21">日</text:span><text:span text:style-name="T23">12</text:span><text:span text:style-name="T21">时</text:span><text:span text:style-name="T23">01</text:span><text:span text:style-name="T21">分）起，美国对华征税清单第一部分正式生效，该部分涵盖进口价值约</text:span><text:span text:style-name="T23">340</text:span><text:span text:style-name="T21">亿美元的中国商品。美国总统特朗普于措施生效前表示，“如果中国采取报复行动，美国将启动目前暂缓的对</text:span><text:span text:style-name="T23">2000</text:span><text:span text:style-name="T21">亿美元进口中国商品的征税，之后再按照需要启动目前暂缓的对</text:span><text:span text:style-name="T23">3000</text:span><text:span text:style-name="T21">亿美元进口中国商品的征税。”</text:span></text:p>
          </table:table-cell>
          <table:table-cell table:number-columns-repeated="1022"/>
        </table:table-row>
        <table:table-row table:style-name="ro9">
          <table:table-cell office:value-type="date" office:date-value="2018-07-06" calcext:value-type="date">
            <text:p>2018/7/6</text:p>
          </table:table-cell>
          <table:table-cell table:style-name="ce3" office:value-type="string" calcext:value-type="string">
            <text:p><text:span text:style-name="T74">中国海关总署表示，根据国务院关税税则委员会</text:span><text:span text:style-name="T75">2018</text:span><text:span text:style-name="T76">年第</text:span><text:span text:style-name="T75">5</text:span><text:span text:style-name="T77">号公告，对原产于美国的部分进口商品加征关税措施在美方的加征关税措施生效后即行实施</text:span><text:span text:style-name="T78">[114]</text:span><text:span text:style-name="T76">。海关总署决定，中国对美部分进口商品加征关税措施自北京时间</text:span><text:span text:style-name="T75">6</text:span><text:span text:style-name="T76">日</text:span><text:span text:style-name="T75">12</text:span><text:span text:style-name="T76">时</text:span><text:span text:style-name="T75">01</text:span><text:span text:style-name="T76">分开始正式实施</text:span><text:span text:style-name="T79">[115]</text:span><text:span text:style-name="T76">。中国商务部发言人其后发表谈话称，“美国违反世贸规则，发动了迄今为止经济史上规模最大的贸易战。这种征税行为是典型的贸易霸凌主义，正在严重危害全球产业链和价值链安全”，“中方承诺不打第一枪，但为了捍卫国家核心利益和人民群众利益，不得不被迫作出必要反击</text:span><text:span text:style-name="T79">[116]</text:span><text:span text:style-name="T76">。”</text:span></text:p>
          </table:table-cell>
          <table:table-cell office:value-type="float" office:value="6" calcext:value-type="float">
            <text:p>6</text:p>
          </table:table-cell>
          <table:table-cell table:number-columns-repeated="1021"/>
        </table:table-row>
        <table:table-row table:style-name="ro9">
          <table:table-cell office:value-type="date" office:date-value="2018-07-10" calcext:value-type="date">
            <text:p>2018/7/10</text:p>
          </table:table-cell>
          <table:table-cell table:style-name="ce3" office:value-type="string" calcext:value-type="string">
            <text:p><text:span text:style-name="T80">美国政府公布进一步对华加征关税清单，拟对约</text:span><text:span text:style-name="T81">2000</text:span><text:span text:style-name="T82">亿美元中国产品加征</text:span><text:span text:style-name="T81">10%</text:span><text:span text:style-name="T83">的关税，其中包括海产品、农产品、水果、日用品等项目。这一轮关税措施将经公众评论，并在</text:span><text:span text:style-name="T81">8</text:span><text:span text:style-name="T82">月</text:span><text:span text:style-name="T81">20</text:span><text:span text:style-name="T83">日至</text:span><text:span text:style-name="T81">23</text:span><text:span text:style-name="T83">日举行听证会。美国政府将在</text:span><text:span text:style-name="T81">8</text:span><text:span text:style-name="T82">月</text:span><text:span text:style-name="T81">30</text:span><text:span text:style-name="T83">日公共评论结束后决定下一步行动</text:span><text:span text:style-name="T84">[117]</text:span><text:span text:style-name="T82">。同日，中国商务部发布</text:span><text:span text:style-name="T81">2018</text:span><text:span text:style-name="T82">年第</text:span><text:span text:style-name="T81">57</text:span><text:span text:style-name="T82">号公告，决定继续对原产于日本、美国的进口</text:span><text:span text:style-name="T85">光纤</text:span><text:span text:style-name="T82">预制棒继续征收最高达</text:span><text:span text:style-name="T81">41.7%</text:span><text:span text:style-name="T82">的反倾销税，实施期限</text:span><text:span text:style-name="T81">5</text:span><text:span text:style-name="T82">年</text:span><text:span text:style-name="T86">[118][119]</text:span><text:span text:style-name="T82">。同时，中国商务部还宣布对关于对原产于美国的进口非色散位移单模光纤征收最高为</text:span><text:span text:style-name="T81">78.2%</text:span><text:span text:style-name="T82">的反倾销税</text:span><text:span text:style-name="T86">[120]</text:span><text:span text:style-name="T82">。</text:span></text:p>
          </table:table-cell>
          <table:table-cell table:number-columns-repeated="1022"/>
        </table:table-row>
        <table:table-row table:style-name="ro2">
          <table:table-cell office:value-type="date" office:date-value="2018-07-12" calcext:value-type="date">
            <text:p>2018/7/12</text:p>
          </table:table-cell>
          <table:table-cell table:style-name="ce3" office:value-type="string" calcext:value-type="string">
            <text:p><text:span text:style-name="T16">美国商务部</text:span><text:span text:style-name="T13">发布消息称，该部已与中兴通讯签署第三方托管协议。根据该协议，中兴在支付由第三方托管的</text:span><text:span text:style-name="T14">4</text:span><text:span text:style-name="T15">亿美元保证金后，美方将解除对其贸易禁令</text:span></text:p>
          </table:table-cell>
          <table:table-cell table:number-columns-repeated="1022"/>
        </table:table-row>
        <table:table-row table:style-name="ro5">
          <table:table-cell office:value-type="date" office:date-value="2018-07-24" calcext:value-type="date">
            <text:p>2018/7/24</text:p>
          </table:table-cell>
          <table:table-cell table:style-name="ce3" office:value-type="string" calcext:value-type="string">
            <text:p><text:span text:style-name="T87">美国农业部</text:span><text:span text:style-name="T88">宣布将通过</text:span><text:span text:style-name="T89">大宗商品信贷公司</text:span><text:span text:style-name="T88">向大豆、高粱、玉米、小麦、棉花、乳制品和肉类生产者直接支付</text:span><text:span text:style-name="T90">120</text:span><text:span text:style-name="T91">亿美元的补贴，收购其手中的各种产品</text:span><text:span text:style-name="T92">[122]</text:span><text:span text:style-name="T91">。白宫官员表示，农民们将在</text:span><text:span text:style-name="T90">9</text:span><text:span text:style-name="T91">月前开始收到补贴，他们希望这些补贴能平息农业州议员和农民团体对特朗普贸易政策的抗议</text:span><text:span text:style-name="T92">[</text:span></text:p>
          </table:table-cell>
          <table:table-cell office:value-type="float" office:value="-4" calcext:value-type="float">
            <text:p>-4</text:p>
          </table:table-cell>
          <table:table-cell table:number-columns-repeated="1021"/>
        </table:table-row>
        <table:table-row table:style-name="ro10">
          <table:table-cell office:value-type="date" office:date-value="2018-07-26" calcext:value-type="date">
            <text:p>2018/7/26</text:p>
          </table:table-cell>
          <table:table-cell table:style-name="ce3" office:value-type="string" calcext:value-type="string">
            <text:p><text:span text:style-name="T93">美国总统特朗普与</text:span><text:span text:style-name="T94">欧盟委员会主席</text:span><text:span text:style-name="T93">容克会晤后表示，美欧同意共同努力消除非汽车工业品的所有关税、补贴和</text:span><text:span text:style-name="T95">贸易壁垒</text:span><text:span text:style-name="T93">，实现“零关税、零补贴”，而且还在谈判期间暂停实施任何新的关税措施</text:span><text:span text:style-name="T96">[123]</text:span><text:span text:style-name="T97">。</text:span><text:span text:style-name="T98">白宫</text:span><text:span text:style-name="T97">首席经济顾问拉里</text:span><text:span text:style-name="T99">·</text:span><text:span text:style-name="T97">库德洛表示，</text:span><text:span text:style-name="T98">欧盟</text:span><text:span text:style-name="T97">主席容克向特朗普承诺，欧盟将与美国联手，应对中国的不公正贸易行为。与此同时欧盟也同意与美国合作，推动对</text:span><text:span text:style-name="T100">世贸组织</text:span><text:span text:style-name="T97">的改革</text:span><text:span text:style-name="T96">[123]</text:span><text:span text:style-name="T101">。法国总统</text:span><text:span text:style-name="T102">马克龙</text:span><text:span text:style-name="T101">当日表示，容克与特朗普之间的会谈是“有益的”，但不赞成欧盟与美国达成新的大规模贸易协议，特别是在遭到美国威胁的情况下，另外容克与特朗普达成协议的具体细节也需要澄清</text:span><text:span text:style-name="T103">[124][125][126]</text:span><text:span text:style-name="T101">。德国总理</text:span><text:span text:style-name="T104">安格拉</text:span><text:span text:style-name="T103">·</text:span><text:span text:style-name="T105">默克尔</text:span><text:span text:style-name="T101">通过发言人表示，她对这一协议表示欢迎，而欧盟委员会在对美贸易谈判中可以“依靠我国的持续支持”</text:span><text:span text:style-name="T103">[127]</text:span><text:span text:style-name="T101">。同时，美国贸易代表莱特希泽表示，美国打算启动与日本的双边自由贸易协定谈判，首轮谈判能够在</text:span><text:span text:style-name="T99">8</text:span><text:span text:style-name="T101">月底前启动。</text:span></text:p>
          </table:table-cell>
          <table:table-cell office:value-type="float" office:value="-4" calcext:value-type="float">
            <text:p>-4</text:p>
          </table:table-cell>
          <table:table-cell table:number-columns-repeated="1021"/>
        </table:table-row>
        <table:table-row table:style-name="ro2">
          <table:table-cell office:value-type="date" office:date-value="2018-08-01" calcext:value-type="date">
            <text:p>2018/8/1</text:p>
          </table:table-cell>
          <table:table-cell table:style-name="ce3" office:value-type="string" calcext:value-type="string">
            <text:p><text:span text:style-name="T1">美国总统特朗普要求美贸易代表罗伯特•莱特希泽对其上月宣布的将关税从</text:span><text:span text:style-name="T5">10%</text:span><text:span text:style-name="T4">提升到</text:span><text:span text:style-name="T5">25%</text:span><text:span text:style-name="T4">的提议加以考虑</text:span><text:span text:style-name="T2">[128]</text:span><text:span text:style-name="T4">。</text:span></text:p>
          </table:table-cell>
          <table:table-cell office:value-type="float" office:value="-4" calcext:value-type="float">
            <text:p>-4</text:p>
          </table:table-cell>
          <table:table-cell table:number-columns-repeated="1021"/>
        </table:table-row>
        <table:table-row table:style-name="ro2">
          <table:table-cell office:value-type="date" office:date-value="2018-08-02" calcext:value-type="date">
            <text:p>2018/8/2</text:p>
          </table:table-cell>
          <table:table-cell table:style-name="ce3" office:value-type="string" calcext:value-type="string">
            <text:p><text:span text:style-name="T13">中国商务部对此发表谈话称，“这种做法对中方不会有任何作用，也使世界上反对贸易战的国家和地区感到失望”</text:span><text:span text:style-name="T29">[129]</text:span><text:span text:style-name="T15">。</text:span></text:p>
          </table:table-cell>
          <table:table-cell office:value-type="float" office:value="4" calcext:value-type="float">
            <text:p>4</text:p>
          </table:table-cell>
          <table:table-cell table:number-columns-repeated="1021"/>
        </table:table-row>
        <table:table-row table:style-name="ro6">
          <table:table-cell office:value-type="date" office:date-value="2018-08-03" calcext:value-type="date">
            <text:p>2018/8/3</text:p>
          </table:table-cell>
          <table:table-cell table:style-name="ce3" office:value-type="string" calcext:value-type="string">
            <text:p><text:span text:style-name="T106">中国商务部宣布，依据《</text:span><text:span text:style-name="T107">中华人民共和国对外贸易法</text:span><text:span text:style-name="T106">》等法律法规和国际法基本原则，对原产于美国的</text:span><text:span text:style-name="T108">5207</text:span><text:span text:style-name="T109">个税目约</text:span><text:span text:style-name="T108">600</text:span><text:span text:style-name="T109">亿美元商品，加征</text:span><text:span text:style-name="T108">25%-5%</text:span><text:span text:style-name="T109">不等的关税。最终措施及生效时间将另行公告</text:span><text:span text:style-name="T110">[130]</text:span><text:span text:style-name="T109">。</text:span></text:p>
          </table:table-cell>
          <table:table-cell office:value-type="float" office:value="5" calcext:value-type="float">
            <text:p>5</text:p>
          </table:table-cell>
          <table:table-cell table:number-columns-repeated="1021"/>
        </table:table-row>
        <table:table-row table:style-name="ro5">
          <table:table-cell office:value-type="date" office:date-value="2018-08-08" calcext:value-type="date">
            <text:p>2018/8/8</text:p>
          </table:table-cell>
          <table:table-cell table:style-name="ce3" office:value-type="string" calcext:value-type="string">
            <text:p><text:span text:style-name="T74">美国贸易代表办公室宣布，美国已最后确定了被加征</text:span><text:span text:style-name="T75">25%</text:span><text:span text:style-name="T76">关税的价值约</text:span><text:span text:style-name="T75">160</text:span><text:span text:style-name="T77">亿美元的中国进口产品清单，关税将从</text:span><text:span text:style-name="T75">8</text:span><text:span text:style-name="T76">月</text:span><text:span text:style-name="T75">23</text:span><text:span text:style-name="T76">日起开始征收。美国贸易代表办公室表示，</text:span><text:span text:style-name="T75">6</text:span><text:span text:style-name="T76">月</text:span><text:span text:style-name="T75">15</text:span><text:span text:style-name="T76">日宣布的关税清单中包含</text:span><text:span text:style-name="T75">284</text:span><text:span text:style-name="T76">种产品，其中有</text:span><text:span text:style-name="T75">279</text:span><text:span text:style-name="T76">种经过评论期后被保留</text:span><text:span text:style-name="T79">[131]</text:span><text:span text:style-name="T76">。</text:span></text:p>
          </table:table-cell>
          <table:table-cell office:value-type="float" office:value="-4" calcext:value-type="float">
            <text:p>-4</text:p>
          </table:table-cell>
          <table:table-cell table:number-columns-repeated="1021"/>
        </table:table-row>
        <table:table-row table:style-name="ro5">
          <table:table-cell office:value-type="date" office:date-value="2018-08-08" calcext:value-type="date">
            <text:p>2018/8/8</text:p>
          </table:table-cell>
          <table:table-cell table:style-name="ce3" office:value-type="string" calcext:value-type="string">
            <text:p><text:span text:style-name="T111">经中国国务院批准，国务院关税税则委员会决定对《国务院关税税则委员会关于对原产于美国</text:span><text:span text:style-name="T112">500</text:span><text:span text:style-name="T113">亿美元进口商品加征关税的公告》（税委会公告〔</text:span><text:span text:style-name="T112">2018</text:span><text:span text:style-name="T113">〕</text:span><text:span text:style-name="T112">5</text:span><text:span text:style-name="T114">号）中对美加征关税商品清单二的商品作适当调整后，自</text:span><text:span text:style-name="T112">2018</text:span><text:span text:style-name="T113">年</text:span><text:span text:style-name="T112">8</text:span><text:span text:style-name="T113">月</text:span><text:span text:style-name="T112">23</text:span><text:span text:style-name="T113">日</text:span><text:span text:style-name="T112">12</text:span><text:span text:style-name="T113">时</text:span><text:span text:style-name="T112">01</text:span><text:span text:style-name="T113">分起实施加征</text:span><text:span text:style-name="T112">25%</text:span><text:span text:style-name="T113">的关税</text:span><text:span text:style-name="T115">[132]</text:span><text:span text:style-name="T113">。</text:span></text:p>
          </table:table-cell>
          <table:table-cell office:value-type="float" office:value="6" calcext:value-type="float">
            <text:p>6</text:p>
          </table:table-cell>
          <table:table-cell table:number-columns-repeated="1021"/>
        </table:table-row>
        <table:table-row table:style-name="ro2">
          <table:table-cell office:value-type="date" office:date-value="2018-08-10" calcext:value-type="date">
            <text:p>2018/8/10</text:p>
          </table:table-cell>
          <table:table-cell table:style-name="ce3" office:value-type="string" calcext:value-type="string">
            <text:p><text:span text:style-name="T106">中国商务部发布</text:span><text:span text:style-name="T108">2018</text:span><text:span text:style-name="T109">年第</text:span><text:span text:style-name="T108">40</text:span><text:span text:style-name="T109">号公告，决定对自美国、欧盟等地进口的卤化丁基</text:span><text:span text:style-name="T116">橡胶</text:span><text:span text:style-name="T109">征收最高达</text:span><text:span text:style-name="T108">75.5%</text:span><text:span text:style-name="T109">的反倾销税</text:span><text:span text:style-name="T110">[133]</text:span><text:span text:style-name="T109">。</text:span></text:p>
          </table:table-cell>
          <table:table-cell office:value-type="float" office:value="6" calcext:value-type="float">
            <text:p>6</text:p>
          </table:table-cell>
          <table:table-cell table:number-columns-repeated="1021"/>
        </table:table-row>
        <table:table-row table:style-name="ro5">
          <table:table-cell office:value-type="date" office:date-value="2018-08-24" calcext:value-type="date">
            <text:p>2018/8/24</text:p>
          </table:table-cell>
          <table:table-cell table:style-name="ce3" office:value-type="string" calcext:value-type="string">
            <text:p><text:span text:style-name="T1">中国商务部发布消息称，应美方邀请，中国商务部副部长兼国际贸易谈判副代表</text:span><text:span text:style-name="T24">王受文</text:span><text:span text:style-name="T1">率中方代表团于</text:span><text:span text:style-name="T5">8</text:span><text:span text:style-name="T4">月</text:span><text:span text:style-name="T5">22</text:span><text:span text:style-name="T4">日至</text:span><text:span text:style-name="T5">23</text:span><text:span text:style-name="T4">日在华盛顿与美国财政部副部长马尔帕斯率领的美方代表团就双方关注的经贸问题进行了建设性、坦诚的交流，并将就下一步安排保持接触。</text:span></text:p>
          </table:table-cell>
          <table:table-cell office:value-type="float" office:value="5" calcext:value-type="float">
            <text:p>5</text:p>
          </table:table-cell>
          <table:table-cell table:number-columns-repeated="1021"/>
        </table:table-row>
        <table:table-row table:style-name="ro8">
          <table:table-cell office:value-type="date" office:date-value="2018-08-24" calcext:value-type="date">
            <text:p>2018/8/24</text:p>
          </table:table-cell>
          <table:table-cell table:style-name="ce3" office:value-type="string" calcext:value-type="string">
            <text:p><text:span text:style-name="T25">美国白宫发言人</text:span><text:span text:style-name="T117">林赛</text:span><text:span text:style-name="T118">·</text:span><text:span text:style-name="T119">沃尔特斯</text:span><text:span text:style-name="T27">在一份声明中说，两国代表团“就如何在经济关系中实现公平、均衡和对等交换了意见”，但没有提及进一步会谈。</text:span><text:span text:style-name="T28">美联社</text:span><text:span text:style-name="T27">称中美双方未能打破围绕贸易问题的僵局。同日，美国总统特朗普在其签署的一份备忘录中表示，他已指示</text:span><text:span text:style-name="T28">美国邮政总局</text:span><text:span text:style-name="T27">取消国际邮政折扣，阻止外国商品以低成本的运输方式涌入美国。报道指，这将使中国对美商品输出造成影响。</text:span></text:p>
          </table:table-cell>
          <table:table-cell office:value-type="float" office:value="-5" calcext:value-type="float">
            <text:p>-5</text:p>
          </table:table-cell>
          <table:table-cell table:number-columns-repeated="1021"/>
        </table:table-row>
        <table:table-row table:style-name="ro2">
          <table:table-cell office:value-type="date" office:date-value="2018-09-03" calcext:value-type="date">
            <text:p>2018/9/3</text:p>
          </table:table-cell>
          <table:table-cell table:style-name="ce3" office:value-type="string" calcext:value-type="string">
            <text:p><text:span text:style-name="T13">中国商务部发布公告，公布对原产于美国等地的进口</text:span><text:span text:style-name="T31">正丁醇</text:span><text:span text:style-name="T13">的反倾销调查初裁结果，对相关美国企业征收最高达</text:span><text:span text:style-name="T14">139. 8%</text:span><text:span text:style-name="T15">的反倾销税。</text:span></text:p>
          </table:table-cell>
          <table:table-cell office:value-type="float" office:value="6" calcext:value-type="float">
            <text:p>6</text:p>
          </table:table-cell>
          <table:table-cell table:number-columns-repeated="1021"/>
        </table:table-row>
        <table:table-row table:style-name="ro6">
          <table:table-cell office:value-type="date" office:date-value="2018-09-11" calcext:value-type="date">
            <text:p>2018/9/11</text:p>
          </table:table-cell>
          <table:table-cell table:style-name="ce3" office:value-type="string" calcext:value-type="string">
            <text:p><text:span text:style-name="T16">世界贸易组织</text:span><text:span text:style-name="T13">在向成员提供的文件中表示，由于美方没有采取实质行动纠正其对华产品实施的</text:span><text:span text:style-name="T14">13</text:span><text:span text:style-name="T15">项违规反倾销措施，中方向世贸组织提出贸易报复授权申请，提出对美方实施每年约</text:span><text:span text:style-name="T14">70.43</text:span><text:span text:style-name="T15">亿美元的贸易报复。</text:span></text:p>
          </table:table-cell>
          <table:table-cell office:value-type="float" office:value="-4" calcext:value-type="float">
            <text:p>-4</text:p>
          </table:table-cell>
          <table:table-cell table:number-columns-repeated="1021"/>
        </table:table-row>
        <table:table-row table:style-name="ro5">
          <table:table-cell office:value-type="date" office:date-value="2018-09-13" calcext:value-type="date">
            <text:p>2018/9/13</text:p>
          </table:table-cell>
          <table:table-cell table:style-name="ce3" office:value-type="string" calcext:value-type="string">
            <text:p><text:span text:style-name="T54">据美国《</text:span><text:span text:style-name="T120">华尔街日报</text:span><text:span text:style-name="T54">》报道，美国财政部长</text:span><text:span text:style-name="T120">斯蒂芬</text:span><text:span text:style-name="T121">·</text:span><text:span text:style-name="T122">梅努钦</text:span><text:span text:style-name="T56">已向中方团队发出邀请，希望中方派出部级代表团在美国政府对华加征新一轮关税前与美方进行贸易谈判，地点将在</text:span><text:span text:style-name="T123">北京</text:span><text:span text:style-name="T56">或者</text:span><text:span text:style-name="T123">华盛顿</text:span><text:span text:style-name="T56">，时间是“未来几周”。中国商务部当日证实了这一消息，并指中方对此持欢迎态度。</text:span></text:p>
          </table:table-cell>
          <table:table-cell office:value-type="float" office:value="-5" calcext:value-type="float">
            <text:p>-5</text:p>
          </table:table-cell>
          <table:table-cell table:number-columns-repeated="1021"/>
        </table:table-row>
        <table:table-row table:style-name="ro5">
          <table:table-cell office:value-type="date" office:date-value="2018-09-17" calcext:value-type="date">
            <text:p>2018/9/17</text:p>
          </table:table-cell>
          <table:table-cell table:style-name="ce5" office:value-type="string" calcext:value-type="string">
            <text:p><text:span text:style-name="T13">美国《</text:span><text:span text:style-name="T31">华尔街日报</text:span><text:span text:style-name="T13">》报道称，如果美方决定对中国输美商品加征新一轮关税，中国可能将考虑退出中美经贸磋商。同日，中国外交部对此回应指，“贸易争端升级不符合任何一方利益。我们始终主张，只有在平等、诚信和相互尊重的基础上进行对话磋商，才是解决中美经贸问题的正确途径”。</text:span></text:p>
          </table:table-cell>
          <table:table-cell office:value-type="float" office:value="-3" calcext:value-type="float">
            <text:p>-3</text:p>
          </table:table-cell>
          <table:table-cell table:number-columns-repeated="1021"/>
        </table:table-row>
        <table:table-row table:style-name="ro11">
          <table:table-cell office:value-type="date" office:date-value="2018-09-18" calcext:value-type="date">
            <text:p>2018/9/18</text:p>
          </table:table-cell>
          <table:table-cell table:style-name="ce3" office:value-type="string" calcext:value-type="string">
            <text:p><text:span text:style-name="T124">美国总统特朗普宣布对</text:span><text:span text:style-name="T125">2000</text:span><text:span text:style-name="T126">亿美元中国产品增加</text:span><text:span text:style-name="T125">10%</text:span><text:span text:style-name="T126">的关税，将在</text:span><text:span text:style-name="T125">9</text:span><text:span text:style-name="T127">月</text:span><text:span text:style-name="T125">24</text:span><text:span text:style-name="T126">日实施</text:span><text:span text:style-name="T128">[142]</text:span><text:span text:style-name="T126">。在</text:span><text:span text:style-name="T125">2019</text:span><text:span text:style-name="T126">年</text:span><text:span text:style-name="T125">1</text:span><text:span text:style-name="T126">月</text:span><text:span text:style-name="T125">1</text:span><text:span text:style-name="T126">日，上升到</text:span><text:span text:style-name="T125">25%</text:span><text:span text:style-name="T126">关税</text:span><text:span text:style-name="T128">[143]</text:span><text:span text:style-name="T126">。美国总统特朗普在当日晚些时候发表的声明中表示，“如果中国对我们的农民或其他行业采取报复行动”，他准备立即再对价值</text:span><text:span text:style-name="T125">2670</text:span><text:span text:style-name="T126">亿美元的进口产品征收关税，“我们已经非常清楚地说明了需要改变的类型，我们给了中国一切机会更公平地对待我们。但是，到目前为止，中国一直不愿改变自己的做法。”</text:span></text:p>
          </table:table-cell>
          <table:table-cell office:value-type="float" office:value="-3" calcext:value-type="float">
            <text:p>-3</text:p>
          </table:table-cell>
          <table:table-cell table:number-columns-repeated="1021"/>
        </table:table-row>
        <table:table-row table:style-name="ro12">
          <table:table-cell office:value-type="date" office:date-value="2018-09-18" calcext:value-type="date">
            <text:p>2018/9/18</text:p>
          </table:table-cell>
          <table:table-cell table:style-name="ce3" office:value-type="string" calcext:value-type="string">
            <text:p><text:span text:style-name="T129">其后，中国国务院关税税则委员会宣布对原产于美国的</text:span><text:span text:style-name="T130">5207</text:span><text:span text:style-name="T131">个税目、约</text:span><text:span text:style-name="T130">600</text:span><text:span text:style-name="T132">亿美元商品，加征</text:span><text:span text:style-name="T130">10%</text:span><text:span text:style-name="T132">或</text:span><text:span text:style-name="T130">5%</text:span><text:span text:style-name="T131">的关税，自北京时间</text:span><text:span text:style-name="T130">9</text:span><text:span text:style-name="T132">月</text:span><text:span text:style-name="T130">24</text:span><text:span text:style-name="T132">日</text:span><text:span text:style-name="T130">12</text:span><text:span text:style-name="T131">时</text:span><text:span text:style-name="T130">01</text:span><text:span text:style-name="T131">分起实施</text:span><text:span text:style-name="T133">[144]</text:span><text:span text:style-name="T131">。公告称，若美国继续提高加征关税税率，中方将给予相应回应，有关事项另行公布</text:span><text:span text:style-name="T134">[144]</text:span><text:span text:style-name="T132">。同日，中国商务部宣布，中国已在世界贸易组织追加起诉美国</text:span><text:span text:style-name="T130">301</text:span><text:span text:style-name="T131">调查项下对华</text:span><text:span text:style-name="T130">2000</text:span><text:span text:style-name="T131">亿美元输美产品实施的征税措施</text:span><text:span text:style-name="T133">[145]</text:span><text:span text:style-name="T131">。中国商务部发言人之后发表谈话，对美方的行为表示遗憾，并指，“为了维护自身正当权益和全球自由贸易秩序，中方将不得不同步进行反制。美方执意加征关税，给双方磋商带来了新的不确定性。希望美方认识到这种行为可能引发的不良后果，并采取令人信服的手段及时加以纠正</text:span><text:span text:style-name="T133">[146]</text:span><text:span text:style-name="T131">。”</text:span></text:p>
          </table:table-cell>
          <table:table-cell office:value-type="float" office:value="6" calcext:value-type="float">
            <text:p>6</text:p>
          </table:table-cell>
          <table:table-cell table:number-columns-repeated="1021"/>
        </table:table-row>
        <table:table-row table:style-name="ro6">
          <table:table-cell office:value-type="date" office:date-value="2018-09-18" calcext:value-type="date">
            <text:p>2018/9/18</text:p>
          </table:table-cell>
          <table:table-cell table:style-name="ce3" office:value-type="string" calcext:value-type="string">
            <text:p><text:span text:style-name="T135">美国财政部</text:span><text:span text:style-name="T136">公布的国际资本流动报告显示，</text:span><text:span text:style-name="T137">7</text:span><text:span text:style-name="T138">月中国内地所持</text:span><text:span text:style-name="T139">美国国债</text:span><text:span text:style-name="T138">规模环比减少</text:span><text:span text:style-name="T137">77</text:span><text:span text:style-name="T138">亿美元，降至</text:span><text:span text:style-name="T137">1.171</text:span><text:span text:style-name="T138">万亿美元，创六个月新低，但仍为美国最大的海外债主</text:span><text:span text:style-name="T140">[148]</text:span><text:span text:style-name="T138">。</text:span></text:p>
          </table:table-cell>
          <table:table-cell office:value-type="float" office:value="-5" calcext:value-type="float">
            <text:p>-5</text:p>
          </table:table-cell>
          <table:table-cell table:number-columns-repeated="1021"/>
        </table:table-row>
        <table:table-row table:style-name="ro8">
          <table:table-cell office:value-type="date" office:date-value="2018-09-20" calcext:value-type="date">
            <text:p>2018/9/20</text:p>
          </table:table-cell>
          <table:table-cell table:style-name="ce3" office:value-type="string" calcext:value-type="string">
            <text:p><text:span text:style-name="T141">美国国务院</text:span><text:span text:style-name="T142">宣布，因中方违反《</text:span><text:span text:style-name="T143">通过制裁打击美国对手法</text:span><text:span text:style-name="T142">》向</text:span><text:span text:style-name="T144">俄罗斯</text:span><text:span text:style-name="T142">购买</text:span><text:span text:style-name="T144">苏</text:span><text:span text:style-name="T145">-35</text:span><text:span text:style-name="T146">战斗机</text:span><text:span text:style-name="T147">及</text:span><text:span text:style-name="T148">S-400</text:span><text:span text:style-name="T149">防空导弹</text:span><text:span text:style-name="T147">等军事装备，将对中国</text:span><text:span text:style-name="T150">中央军委装备发展部</text:span><text:span text:style-name="T147">及该部部长</text:span><text:span text:style-name="T151">李尚福</text:span><text:span text:style-name="T147">实施制裁</text:span><text:span text:style-name="T148">[149][150]</text:span><text:span text:style-name="T147">。美方表示，中央军委装备发展部今后不能通过美国的金融系统进行任何交易，美国公司不能与中央军委装备发展部有任何商业来往，部长李尚福也不会获发美国签证</text:span><text:span text:style-name="T148">[150]</text:span><text:span text:style-name="T147">。</text:span></text:p>
          </table:table-cell>
          <table:table-cell office:value-type="float" office:value="-4" calcext:value-type="float">
            <text:p>-4</text:p>
          </table:table-cell>
          <table:table-cell table:number-columns-repeated="1021"/>
        </table:table-row>
        <table:table-row table:style-name="ro2">
          <table:table-cell office:value-type="date" office:date-value="2018-09-20" calcext:value-type="date">
            <text:p>2018/9/20</text:p>
          </table:table-cell>
          <table:table-cell table:style-name="ce5" office:value-type="string" calcext:value-type="string">
            <text:p>同日，中国外交部发言人对此表示表示强烈愤慨和严正交涉，要求美方撤销制裁，“否则美方必须承担由此造成的后果”。</text:p>
          </table:table-cell>
          <table:table-cell table:number-columns-repeated="1022"/>
        </table:table-row>
        <table:table-row table:style-name="ro7">
          <table:table-cell office:value-type="date" office:date-value="2018-09-22" calcext:value-type="date">
            <text:p>2018/9/22</text:p>
          </table:table-cell>
          <table:table-cell table:style-name="ce3" office:value-type="string" calcext:value-type="string">
            <text:p><text:span text:style-name="T152">中国外交部</text:span><text:span text:style-name="T153">召见</text:span><text:span text:style-name="T154">美国驻华大使</text:span><text:span text:style-name="T153">，就美国制裁中国军方机构及负责人提出严正交涉</text:span><text:span text:style-name="T155">[151]</text:span><text:span text:style-name="T156">。同日，</text:span><text:span text:style-name="T157">中央军委国际军事合作办公室</text:span><text:span text:style-name="T156">副主任</text:span><text:span text:style-name="T158">黄雪平</text:span><text:span text:style-name="T156">召见</text:span><text:span text:style-name="T157">美国驻华使馆</text:span><text:span text:style-name="T156">代理国防</text:span><text:span text:style-name="T158">武官孟绩伟</text:span><text:span text:style-name="T156">，就美方宣布对中国中央军委装备发展部及该部负责人实施制裁提出严正交涉和抗议</text:span><text:span text:style-name="T159">[152]</text:span><text:span text:style-name="T160">。与此同时，</text:span><text:span text:style-name="T161">中央军委</text:span><text:span text:style-name="T160">决定，立即召回在美国参加第</text:span><text:span text:style-name="T162">23</text:span><text:span text:style-name="T156">届国际海上力量研讨会并计划访问美国的</text:span><text:span text:style-name="T158">解放军海军</text:span><text:span text:style-name="T156">司令员</text:span><text:span text:style-name="T157">沈金龙</text:span><text:span text:style-name="T156">；推迟计划于</text:span><text:span text:style-name="T162">9</text:span><text:span text:style-name="T160">月</text:span><text:span text:style-name="T162">25</text:span><text:span text:style-name="T160">日至</text:span><text:span text:style-name="T162">27</text:span><text:span text:style-name="T160">日在北京举行的中美两军联合参谋部对话机制第二次会议</text:span><text:span text:style-name="T159">[152]</text:span><text:span text:style-name="T160">。</text:span><text:span text:style-name="T161">中国国防部</text:span><text:span text:style-name="T160">表示，中方要求美方立即纠正错误，撤销有关制裁，中国军队保留进一步采取反制措施的权利。</text:span></text:p>
          </table:table-cell>
          <table:table-cell office:value-type="float" office:value="6" calcext:value-type="float">
            <text:p>6</text:p>
          </table:table-cell>
          <table:table-cell table:number-columns-repeated="1021"/>
        </table:table-row>
        <table:table-row table:style-name="ro5">
          <table:table-cell office:value-type="date" office:date-value="2018-09-25" calcext:value-type="date">
            <text:p>2018/9/25</text:p>
          </table:table-cell>
          <table:table-cell table:style-name="ce3" office:value-type="string" calcext:value-type="string">
            <text:p><text:span text:style-name="T163">中国商务部</text:span><text:span text:style-name="T164">副部长兼国际贸易谈判副代表</text:span><text:span text:style-name="T165">王受文</text:span><text:span text:style-name="T164">在国新办记者会上确认了中方已经拒绝美方磋商要求的消息，并表示谈判应当以平等相待、相互尊重、遵守诺言为前提</text:span><text:span text:style-name="T166">[153]</text:span><text:span text:style-name="T167">。美国《</text:span><text:span text:style-name="T168">华尔街日报</text:span><text:span text:style-name="T167">》同日报道指，中国政府已拒绝了</text:span><text:span text:style-name="T168">美国海军黄蜂号两栖攻击舰</text:span><text:span text:style-name="T167">及其</text:span><text:span text:style-name="T168">远征打击群</text:span><text:span text:style-name="T167">访问</text:span><text:span text:style-name="T168">香港</text:span><text:span text:style-name="T167">的申请。</text:span></text:p>
          </table:table-cell>
          <table:table-cell office:value-type="float" office:value="7" calcext:value-type="float">
            <text:p>7</text:p>
          </table:table-cell>
          <table:table-cell table:number-columns-repeated="1021"/>
        </table:table-row>
        <table:table-row table:style-name="ro12">
          <table:table-cell office:value-type="date" office:date-value="2018-09-26" calcext:value-type="date">
            <text:p>2018/9/26</text:p>
          </table:table-cell>
          <table:table-cell table:style-name="ce3" office:value-type="string" calcext:value-type="string">
            <text:p><text:span text:style-name="T169">中国国务院总理</text:span><text:span text:style-name="T170">李克强</text:span><text:span text:style-name="T169">主持召开</text:span><text:span text:style-name="T171">国务院常务会议</text:span><text:span text:style-name="T169">。会议决定，从</text:span><text:span text:style-name="T172">2018</text:span><text:span text:style-name="T173">年</text:span><text:span text:style-name="T172">11</text:span><text:span text:style-name="T174">月</text:span><text:span text:style-name="T172">1</text:span><text:span text:style-name="T173">日起，降低</text:span><text:span text:style-name="T172">1585</text:span><text:span text:style-name="T174">个税目工业品等进口关税税率，将部分国内市场需求大的机电设备平均税率由</text:span><text:span text:style-name="T172">12.2%</text:span><text:span text:style-name="T173">降至</text:span><text:span text:style-name="T172">8.8%</text:span><text:span text:style-name="T174">，</text:span><text:span text:style-name="T175">纺织品</text:span><text:span text:style-name="T174">、</text:span><text:span text:style-name="T175">建材</text:span><text:span text:style-name="T174">等平均税率由</text:span><text:span text:style-name="T172">11.5%</text:span><text:span text:style-name="T174">降至</text:span><text:span text:style-name="T172">8.4%</text:span><text:span text:style-name="T174">，纸制品等部分资源性商品平均税率由</text:span><text:span text:style-name="T172">6.6%</text:span><text:span text:style-name="T174">降至</text:span><text:span text:style-name="T172">5.4%</text:span><text:span text:style-name="T176">[155]</text:span><text:span text:style-name="T174">。预计减轻税负近</text:span><text:span text:style-name="T172">600</text:span><text:span text:style-name="T174">亿元人民币，将中国关税总水平由上年</text:span><text:span text:style-name="T172">9.8%</text:span><text:span text:style-name="T174">降至</text:span><text:span text:style-name="T172">7.5%</text:span><text:span text:style-name="T176">[155]</text:span><text:span text:style-name="T174">。会议同时决定加快中国口岸通关便利化进程，在</text:span><text:span text:style-name="T172">11</text:span><text:span text:style-name="T174">月</text:span><text:span text:style-name="T172">1</text:span><text:span text:style-name="T174">日前将进出口环节监管证件从</text:span><text:span text:style-name="T172">86</text:span><text:span text:style-name="T174">种减至</text:span><text:span text:style-name="T172">48</text:span><text:span text:style-name="T174">种，</text:span><text:span text:style-name="T172">10</text:span><text:span text:style-name="T174">月底前由各地公布当地口岸收费清单，降低合规费用，确保年内集装箱进出口环节合规成本比去年降低</text:span><text:span text:style-name="T172">100</text:span><text:span text:style-name="T174">美元以上，并要求沿海大港要有更大幅度降低。</text:span></text:p>
          </table:table-cell>
          <table:table-cell office:value-type="float" office:value="3" calcext:value-type="float">
            <text:p>3</text:p>
          </table:table-cell>
          <table:table-cell table:number-columns-repeated="1021"/>
        </table:table-row>
        <table:table-row table:style-name="ro2">
          <table:table-cell office:value-type="date" office:date-value="2018-09-30" calcext:value-type="date">
            <text:p>2018/9/30</text:p>
          </table:table-cell>
          <table:table-cell table:style-name="ce3" office:value-type="string" calcext:value-type="string">
            <text:p><text:span text:style-name="T48">据美国《</text:span><text:span text:style-name="T49">纽约时报</text:span><text:span text:style-name="T48">》报道指，一名美国官员称，中国取消了计划</text:span><text:span text:style-name="T177">10</text:span><text:span text:style-name="T52">月美国国防部长</text:span><text:span text:style-name="T178">詹姆斯</text:span><text:span text:style-name="T50">·</text:span><text:span text:style-name="T51">马蒂斯</text:span><text:span text:style-name="T52">的访华行程，称中国高级军官没空与他会面</text:span></text:p>
          </table:table-cell>
          <table:table-cell office:value-type="float" office:value="-5" calcext:value-type="float">
            <text:p>-5</text:p>
          </table:table-cell>
          <table:table-cell table:number-columns-repeated="1021"/>
        </table:table-row>
        <table:table-row table:style-name="ro2">
          <table:table-cell office:value-type="date" office:date-value="2018-10-01" calcext:value-type="date">
            <text:p>2018/10/1</text:p>
          </table:table-cell>
          <table:table-cell table:style-name="ce5" office:value-type="string" calcext:value-type="string">
            <text:p>五角大楼官员表示，在中国国防部长不能如约后，美国取消了国防部长马蒂斯访问中国的计划。</text:p>
          </table:table-cell>
          <table:table-cell office:value-type="float" office:value="-4" calcext:value-type="float">
            <text:p>-4</text:p>
          </table:table-cell>
          <table:table-cell table:number-columns-repeated="1021"/>
        </table:table-row>
        <table:table-row table:style-name="ro6">
          <table:table-cell office:value-type="date" office:date-value="2018-10-02" calcext:value-type="date">
            <text:p>2018/10/2</text:p>
          </table:table-cell>
          <table:table-cell table:style-name="ce3" office:value-type="string" calcext:value-type="string">
            <text:p><text:span text:style-name="T13">中国外交部发言人</text:span><text:span text:style-name="T31">华春莹</text:span><text:span text:style-name="T13">表示，“中美双方此前原则商定于</text:span><text:span text:style-name="T14">10</text:span><text:span text:style-name="T15">月中旬举行第二轮中美外交安全对话。美方近日提出希望推迟举行对话。中美双方将继续就举行第二轮中美外交安全对话保持沟通。”</text:span></text:p>
          </table:table-cell>
          <table:table-cell office:value-type="float" office:value="6" calcext:value-type="float">
            <text:p>6</text:p>
          </table:table-cell>
          <table:table-cell table:number-columns-repeated="1021"/>
        </table:table-row>
        <table:table-row table:style-name="ro2">
          <table:table-cell office:value-type="date" office:date-value="2018-10-03" calcext:value-type="date">
            <text:p>2018/10/3</text:p>
          </table:table-cell>
          <table:table-cell table:style-name="ce3" office:value-type="string" calcext:value-type="string">
            <text:p><text:span text:style-name="T16">美国商务部</text:span><text:span text:style-name="T13">公布</text:span><text:span text:style-name="T31">锻钢</text:span><text:span text:style-name="T13">配件反倾销调查初裁结果，裁定中国、意大利企业对美倾销幅度最高达</text:span><text:span text:style-name="T14">142%</text:span><text:span text:style-name="T29">[160]</text:span><text:span text:style-name="T15">。涉案中国产品输美额约</text:span><text:span text:style-name="T14">1.05</text:span><text:span text:style-name="T15">亿美元。</text:span></text:p>
          </table:table-cell>
          <table:table-cell office:value-type="float" office:value="-5" calcext:value-type="float">
            <text:p>-5</text:p>
          </table:table-cell>
          <table:table-cell table:number-columns-repeated="1021"/>
        </table:table-row>
        <table:table-row table:style-name="ro9">
          <table:table-cell office:value-type="date" office:date-value="2018-10-08" calcext:value-type="date">
            <text:p>2018/10/8</text:p>
          </table:table-cell>
          <table:table-cell table:style-name="ce3" office:value-type="string" calcext:value-type="string">
            <text:p><text:span text:style-name="T54">美国国务卿蓬佩奥抵达北京与中国国务委员兼外交部部长</text:span><text:span text:style-name="T179">王毅</text:span><text:span text:style-name="T54">举行会谈，并表示，“美中在很多问题上有明显分歧，但美国不反对中国发展，无意围堵中国，也没有全面遏制中国的政策。美中作为世界上两个最大的经济体和力量最强的国家，对世界和平与繁荣肩负重大责任</text:span><text:span text:style-name="T121">[161]</text:span><text:span text:style-name="T56">。”蓬佩奥同时在与</text:span><text:span text:style-name="T123">中共中央政治局</text:span><text:span text:style-name="T56">委员兼</text:span><text:span text:style-name="T123">中央外事工作委员会办公室</text:span><text:span text:style-name="T56">主任</text:span><text:span text:style-name="T123">杨洁篪</text:span><text:span text:style-name="T56">会谈前发表讲话指，“我们就许多问题、在许多方面有分歧，我们互相倾听并努力克服这些分歧以找到建设性的解决方案，这是值得和重要的，这样我们才能为我们两个国家取得良好的结果”</text:span></text:p>
          </table:table-cell>
          <table:table-cell office:value-type="float" office:value="-3" calcext:value-type="float">
            <text:p>-3</text:p>
          </table:table-cell>
          <table:table-cell table:number-columns-repeated="1021"/>
        </table:table-row>
        <table:table-row table:style-name="ro9">
          <table:table-cell office:value-type="date" office:date-value="2018-10-08" calcext:value-type="date">
            <text:p>2018/10/8</text:p>
          </table:table-cell>
          <table:table-cell table:style-name="ce3" office:value-type="string" calcext:value-type="string">
            <text:p><text:span text:style-name="T180">中国国务院总理</text:span><text:span text:style-name="T181">李克强</text:span><text:span text:style-name="T180">主持召开</text:span><text:span text:style-name="T181">国务院常务会议</text:span><text:span text:style-name="T180">。会议决定，从</text:span><text:span text:style-name="T182">2018</text:span><text:span text:style-name="T183">年</text:span><text:span text:style-name="T182">11</text:span><text:span text:style-name="T183">月</text:span><text:span text:style-name="T182">1</text:span><text:span text:style-name="T184">日起，将现行货物出口退税率为</text:span><text:span text:style-name="T182">15%</text:span><text:span text:style-name="T184">的和部分</text:span><text:span text:style-name="T182">13%</text:span><text:span text:style-name="T183">的提至</text:span><text:span text:style-name="T182">16%</text:span><text:span text:style-name="T183">；</text:span><text:span text:style-name="T182">9%</text:span><text:span text:style-name="T183">的提至</text:span><text:span text:style-name="T182">10%</text:span><text:span text:style-name="T183">，其中部分提至</text:span><text:span text:style-name="T182">13%</text:span><text:span text:style-name="T184">；</text:span><text:span text:style-name="T182">5%</text:span><text:span text:style-name="T183">的提至</text:span><text:span text:style-name="T182">6%</text:span><text:span text:style-name="T183">，部分提至</text:span><text:span text:style-name="T182">10%</text:span><text:span text:style-name="T185">[163]</text:span><text:span text:style-name="T183">。对高耗能、高污染、资源性产品和面临去产能任务等产品出口退税率维持不变。进一步简化税制，退税率由原来的七档减为五档</text:span><text:span text:style-name="T185">[163]</text:span><text:span text:style-name="T183">。会议要求，各地区各部门要优化退税服务、缩短退税时间，今年底前将办理退税平均时间由目前的</text:span><text:span text:style-name="T182">13</text:span><text:span text:style-name="T183">个工作日缩短至</text:span><text:span text:style-name="T182">10</text:span><text:span text:style-name="T183">个工作日。</text:span></text:p>
          </table:table-cell>
          <table:table-cell table:number-columns-repeated="1022"/>
        </table:table-row>
        <table:table-row table:style-name="ro6">
          <table:table-cell office:value-type="date" office:date-value="2018-10-12" calcext:value-type="date">
            <text:p>2018/10/12</text:p>
          </table:table-cell>
          <table:table-cell table:style-name="ce3" office:value-type="string" calcext:value-type="string">
            <text:p><text:span text:style-name="T16">美国能源部</text:span><text:span text:style-name="T13">宣布，由于中国可能将美国核技术转移到新一代中国核潜艇、核动力航空母舰等军用技术上，因此发布禁令，将严格限制民用核技术输出中国</text:span><text:span text:style-name="T29">[164]</text:span><text:span text:style-name="T15">。</text:span></text:p>
          </table:table-cell>
          <table:table-cell office:value-type="float" office:value="-6" calcext:value-type="float">
            <text:p>-6</text:p>
          </table:table-cell>
          <table:table-cell table:number-columns-repeated="1021"/>
        </table:table-row>
        <table:table-row table:style-name="ro2">
          <table:table-cell office:value-type="date" office:date-value="2018-10-15" calcext:value-type="date">
            <text:p>2018/10/15</text:p>
          </table:table-cell>
          <table:table-cell table:style-name="ce3" office:value-type="string" calcext:value-type="string">
            <text:p><text:span text:style-name="T106">中国商务部发布公告，公布对原产于</text:span><text:span text:style-name="T107">美国</text:span><text:span text:style-name="T106">和</text:span><text:span text:style-name="T107">日本</text:span><text:span text:style-name="T106">的进口</text:span><text:span text:style-name="T107">氢碘酸</text:span><text:span text:style-name="T106">的反倾销调查终裁结果，对相关美国企业征收</text:span><text:span text:style-name="T108">123.4%</text:span><text:span text:style-name="T109">的反倾销税</text:span><text:span text:style-name="T110">[165]</text:span><text:span text:style-name="T109">。</text:span></text:p>
          </table:table-cell>
          <table:table-cell office:value-type="float" office:value="6" calcext:value-type="float">
            <text:p>6</text:p>
          </table:table-cell>
          <table:table-cell table:number-columns-repeated="1021"/>
        </table:table-row>
        <table:table-row table:style-name="ro2">
          <table:table-cell office:value-type="date" office:date-value="2018-10-16" calcext:value-type="date">
            <text:p>2018/10/16</text:p>
          </table:table-cell>
          <table:table-cell table:style-name="ce3" office:value-type="string" calcext:value-type="string">
            <text:p><text:span text:style-name="T106">美国财政部公布的国际资本流动报告显示，</text:span><text:span text:style-name="T108">8</text:span><text:span text:style-name="T109">月中国内地所持</text:span><text:span text:style-name="T116">美国国债</text:span><text:span text:style-name="T109">规模环比减少</text:span><text:span text:style-name="T108">59</text:span><text:span text:style-name="T109">亿美元，降至</text:span><text:span text:style-name="T108">1.1651</text:span><text:span text:style-name="T109">万亿美元，创七个月新低</text:span><text:span text:style-name="T110">[166]</text:span><text:span text:style-name="T109">。</text:span></text:p>
          </table:table-cell>
          <table:table-cell office:value-type="float" office:value="-4" calcext:value-type="float">
            <text:p>-4</text:p>
          </table:table-cell>
          <table:table-cell table:number-columns-repeated="1021"/>
        </table:table-row>
        <table:table-row table:style-name="ro2">
          <table:table-cell office:value-type="date" office:date-value="2018-10-17" calcext:value-type="date">
            <text:p>2018/10/17</text:p>
          </table:table-cell>
          <table:table-cell table:style-name="ce3" office:value-type="string" calcext:value-type="string">
            <text:p><text:span text:style-name="T1">美国宣布启动退出</text:span><text:span text:style-name="T24">万国邮政联盟</text:span><text:span text:style-name="T1">的程序。美国</text:span><text:span text:style-name="T24">白宫</text:span><text:span text:style-name="T1">表示，“万国邮政联盟的现行费率制度让中国和其他国家受益，对美国不公平”</text:span><text:span text:style-name="T2">[167]</text:span><text:span text:style-name="T4">。</text:span></text:p>
          </table:table-cell>
          <table:table-cell table:number-columns-repeated="1022"/>
        </table:table-row>
        <table:table-row table:style-name="ro5">
          <table:table-cell office:value-type="date" office:date-value="2018-10-17" calcext:value-type="date">
            <text:p>2018/10/17</text:p>
          </table:table-cell>
          <table:table-cell table:style-name="ce3" office:value-type="string" calcext:value-type="string">
            <text:p><text:span text:style-name="T186">美国商务部负责中国和</text:span><text:span text:style-name="T187">蒙古国</text:span><text:span text:style-name="T186">事务的助理部长帮办</text:span><text:span text:style-name="T188">艾伦</text:span><text:span text:style-name="T189">·</text:span><text:span text:style-name="T190">特利</text:span><text:span text:style-name="T191">在自蒙古国回国途中访问北京，会见美国企业代表，并与中国政府官员、一些中国经济学家和智囊人士举行会晤</text:span><text:span text:style-name="T189">[168]</text:span><text:span text:style-name="T191">。报道指这是自中美互征报复性关税以来，中美双方工作级接触的首次恢复</text:span><text:span text:style-name="T189">[168]</text:span><text:span text:style-name="T191">。</text:span></text:p>
          </table:table-cell>
          <table:table-cell table:number-columns-repeated="1022"/>
        </table:table-row>
        <table:table-row table:style-name="ro5">
          <table:table-cell office:value-type="date" office:date-value="2018-10-26" calcext:value-type="date">
            <text:p>2018/10/26</text:p>
          </table:table-cell>
          <table:table-cell table:style-name="ce3" office:value-type="string" calcext:value-type="string">
            <text:p><text:span text:style-name="T106">中国饲料工业协会批准发布《仔猪、生长育肥猪配合饲料》《蛋鸡、肉鸡配合饲料》两项团体标准，宣布减少豆粕等蛋白饲料原料用量</text:span><text:span text:style-name="T110">[169]</text:span><text:span text:style-name="T109">。据测算，新标准在全行业全面推行后，养殖业豆粕年消耗量有望降低约</text:span><text:span text:style-name="T108">1100</text:span><text:span text:style-name="T109">万吨，带动减少大豆需求约</text:span><text:span text:style-name="T108">1400</text:span><text:span text:style-name="T109">万吨</text:span><text:span text:style-name="T110">[169]</text:span><text:span text:style-name="T109">。</text:span></text:p>
          </table:table-cell>
          <table:table-cell office:value-type="float" office:value="8" calcext:value-type="float">
            <text:p>8</text:p>
          </table:table-cell>
          <table:table-cell table:number-columns-repeated="1021"/>
        </table:table-row>
        <table:table-row table:style-name="ro8">
          <table:table-cell office:value-type="date" office:date-value="2018-10-29" calcext:value-type="date">
            <text:p>2018/10/29</text:p>
          </table:table-cell>
          <table:table-cell table:style-name="ce3" office:value-type="string" calcext:value-type="string">
            <text:p><text:span text:style-name="T13">美国商务部声明指，该部已经把</text:span><text:span text:style-name="T192">福建晋华集成电路有限公司</text:span><text:span text:style-name="T13">列入商务部实体名单，限制对其出口，原因是该公司新增的存储芯片生产能力将威胁到为军方提供此类芯片的美国供应商的生存能力</text:span><text:span text:style-name="T29">[170]</text:span><text:span text:style-name="T15">。同日，中国商务部发布公告，公布对原产于美国和</text:span><text:span text:style-name="T193">沙特阿拉伯</text:span><text:span text:style-name="T15">等国的进口</text:span><text:span text:style-name="T193">乙醇胺</text:span><text:span text:style-name="T15">的反倾销调查终裁结果，对相关美国企业征收最高达</text:span><text:span text:style-name="T14">97.1%</text:span><text:span text:style-name="T15">的反倾销税</text:span><text:span text:style-name="T29">[171]</text:span><text:span text:style-name="T15">。</text:span></text:p>
          </table:table-cell>
          <table:table-cell office:value-type="float" office:value="-4" calcext:value-type="float">
            <text:p>-4</text:p>
          </table:table-cell>
          <table:table-cell table:number-columns-repeated="1021"/>
        </table:table-row>
        <table:table-row table:style-name="ro9">
          <table:table-cell office:value-type="date" office:date-value="2018-10-29" calcext:value-type="date">
            <text:p>2018/10/29</text:p>
          </table:table-cell>
          <table:table-cell table:style-name="ce3" office:value-type="string" calcext:value-type="string">
            <text:p><text:span text:style-name="T194">中国、</text:span><text:span text:style-name="T195">欧盟</text:span><text:span text:style-name="T194">、</text:span><text:span text:style-name="T196">加拿大</text:span><text:span text:style-name="T194">、</text:span><text:span text:style-name="T195">墨西哥</text:span><text:span text:style-name="T194">、</text:span><text:span text:style-name="T196">挪威</text:span><text:span text:style-name="T194">、</text:span><text:span text:style-name="T195">俄罗斯</text:span><text:span text:style-name="T194">、</text:span><text:span text:style-name="T195">土耳其</text:span><text:span text:style-name="T197">7</text:span><text:span text:style-name="T198">个世界贸易组织成员在世贸组织争端解决机构会议上强调，美国今年</text:span><text:span text:style-name="T197">3</text:span><text:span text:style-name="T199">月宣布的钢铝关税措施并非基于“国家安全”考虑，实质上是保障措施，并要求设立专家组就此措施是否违反世贸组织相关规定进行审查</text:span><text:span text:style-name="T200">[172]</text:span><text:span text:style-name="T198">。欧盟驻世贸组织代表表示，“世贸组织</text:span><text:span text:style-name="T197">7</text:span><text:span text:style-name="T198">个成员在同一天内针对同一成员提交设立专家组的申请‘史无前例’，这反映出美方行为在成员间引发的反对程度之烈。美国的钢铝关税事实上是保护本国产业的贸易保障措施</text:span><text:span text:style-name="T200">[172]</text:span><text:span text:style-name="T198">。”</text:span></text:p>
          </table:table-cell>
          <table:table-cell office:value-type="float" office:value="-3" calcext:value-type="float">
            <text:p>-3</text:p>
          </table:table-cell>
          <table:table-cell table:number-columns-repeated="1021"/>
        </table:table-row>
        <table:table-row table:style-name="ro12">
          <table:table-cell office:value-type="date" office:date-value="2018-11-01" calcext:value-type="date">
            <text:p>2018/11/1</text:p>
          </table:table-cell>
          <table:table-cell table:style-name="ce3" office:value-type="string" calcext:value-type="string">
            <text:p><text:span text:style-name="T1">中国国务院总理李克强会见美国联邦参议员亚历山大率领的美国参、众两院访华代表团，并表示，“健康稳定发展的中美关系符合两国人民的根本利益。双方应当按照两国元首多次会晤达成的重要共识，共同努力推动中美关系沿着正确轨道发展。希望美国国会议员发挥积极建设性作用</text:span><text:span text:style-name="T2">[173]</text:span><text:span text:style-name="T4">。”同日，中国国家主席习近平与美国总统特朗普通电话。特朗普表示，两国元首经常直接沟通非常重要，我们要保持经常联系，美方重视美中经贸合作，愿继续扩大对华出口。习近平表示，中美经贸合作的本质是互利共赢。过去一段时间，中美双方在经贸领域出现一些分歧，两国相关产业和全球贸易都受到不利影响，这是中方不愿看到的</text:span><text:span text:style-name="T2">[174]</text:span><text:span text:style-name="T4">。</text:span></text:p>
          </table:table-cell>
          <table:table-cell table:number-columns-repeated="1022"/>
        </table:table-row>
        <table:table-row table:style-name="ro6">
          <table:table-cell office:value-type="date" office:date-value="2018-11-07" calcext:value-type="date">
            <text:p>2018/11/7</text:p>
          </table:table-cell>
          <table:table-cell table:style-name="ce3" office:value-type="string" calcext:value-type="string">
            <text:p><text:span text:style-name="T13">中共中央政治局委员兼中央外事办主任杨洁篪在白宫与美国总统国家安全事务助理博尔顿举行会面。杨洁篪表示，第二轮中美安全对话将为两国元首会面做准备</text:span><text:span text:style-name="T29">[175]</text:span><text:span text:style-name="T15">。</text:span></text:p>
          </table:table-cell>
          <table:table-cell office:value-type="float" office:value="5" calcext:value-type="float">
            <text:p>5</text:p>
          </table:table-cell>
          <table:table-cell table:number-columns-repeated="1021"/>
        </table:table-row>
        <table:table-row table:style-name="ro2">
          <table:table-cell office:value-type="date" office:date-value="2018-11-08" calcext:value-type="date">
            <text:p>2018/11/8</text:p>
          </table:table-cell>
          <table:table-cell table:style-name="ce3" office:value-type="string" calcext:value-type="string">
            <text:p><text:span text:style-name="T13">国务委员兼外交部长王毅在北京会见美国前国务卿基辛格，就中美关系交换意见</text:span><text:span text:style-name="T29">[176]</text:span><text:span text:style-name="T15">。</text:span></text:p>
          </table:table-cell>
          <table:table-cell office:value-type="float" office:value="6" calcext:value-type="float">
            <text:p>6</text:p>
          </table:table-cell>
          <table:table-cell table:number-columns-repeated="1021"/>
        </table:table-row>
        <table:table-row table:style-name="ro6">
          <table:table-cell office:value-type="date" office:date-value="2018-11-09" calcext:value-type="date">
            <text:p>2018/11/9</text:p>
          </table:table-cell>
          <table:table-cell table:style-name="ce3" office:value-type="string" calcext:value-type="string">
            <text:p><text:span text:style-name="T37">中美两国在华盛顿举行第二轮中美外交安全对话，中共中央政治局委员兼中央外事办主任</text:span><text:span text:style-name="T39">杨洁篪</text:span><text:span text:style-name="T37">、国务委员兼国防部长</text:span><text:span text:style-name="T38">魏凤和</text:span><text:span text:style-name="T37">同美国国务卿</text:span><text:span text:style-name="T38">迈克</text:span><text:span text:style-name="T40">·</text:span><text:span text:style-name="T41">蓬佩奥</text:span><text:span text:style-name="T42">、国防部长</text:span><text:span text:style-name="T43">詹姆斯</text:span><text:span text:style-name="T40">·</text:span><text:span text:style-name="T41">马蒂斯</text:span><text:span text:style-name="T42">共同举行对话，双方就各自战略意图进行了深入沟通</text:span></text:p>
          </table:table-cell>
          <table:table-cell office:value-type="float" office:value="6" calcext:value-type="float">
            <text:p>6</text:p>
          </table:table-cell>
          <table:table-cell table:number-columns-repeated="1021"/>
        </table:table-row>
        <table:table-row table:style-name="ro6">
          <table:table-cell office:value-type="date" office:date-value="2018-12-01" calcext:value-type="date">
            <text:p>2018/12/1</text:p>
          </table:table-cell>
          <table:table-cell table:style-name="ce3" office:value-type="string" calcext:value-type="string">
            <text:p><text:span text:style-name="T106">中国国家主席</text:span><text:span text:style-name="T107">习近平</text:span><text:span text:style-name="T106">与美国总统</text:span><text:span text:style-name="T107">特朗普</text:span><text:span text:style-name="T106">在</text:span><text:span text:style-name="T110">2018</text:span><text:span text:style-name="T201">年二十国集团布宜诺斯艾利斯峰会</text:span><text:span text:style-name="T109">上举行会谈，两国元首讨论了中美经贸问题并达成了共识。双方宣布暂停采取新的贸易措施，并设定了</text:span><text:span text:style-name="T108">3</text:span><text:span text:style-name="T109">个月的谈判期限，若谈判失败将导致关税战再次升级</text:span></text:p>
          </table:table-cell>
          <table:table-cell office:value-type="float" office:value="4" calcext:value-type="float">
            <text:p>4</text:p>
          </table:table-cell>
          <table:table-cell table:number-columns-repeated="1021"/>
        </table:table-row>
        <table:table-row table:style-name="ro10">
          <table:table-cell office:value-type="date" office:date-value="2018-12-01" calcext:value-type="date">
            <text:p>2018/12/1</text:p>
          </table:table-cell>
          <table:table-cell table:style-name="ce3" office:value-type="string" calcext:value-type="string">
            <text:p><text:span text:style-name="T202">华为公司</text:span><text:span text:style-name="T203">现任</text:span><text:span text:style-name="T204">副董事长</text:span><text:span text:style-name="T203">兼</text:span><text:span text:style-name="T204">首席财务官</text:span><text:span text:style-name="T203">（</text:span><text:span text:style-name="T205">CFO</text:span><text:span text:style-name="T206">），同时也是华为创办人</text:span><text:span text:style-name="T207">任正非</text:span><text:span text:style-name="T206">与第一任妻子</text:span><text:span text:style-name="T207">孟军</text:span><text:span text:style-name="T206">所生的长女</text:span><text:span text:style-name="T208">孟晚舟</text:span><text:span text:style-name="T206">搭乘</text:span><text:span text:style-name="T208">香港</text:span><text:span text:style-name="T206">飞往</text:span><text:span text:style-name="T207">墨西哥</text:span><text:span text:style-name="T206">的航班在途经</text:span><text:span text:style-name="T207">温哥华</text:span><text:span text:style-name="T206">转机时，被加拿大警方应</text:span><text:span text:style-name="T208">美国政府</text:span><text:span text:style-name="T206">司法互助要求逮捕，并以“华为涉嫌违反美国出口管制向伊朗出售敏感科技，并以假账资料掩护”为由，面临</text:span><text:span text:style-name="T208">美国纽约东区联邦地区法院</text:span><text:span text:style-name="T206">之拘捕令及纽约东区检控律师之指控</text:span><text:span text:style-name="T209">[180][181][182][183][184]</text:span><text:span text:style-name="T210">，或被引渡到美国。消息传出后，华为之全球</text:span><text:span text:style-name="T211">供应链火伴</text:span><text:span text:style-name="T210">，如</text:span><text:span text:style-name="T212">台积电</text:span><text:span text:style-name="T210">、</text:span><text:span text:style-name="T212">舜宇光学</text:span><text:span text:style-name="T210">等，股价应声急挫</text:span><text:span text:style-name="T213">[185][186][187][188]</text:span><text:span text:style-name="T210">，同时也波及如</text:span><text:span text:style-name="T211">中兴</text:span><text:span text:style-name="T210">、</text:span><text:span text:style-name="T211">鸿海</text:span><text:span text:style-name="T210">等亚洲同业的股价下泻</text:span><text:span text:style-name="T213">[187][188]</text:span><text:span text:style-name="T210">，其欧洲对手</text:span><text:span text:style-name="T212">爱立信</text:span><text:span text:style-name="T210">和</text:span><text:span text:style-name="T211">诺基亚</text:span><text:span text:style-name="T210">两者的股价则上升</text:span><text:span text:style-name="T209">[185]</text:span><text:span text:style-name="T210">。亚洲股市也出现大跌</text:span><text:span text:style-name="T213">[189]</text:span><text:span text:style-name="T210">，随后影响欧洲股市和美国股市，</text:span><text:span text:style-name="T214">中美贸易战</text:span><text:span text:style-name="T215">也因此事再起风云</text:span><text:span text:style-name="T216">[190]</text:span><text:span text:style-name="T217">。其后受到此事件影响，加拿大</text:span><text:span text:style-name="T218">不列颠哥伦比亚省</text:span><text:span text:style-name="T217">亚洲林业贸易代表团取消了对华行程</text:span><text:span text:style-name="T216">[191]</text:span><text:span text:style-name="T217">。</text:span></text:p>
          </table:table-cell>
          <table:table-cell office:value-type="float" office:value="6" calcext:value-type="float">
            <text:p>6</text:p>
          </table:table-cell>
          <table:table-cell table:number-columns-repeated="1021"/>
        </table:table-row>
        <table:table-row table:style-name="ro6">
          <table:table-cell office:value-type="date" office:date-value="2018-12-06" calcext:value-type="date">
            <text:p>2018/12/6</text:p>
          </table:table-cell>
          <table:table-cell table:style-name="ce3" office:value-type="string" calcext:value-type="string">
            <text:p><text:span text:style-name="T13">美国企业的高层在新加坡</text:span><text:span text:style-name="T14">Google</text:span><text:span text:style-name="T15">亚太总部举办的闭门安全会议上表示，如非必要，尽量不要前往中国，以免遭中国政府报复，并考虑将一些会议地点改成中国以外之地方。</text:span></text:p>
          </table:table-cell>
          <table:table-cell table:number-columns-repeated="1022"/>
        </table:table-row>
        <table:table-row table:style-name="ro6">
          <table:table-cell office:value-type="date" office:date-value="2018-12-10" calcext:value-type="date">
            <text:p>2018/12/10</text:p>
          </table:table-cell>
          <table:table-cell table:style-name="ce3" office:value-type="string" calcext:value-type="string">
            <text:p><text:span text:style-name="T13">中国政府以“涉嫌从事危害中国国家安全的活动”为由逮捕前加拿大外交官康明凯（</text:span><text:span text:style-name="T14">Michael Kovrig</text:span><text:span text:style-name="T15">）以及另一名加拿大公民斯帕弗（</text:span><text:span text:style-name="T14">Michael Spavor</text:span><text:span text:style-name="T15">）。被外界认为是“华为案”下的“人质”。</text:span></text:p>
          </table:table-cell>
          <table:table-cell table:number-columns-repeated="1022"/>
        </table:table-row>
        <table:table-row table:style-name="ro13" table:number-rows-repeated="1048485">
          <table:table-cell table:number-columns-repeated="1024"/>
        </table:table-row>
        <table:table-row table:style-name="ro13">
          <table:table-cell table:number-columns-repeated="1024"/>
        </table:table-row>
      </table:table>
      <table:table table:name="备份" table:style-name="ta1">
        <table:table-column table:style-name="co1" table:default-cell-style-name="ce8"/>
        <table:table-column table:style-name="co2" table:default-cell-style-name="ce13"/>
        <table:table-column table:style-name="co3" table:default-cell-style-name="ce14"/>
        <table:table-column table:style-name="co4" table:number-columns-repeated="1021" table:default-cell-style-name="ce14"/>
        <table:table-row table:style-name="ro14">
          <table:table-cell office:value-type="string" calcext:value-type="string">
            <text:p>时间</text:p>
          </table:table-cell>
          <table:table-cell table:style-name="ce9" office:value-type="string" calcext:value-type="string">
            <text:p>事件</text:p>
          </table:table-cell>
          <table:table-cell table:number-columns-repeated="1022"/>
        </table:table-row>
        <table:table-row table:style-name="ro2">
          <table:table-cell office:value-type="date" office:date-value="2017-04-01" calcext:value-type="date">
            <text:p>2017/4/1</text:p>
          </table:table-cell>
          <table:table-cell table:style-name="ce10" office:value-type="string" calcext:value-type="string">
            <text:p><text:span text:style-name="T219">特朗普发出备忘录，指示美国商务部部长根据《</text:span><text:span text:style-name="T220">1962</text:span><text:span text:style-name="T221">年贸易扩展法</text:span><text:span text:style-name="T222">》第</text:span><text:span text:style-name="T223">232</text:span><text:span text:style-name="T222">条，就进口钢铁及铝材对美国国家安全的影响进行调查（</text:span><text:span text:style-name="T223">232</text:span><text:span text:style-name="T222">调查）。</text:span></text:p>
          </table:table-cell>
          <table:table-cell table:number-columns-repeated="1022"/>
        </table:table-row>
        <table:table-row table:style-name="ro2">
          <table:table-cell office:value-type="date" office:date-value="2017-08-01" calcext:value-type="date">
            <text:p>2017/8/1</text:p>
          </table:table-cell>
          <table:table-cell table:style-name="ce10" office:value-type="string" calcext:value-type="string">
            <text:p><text:span text:style-name="T224">美国贸易代表办公室</text:span><text:span text:style-name="T225">根据</text:span><text:span text:style-name="T226">《</text:span><text:span text:style-name="T227">1974</text:span><text:span text:style-name="T228">年贸易法》第</text:span><text:span text:style-name="T227">301</text:span><text:span text:style-name="T228">条</text:span><text:span text:style-name="T229">正式对中国启动调查（</text:span><text:span text:style-name="T230">301</text:span><text:span text:style-name="T229">调查）</text:span></text:p>
          </table:table-cell>
          <table:table-cell table:number-columns-repeated="1022"/>
        </table:table-row>
        <table:table-row table:style-name="ro3">
          <table:table-cell office:value-type="date" office:date-value="2018-01-01" calcext:value-type="date">
            <text:p>2018/1/1</text:p>
          </table:table-cell>
          <table:table-cell table:style-name="ce11" office:value-type="string" calcext:value-type="string">
            <text:p>美国政府宣布“对进口大型洗衣机和光伏产品分别采取为期4年和3年的全球保障措施，并分别征收最高税率达30%和50%的关税”。</text:p>
          </table:table-cell>
          <table:table-cell table:number-columns-repeated="1022"/>
        </table:table-row>
        <table:table-row table:style-name="ro4">
          <table:table-cell office:value-type="date" office:date-value="2018-02-01" calcext:value-type="date">
            <text:p>2018/2/1</text:p>
          </table:table-cell>
          <table:table-cell table:style-name="ce10" office:value-type="string" calcext:value-type="string">
            <text:p><text:span text:style-name="T231">美国政府宣布“对进口中国的铸铁污水管道配件征收</text:span><text:span text:style-name="T232">109.95%</text:span><text:span text:style-name="T233">的反倾销关税”。</text:span></text:p>
          </table:table-cell>
          <table:table-cell table:number-columns-repeated="1022"/>
        </table:table-row>
        <table:table-row table:style-name="ro2">
          <table:table-cell office:value-type="date" office:date-value="2018-02-27" calcext:value-type="date">
            <text:p>2018/2/27</text:p>
          </table:table-cell>
          <table:table-cell table:style-name="ce10" office:value-type="string" calcext:value-type="string">
            <text:p><text:span text:style-name="T234">美国商务部</text:span><text:span text:style-name="T231">宣布“对中国铝箔产品厂商征收</text:span><text:span text:style-name="T232">48.64%</text:span><text:span text:style-name="T233">至</text:span><text:span text:style-name="T232">106.09%</text:span><text:span text:style-name="T233">的反倾销税，以及</text:span><text:span text:style-name="T232">17.14%</text:span><text:span text:style-name="T233">至</text:span><text:span text:style-name="T232">80.97%</text:span><text:span text:style-name="T233">的反补贴税”。</text:span></text:p>
          </table:table-cell>
          <table:table-cell table:number-columns-repeated="1022"/>
        </table:table-row>
        <table:table-row table:style-name="ro5">
          <table:table-cell office:value-type="date" office:date-value="2018-03-22" calcext:value-type="date">
            <text:p>2018/3/22</text:p>
          </table:table-cell>
          <table:table-cell table:style-name="ce10" office:value-type="string" calcext:value-type="string">
            <text:p><text:span text:style-name="T235">特朗普签署备忘录，宣布为回应中国对美国</text:span><text:span text:style-name="T236">知识产权</text:span><text:span text:style-name="T235">的侵犯，将依据</text:span><text:span text:style-name="T237">1974</text:span><text:span text:style-name="T238">年贸易法第</text:span><text:span text:style-name="T237">301</text:span><text:span text:style-name="T238">条</text:span><text:span text:style-name="T239">，指示</text:span><text:span text:style-name="T240">美国贸易代表</text:span><text:span text:style-name="T239">（</text:span><text:span text:style-name="T241">USTR</text:span><text:span text:style-name="T239">）对从中国进口的商品征收关税，涉及的商品总计可达</text:span><text:span text:style-name="T241">600</text:span><text:span text:style-name="T239">亿美元；关税并非即时生效，美国贸易代表将“在</text:span><text:span text:style-name="T241">15</text:span><text:span text:style-name="T239">天内制定征税货物列表，此后还有</text:span><text:span text:style-name="T241">30</text:span><text:span text:style-name="T239">天征询公众意见的公示期”。</text:span></text:p>
          </table:table-cell>
          <table:table-cell table:number-columns-repeated="1022"/>
        </table:table-row>
        <table:table-row table:style-name="ro5">
          <table:table-cell office:value-type="date" office:date-value="2018-03-23" calcext:value-type="date">
            <text:p>2018/3/23</text:p>
          </table:table-cell>
          <table:table-cell table:style-name="ce10" office:value-type="string" calcext:value-type="string">
            <text:p><text:span text:style-name="T231">中国商务部发布了针对美国进口钢铁和铝产品</text:span><text:span text:style-name="T232">232</text:span><text:span text:style-name="T233">措施的中止减让产品清单并征求公众意见，拟对自美进口部分产品加征关税，以平衡因美国对进口钢铁和铝产品加征关税给中方利益造成的损失。其中计划对价值</text:span><text:span text:style-name="T232">30</text:span><text:span text:style-name="T233">亿美元的美国产水果、猪肉、葡萄酒、无缝钢管和另外</text:span><text:span text:style-name="T232">100</text:span><text:span text:style-name="T233">多种商品征收关税。</text:span></text:p>
          </table:table-cell>
          <table:table-cell table:number-columns-repeated="1022"/>
        </table:table-row>
        <table:table-row table:style-name="ro2">
          <table:table-cell office:value-type="date" office:date-value="2018-04-02" calcext:value-type="date">
            <text:p>2018/4/2</text:p>
          </table:table-cell>
          <table:table-cell table:style-name="ce10" office:value-type="string" calcext:value-type="string">
            <text:p><text:span text:style-name="T231">中国对原产于美国的</text:span><text:span text:style-name="T232">7</text:span><text:span text:style-name="T233">类</text:span><text:span text:style-name="T232">128</text:span><text:span text:style-name="T233">项进口商品中止关税减让义务，在现行适用关税税率基础上加征关税。</text:span></text:p>
          </table:table-cell>
          <table:table-cell table:number-columns-repeated="1022"/>
        </table:table-row>
        <table:table-row table:style-name="ro2">
          <table:table-cell office:value-type="date" office:date-value="2018-04-04" calcext:value-type="date">
            <text:p>2018/4/4</text:p>
          </table:table-cell>
          <table:table-cell table:style-name="ce10" office:value-type="string" calcext:value-type="string">
            <text:p><text:span text:style-name="T231">美国政府发布了加征关税的商品清单，将对中输美的</text:span><text:span text:style-name="T232">1333</text:span><text:span text:style-name="T233">项</text:span><text:span text:style-name="T232">500</text:span><text:span text:style-name="T233">亿美元的商品加征</text:span><text:span text:style-name="T232">25%</text:span><text:span text:style-name="T233">的关税</text:span></text:p>
          </table:table-cell>
          <table:table-cell table:number-columns-repeated="1022"/>
        </table:table-row>
        <table:table-row table:style-name="ro6">
          <table:table-cell office:value-type="date" office:date-value="2018-04-04" calcext:value-type="date">
            <text:p>2018/4/4</text:p>
          </table:table-cell>
          <table:table-cell table:style-name="ce10" office:value-type="string" calcext:value-type="string">
            <text:p><text:span text:style-name="T219">随之</text:span><text:span text:style-name="T242">国务院关税税则委员会</text:span><text:span text:style-name="T219">决定对原产于美国的大豆、汽车、化工品等</text:span><text:span text:style-name="T223">14</text:span><text:span text:style-name="T222">类</text:span><text:span text:style-name="T223">106</text:span><text:span text:style-name="T222">项商品加征</text:span><text:span text:style-name="T223">25%</text:span><text:span text:style-name="T222">的关税，实施日期将视乎美国政府对中国商品加征关税实施情况，由国务院关税税则委员会另行公布。</text:span></text:p>
          </table:table-cell>
          <table:table-cell table:number-columns-repeated="1022"/>
        </table:table-row>
        <table:table-row table:style-name="ro6">
          <table:table-cell office:value-type="date" office:date-value="2018-04-04" calcext:value-type="date">
            <text:p>2018/4/4</text:p>
          </table:table-cell>
          <table:table-cell table:style-name="ce10" office:value-type="string" calcext:value-type="string">
            <text:p><text:span text:style-name="T243">中国就美国对华</text:span><text:span text:style-name="T244">301</text:span><text:span text:style-name="T245">调查项下征税建议，及美国进口钢铁和铝产品</text:span><text:span text:style-name="T244">232</text:span><text:span text:style-name="T245">措施，两天内在</text:span><text:span text:style-name="T246">世贸组织</text:span><text:span text:style-name="T245">争端解决机制下两次提起磋商请求，正式启动</text:span><text:span text:style-name="T246">世贸组织争端解决程序</text:span><text:span text:style-name="T245">。</text:span></text:p>
          </table:table-cell>
          <table:table-cell table:number-columns-repeated="1022"/>
        </table:table-row>
        <table:table-row table:style-name="ro2">
          <table:table-cell office:value-type="date" office:date-value="2018-04-05" calcext:value-type="date">
            <text:p>2018/4/5</text:p>
          </table:table-cell>
          <table:table-cell table:style-name="ce10" office:value-type="string" calcext:value-type="string">
            <text:p><text:span text:style-name="T231">美国总统特朗普要求美国贸易代表办公室依据“</text:span><text:span text:style-name="T247">301</text:span><text:span text:style-name="T248">调查</text:span><text:span text:style-name="T233">”，额外对</text:span><text:span text:style-name="T232">1000</text:span><text:span text:style-name="T233">亿美元中国进口商品加征关税。</text:span></text:p>
          </table:table-cell>
          <table:table-cell table:number-columns-repeated="1022"/>
        </table:table-row>
        <table:table-row table:style-name="ro4">
          <table:table-cell office:value-type="date" office:date-value="2018-04-05" calcext:value-type="date">
            <text:p>2018/4/5</text:p>
          </table:table-cell>
          <table:table-cell table:style-name="ce12" office:value-type="string" calcext:value-type="string">
            <text:p><text:span text:style-name="T234">欧盟</text:span><text:span text:style-name="T231">和</text:span><text:span text:style-name="T249">日本</text:span><text:span text:style-name="T231">加入美国在世贸组织就中国的技术许可要求提出的磋商请求。</text:span></text:p>
          </table:table-cell>
          <table:table-cell table:number-columns-repeated="1022"/>
        </table:table-row>
        <table:table-row table:style-name="ro4">
          <table:table-cell office:value-type="date" office:date-value="2018-04-10" calcext:value-type="date">
            <text:p>2018/4/10</text:p>
          </table:table-cell>
          <table:table-cell table:style-name="ce12" office:value-type="string" calcext:value-type="string">
            <text:p><text:span text:style-name="T234">习近平</text:span><text:span text:style-name="T231">在</text:span><text:span text:style-name="T249">博鳌亚洲论坛</text:span><text:span text:style-name="T231">的开幕主旨演讲中，宣布中国将实施“四大开放”新举措</text:span></text:p>
          </table:table-cell>
          <table:table-cell table:number-columns-repeated="1022"/>
        </table:table-row>
        <table:table-row table:style-name="ro2">
          <table:table-cell office:value-type="date" office:date-value="2018-04-10" calcext:value-type="date">
            <text:p>2018/4/10</text:p>
          </table:table-cell>
          <table:table-cell table:style-name="ce10" office:value-type="string" calcext:value-type="string">
            <text:p><text:span text:style-name="T231">美国商务部公布对华</text:span><text:span text:style-name="T249">冷拔机械管</text:span><text:span text:style-name="T231">反倾销调查终裁结果，裁定中国企业对美倾销幅度最高达</text:span><text:span text:style-name="T232">186.89%</text:span><text:span text:style-name="T233">。涉案中国产品输美额约</text:span><text:span text:style-name="T232">2940</text:span><text:span text:style-name="T233">万美元。</text:span></text:p>
          </table:table-cell>
          <table:table-cell table:number-columns-repeated="1022"/>
        </table:table-row>
        <table:table-row table:style-name="ro2">
          <table:table-cell office:value-type="date" office:date-value="2018-04-16" calcext:value-type="date">
            <text:p>2018/4/16</text:p>
          </table:table-cell>
          <table:table-cell table:style-name="ce10" office:value-type="string" calcext:value-type="string">
            <text:p><text:span text:style-name="T231">美国商务部部长罗斯宣布，因违反美国政府制裁禁令向伊朗等国出口，中国电信设备商</text:span><text:span text:style-name="T249">中兴通讯</text:span><text:span text:style-name="T231">将</text:span><text:span text:style-name="T249">被禁止从美国市场上购买零部件产品</text:span><text:span text:style-name="T231">，期限为</text:span><text:span text:style-name="T232">7</text:span><text:span text:style-name="T233">年。</text:span></text:p>
          </table:table-cell>
          <table:table-cell table:number-columns-repeated="1022"/>
        </table:table-row>
        <table:table-row table:style-name="ro2">
          <table:table-cell office:value-type="date" office:date-value="2018-04-17" calcext:value-type="date">
            <text:p>2018/4/17</text:p>
          </table:table-cell>
          <table:table-cell table:style-name="ce10" office:value-type="string" calcext:value-type="string">
            <text:p><text:span text:style-name="T250">中华人民共和国商务部</text:span><text:span text:style-name="T251">发布公告，初步认定原产于美国的进口高粱存在倾销行为，决定自</text:span><text:span text:style-name="T252">2018</text:span><text:span text:style-name="T253">年</text:span><text:span text:style-name="T252">4</text:span><text:span text:style-name="T253">月</text:span><text:span text:style-name="T252">18</text:span><text:span text:style-name="T253">日起，对原产于美国的进口</text:span><text:span text:style-name="T254">高粱</text:span><text:span text:style-name="T253">采取临时反倾销措施</text:span></text:p>
          </table:table-cell>
          <table:table-cell table:number-columns-repeated="1022"/>
        </table:table-row>
        <table:table-row table:style-name="ro2">
          <table:table-cell office:value-type="date" office:date-value="2018-04-18" calcext:value-type="date">
            <text:p>2018/4/18</text:p>
          </table:table-cell>
          <table:table-cell table:style-name="ce12" office:value-type="string" calcext:value-type="string">
            <text:p>美国商务部宣布已展开新的调查，以确定从中国进口的部分钢轮产品是否在美国倾销与中国生产商是否接受不公平补贴问题</text:p>
          </table:table-cell>
          <table:table-cell table:number-columns-repeated="1022"/>
        </table:table-row>
        <table:table-row table:style-name="ro2">
          <table:table-cell office:value-type="date" office:date-value="2018-04-19" calcext:value-type="date">
            <text:p>2018/4/19</text:p>
          </table:table-cell>
          <table:table-cell table:style-name="ce12" office:value-type="string" calcext:value-type="string">
            <text:p><text:span text:style-name="T231">中国商务部决定对原产于美国、</text:span><text:span text:style-name="T249">欧盟</text:span><text:span text:style-name="T231">和</text:span><text:span text:style-name="T249">新加坡</text:span><text:span text:style-name="T231">的进口</text:span><text:span text:style-name="T249">卤化丁基橡胶</text:span><text:span text:style-name="T231">产品实施保证金形式的临时反倾销措施</text:span></text:p>
          </table:table-cell>
          <table:table-cell table:number-columns-repeated="1022"/>
        </table:table-row>
        <table:table-row table:style-name="ro2">
          <table:table-cell office:value-type="date" office:date-value="2018-05-01" calcext:value-type="date">
            <text:p>2018/5/1</text:p>
          </table:table-cell>
          <table:table-cell table:style-name="ce10" office:value-type="string" calcext:value-type="string">
            <text:p><text:span text:style-name="T219">美国商务部公布对华</text:span><text:span text:style-name="T242">聚四氟乙烯树脂</text:span><text:span text:style-name="T219">反倾销调查初裁结果，裁定中国企业对美倾销幅度最高达</text:span><text:span text:style-name="T223">208.16%</text:span><text:span text:style-name="T220">[71]</text:span><text:span text:style-name="T222">。涉案中国产品输美额约</text:span><text:span text:style-name="T223">2460</text:span><text:span text:style-name="T222">万美元</text:span></text:p>
          </table:table-cell>
          <table:table-cell table:number-columns-repeated="1022"/>
        </table:table-row>
        <table:table-row table:style-name="ro4">
          <table:table-cell office:value-type="date" office:date-value="2018-05-01" calcext:value-type="date">
            <text:p>2018/5/1</text:p>
          </table:table-cell>
          <table:table-cell table:style-name="ce12" office:value-type="string" calcext:value-type="string">
            <text:p>在华销售的美国猫粮被平台要求全面下架</text:p>
          </table:table-cell>
          <table:table-cell table:number-columns-repeated="1022"/>
        </table:table-row>
        <table:table-row table:style-name="ro2">
          <table:table-cell office:value-type="date" office:date-value="2018-05-03" calcext:value-type="date">
            <text:p>2018/5/3</text:p>
          </table:table-cell>
          <table:table-cell table:style-name="ce12" office:value-type="string" calcext:value-type="string">
            <text:p>中共中央政治局委员、国务院副总理、中央财经委员会办公室主任刘鹤与美国总统特使、财政部长姆努钦率领的美方代表团举行会谈。</text:p>
          </table:table-cell>
          <table:table-cell table:number-columns-repeated="1022"/>
        </table:table-row>
        <table:table-row table:style-name="ro2">
          <table:table-cell office:value-type="date" office:date-value="2018-05-03" calcext:value-type="date">
            <text:p>2018/5/3</text:p>
          </table:table-cell>
          <table:table-cell table:style-name="ce12" office:value-type="string" calcext:value-type="string">
            <text:p><text:span text:style-name="T231">中国海关总署发布警示通报，要求各直属海关加强对进口美国</text:span><text:span text:style-name="T249">苹果</text:span><text:span text:style-name="T231">和</text:span><text:span text:style-name="T249">原木</text:span><text:span text:style-name="T231">的检验检疫</text:span></text:p>
          </table:table-cell>
          <table:table-cell table:number-columns-repeated="1022"/>
        </table:table-row>
        <table:table-row table:style-name="ro2">
          <table:table-cell office:value-type="date" office:date-value="2018-05-14" calcext:value-type="date">
            <text:p>2018/5/14</text:p>
          </table:table-cell>
          <table:table-cell table:style-name="ce10" office:value-type="string" calcext:value-type="string">
            <text:p><text:span text:style-name="T219">美国商务部公布对华</text:span><text:span text:style-name="T242">锻钢</text:span><text:span text:style-name="T219">配件反倾销调查初裁结果，裁定中国企业对美倾销幅度最高达</text:span><text:span text:style-name="T223">142.72%</text:span><text:span text:style-name="T220">[78]</text:span><text:span text:style-name="T222">。涉案中国产品输美额约</text:span><text:span text:style-name="T223">7840</text:span><text:span text:style-name="T222">万美元</text:span></text:p>
          </table:table-cell>
          <table:table-cell table:number-columns-repeated="1022"/>
        </table:table-row>
        <table:table-row table:style-name="ro6">
          <table:table-cell office:value-type="date" office:date-value="2018-05-17" calcext:value-type="date">
            <text:p>2018/5/17</text:p>
          </table:table-cell>
          <table:table-cell table:style-name="ce10" office:value-type="string" calcext:value-type="string">
            <text:p><text:span text:style-name="T255">由中共中央政治局委员、国务院副总理、</text:span><text:span text:style-name="T256">中央财经委员会办公室</text:span><text:span text:style-name="T255">主任</text:span><text:span text:style-name="T257">刘鹤</text:span><text:span text:style-name="T255">率领的中方代表团和包括美国财政部长</text:span><text:span text:style-name="T256">斯蒂芬</text:span><text:span text:style-name="T258">·</text:span><text:span text:style-name="T259">梅努钦</text:span><text:span text:style-name="T260">、商务部长</text:span><text:span text:style-name="T261">威尔伯</text:span><text:span text:style-name="T258">·</text:span><text:span text:style-name="T259">罗斯</text:span><text:span text:style-name="T260">和贸易代表</text:span><text:span text:style-name="T261">罗伯特</text:span><text:span text:style-name="T258">·</text:span><text:span text:style-name="T259">莱特希泽</text:span><text:span text:style-name="T260">等成员的美方代表团就贸易问题进行了建设性磋商</text:span></text:p>
          </table:table-cell>
          <table:table-cell table:number-columns-repeated="1022"/>
        </table:table-row>
        <table:table-row table:style-name="ro4">
          <table:table-cell office:value-type="date" office:date-value="2018-05-17" calcext:value-type="date">
            <text:p>2018/5/17</text:p>
          </table:table-cell>
          <table:table-cell table:style-name="ce15" office:value-type="string" calcext:value-type="string">
            <text:p>美国总统特朗普接见了刘鹤率领的中方代表团</text:p>
          </table:table-cell>
          <table:table-cell table:number-columns-repeated="1022"/>
        </table:table-row>
        <table:table-row table:style-name="ro4">
          <table:table-cell office:value-type="date" office:date-value="2018-05-18" calcext:value-type="date">
            <text:p>2018/5/18</text:p>
          </table:table-cell>
          <table:table-cell table:style-name="ce12" office:value-type="string" calcext:value-type="string">
            <text:p>中国商务部宣布终止对原产于美国的进口高粱反倾销、反补贴调查</text:p>
          </table:table-cell>
          <table:table-cell table:number-columns-repeated="1022"/>
        </table:table-row>
        <table:table-row table:style-name="ro4">
          <table:table-cell office:value-type="date" office:date-value="2018-05-19" calcext:value-type="date">
            <text:p>2018/5/19</text:p>
          </table:table-cell>
          <table:table-cell table:style-name="ce12" office:value-type="string" calcext:value-type="string">
            <text:p><text:span text:style-name="T231">中美两国在</text:span><text:span text:style-name="T249">华盛顿</text:span><text:span text:style-name="T231">就双边经贸磋商发表《</text:span><text:span text:style-name="T249">中美贸易磋商联合声明</text:span><text:span text:style-name="T231">》</text:span></text:p>
          </table:table-cell>
          <table:table-cell table:number-columns-repeated="1022"/>
        </table:table-row>
        <table:table-row table:style-name="ro4">
          <table:table-cell office:value-type="date" office:date-value="2018-05-21" calcext:value-type="date">
            <text:p>2018/5/21</text:p>
          </table:table-cell>
          <table:table-cell table:style-name="ce12" office:value-type="string" calcext:value-type="string">
            <text:p><text:span text:style-name="T231">美国商务部宣布对借道</text:span><text:span text:style-name="T249">越南</text:span><text:span text:style-name="T231">输美的中国钢铁产品征收反倾销反补贴关税</text:span></text:p>
          </table:table-cell>
          <table:table-cell table:number-columns-repeated="1022"/>
        </table:table-row>
        <table:table-row table:style-name="ro6">
          <table:table-cell office:value-type="date" office:date-value="2018-05-21" calcext:value-type="date">
            <text:p>2018/5/21</text:p>
          </table:table-cell>
          <table:table-cell table:style-name="ce12" office:value-type="string" calcext:value-type="string">
            <text:p>中国外交部回应称，“中方从来不愿看到中美之间有任何紧张，如果中美两国政府能够达成一个很好的协议和双方都接受的成果，两国政府当然都应当遵守这样的协议，我们当然不希望出现反复</text:p>
          </table:table-cell>
          <table:table-cell table:number-columns-repeated="1022"/>
        </table:table-row>
        <table:table-row table:style-name="ro2">
          <table:table-cell office:value-type="date" office:date-value="2018-05-22" calcext:value-type="date">
            <text:p>2018/5/22</text:p>
          </table:table-cell>
          <table:table-cell table:style-name="ce10" office:value-type="string" calcext:value-type="string">
            <text:p><text:span text:style-name="T231">中国外交部发言人</text:span><text:span text:style-name="T249">陆慷</text:span><text:span text:style-name="T231">回应有关中兴公司提问时表示，美国方面将派高级别代表团来华就有关问题进行磋商</text:span><text:span text:style-name="T247">[92]</text:span></text:p>
          </table:table-cell>
          <table:table-cell table:number-columns-repeated="1022"/>
        </table:table-row>
        <table:table-row table:style-name="ro6">
          <table:table-cell office:value-type="date" office:date-value="2018-05-29" calcext:value-type="date">
            <text:p>2018/5/29</text:p>
          </table:table-cell>
          <table:table-cell table:style-name="ce10" office:value-type="string" calcext:value-type="string">
            <text:p><text:span text:style-name="T262">美国白宫宣布仍将对</text:span><text:span text:style-name="T263">500</text:span><text:span text:style-name="T264">亿中国商品征收</text:span><text:span text:style-name="T263">25%</text:span><text:span text:style-name="T264">的关税，具体商品清单将在</text:span><text:span text:style-name="T263">6</text:span><text:span text:style-name="T264">月</text:span><text:span text:style-name="T263">15</text:span><text:span text:style-name="T264">日公布，关税将在此后不久施行</text:span><text:span text:style-name="T265">[94]</text:span><text:span text:style-name="T264">。另外还对中国向美国的投资限制和加强对中国的出口管制措施将于</text:span><text:span text:style-name="T263">6</text:span><text:span text:style-name="T264">月</text:span><text:span text:style-name="T263">30</text:span><text:span text:style-name="T264">日公布</text:span></text:p>
          </table:table-cell>
          <table:table-cell table:number-columns-repeated="1022"/>
        </table:table-row>
        <table:table-row table:style-name="ro5">
          <table:table-cell office:value-type="date" office:date-value="2018-05-29" calcext:value-type="date">
            <text:p>2018/5/29</text:p>
          </table:table-cell>
          <table:table-cell table:style-name="ce12" office:value-type="string" calcext:value-type="string">
            <text:p>对此中国商务部则在白宫宣布该项措施不久发表声明说：“我们对白宫发布的策略性声明既感到出乎意料，但也在意料之中，这显然有悖于不久前中美双方在华盛顿达成的共识。无论美方出台什么举措，中方都有信心、有能力、有经验捍卫中国人民利益和国家核心利益。中方敦促美方按照联合声明精神相向而行。”</text:p>
          </table:table-cell>
          <table:table-cell table:number-columns-repeated="1022"/>
        </table:table-row>
        <table:table-row table:style-name="ro2">
          <table:table-cell office:value-type="date" office:date-value="2018-05-30" calcext:value-type="date">
            <text:p>2018/5/30</text:p>
          </table:table-cell>
          <table:table-cell table:style-name="ce10" office:value-type="string" calcext:value-type="string">
            <text:p><text:span text:style-name="T231">美方经贸磋商工作团队抵达北京。美方</text:span><text:span text:style-name="T232">50</text:span><text:span text:style-name="T233">余人的团队与中方团队就具体落实中美双方联合声明共识展开磋商</text:span></text:p>
          </table:table-cell>
          <table:table-cell table:number-columns-repeated="1022"/>
        </table:table-row>
        <table:table-row table:style-name="ro6">
          <table:table-cell office:value-type="date" office:date-value="2018-06-02" calcext:value-type="date">
            <text:p>2018/6/2</text:p>
          </table:table-cell>
          <table:table-cell table:style-name="ce10" office:value-type="string" calcext:value-type="string">
            <text:p><text:span text:style-name="T266">由</text:span><text:span text:style-name="T267">中央财经委员会办公室</text:span><text:span text:style-name="T266">主任、中美全面经济对话中方牵头人</text:span><text:span text:style-name="T267">刘鹤</text:span><text:span text:style-name="T266">带领中方团队与</text:span><text:span text:style-name="T267">美国商务部长威尔伯</text:span><text:span text:style-name="T268">·</text:span><text:span text:style-name="T269">罗斯</text:span><text:span text:style-name="T270">带领的美方团队在北京钓鱼台国宾馆就两国经贸问题进行了磋商。</text:span></text:p>
          </table:table-cell>
          <table:table-cell table:number-columns-repeated="1022"/>
        </table:table-row>
        <table:table-row table:style-name="ro6">
          <table:table-cell office:value-type="date" office:date-value="2018-06-05" calcext:value-type="date">
            <text:p>2018/6/5</text:p>
          </table:table-cell>
          <table:table-cell table:style-name="ce10" office:value-type="string" calcext:value-type="string">
            <text:p><text:span text:style-name="T231">中国</text:span><text:span text:style-name="T249">中兴通讯</text:span><text:span text:style-name="T231">公司与美国政府签署原则性协议，美国商务部取消针对中兴通讯向美国供应商采购零部件的禁令，从而阶段性结束了中兴事件</text:span><text:span text:style-name="T247">[99][100]</text:span><text:span text:style-name="T233">。作为条件，协议里也列出了对中兴的处罚措施</text:span></text:p>
          </table:table-cell>
          <table:table-cell table:number-columns-repeated="1022"/>
        </table:table-row>
        <table:table-row table:style-name="ro6">
          <table:table-cell office:value-type="date" office:date-value="2018-06-08" calcext:value-type="date">
            <text:p>2018/6/8</text:p>
          </table:table-cell>
          <table:table-cell table:style-name="ce10" office:value-type="string" calcext:value-type="string">
            <text:p><text:span text:style-name="T231">美国外国投资委员会通过了对中国泛海控股集团收购美国</text:span><text:span text:style-name="T232">Genworth</text:span><text:span text:style-name="T233">并购案的交易审查，成为特朗普政府上台以来，批准通过的涉及金额最大的中资对美资企业并购案</text:span></text:p>
          </table:table-cell>
          <table:table-cell table:number-columns-repeated="1022"/>
        </table:table-row>
        <table:table-row table:style-name="ro5">
          <table:table-cell office:value-type="date" office:date-value="2018-06-16" calcext:value-type="date">
            <text:p>2018/6/16</text:p>
          </table:table-cell>
          <table:table-cell table:style-name="ce10" office:value-type="string" calcext:value-type="string">
            <text:p><text:span text:style-name="T271">美国贸易代表办公室</text:span><text:span text:style-name="T272">公布了对华征税清单。清单第一部分包括同年</text:span><text:span text:style-name="T273">4</text:span><text:span text:style-name="T274">月公布的加税产品清单上</text:span><text:span text:style-name="T273">1333</text:span><text:span text:style-name="T274">个中国产品中的</text:span><text:span text:style-name="T273">818</text:span><text:span text:style-name="T274">个产品，进口价值大约</text:span><text:span text:style-name="T273">340</text:span><text:span text:style-name="T274">亿美元，征税从</text:span><text:span text:style-name="T273">7</text:span><text:span text:style-name="T274">月</text:span><text:span text:style-name="T273">6</text:span><text:span text:style-name="T274">日开始实行。第二部分包含新提出的</text:span><text:span text:style-name="T273">284</text:span><text:span text:style-name="T274">个中国产品，进口价值为大约</text:span><text:span text:style-name="T273">160</text:span><text:span text:style-name="T274">亿美元。</text:span></text:p>
          </table:table-cell>
          <table:table-cell table:number-columns-repeated="1022"/>
        </table:table-row>
        <table:table-row table:style-name="ro7">
          <table:table-cell office:value-type="date" office:date-value="2018-06-16" calcext:value-type="date">
            <text:p>2018/6/16</text:p>
          </table:table-cell>
          <table:table-cell table:style-name="ce10" office:value-type="string" calcext:value-type="string">
            <text:p><text:span text:style-name="T275">中国</text:span><text:span text:style-name="T276">国务院关税税则委员会</text:span><text:span text:style-name="T275">发布公告，对原产于美国的</text:span><text:span text:style-name="T277">659</text:span><text:span text:style-name="T260">项约</text:span><text:span text:style-name="T277">500</text:span><text:span text:style-name="T260">亿美元进口商品加征</text:span><text:span text:style-name="T277">25%</text:span><text:span text:style-name="T260">的关税，其中对农产品、汽车、水产品等</text:span><text:span text:style-name="T277">545</text:span><text:span text:style-name="T260">项约</text:span><text:span text:style-name="T277">340</text:span><text:span text:style-name="T278">亿美元商品自</text:span><text:span text:style-name="T277">2018</text:span><text:span text:style-name="T260">年</text:span><text:span text:style-name="T277">7</text:span><text:span text:style-name="T278">月</text:span><text:span text:style-name="T277">6</text:span><text:span text:style-name="T278">日起实施加征关税，对其余</text:span><text:span text:style-name="T277">160</text:span><text:span text:style-name="T278">亿商品加征关税的实施时间另行公告</text:span><text:span text:style-name="T258">[105]</text:span><text:span text:style-name="T260">。关税占全球国内生产总值的 </text:span><text:span text:style-name="T277">0.1</text:span><text:span text:style-name="T260">％。</text:span><text:span text:style-name="T279">[106]</text:span><text:span text:style-name="T260">与此同时，</text:span><text:span text:style-name="T261">中华人民共和国商务部</text:span><text:span text:style-name="T260">发布</text:span><text:span text:style-name="T277">2018</text:span><text:span text:style-name="T278">年第</text:span><text:span text:style-name="T277">49</text:span><text:span text:style-name="T278">、</text:span><text:span text:style-name="T277">50</text:span><text:span text:style-name="T260">、</text:span><text:span text:style-name="T277">52</text:span><text:span text:style-name="T260">号公告，公布反倾销调查初裁结果，对原产于美国等国的</text:span><text:span text:style-name="T261">氢碘酸</text:span><text:span text:style-name="T260">、</text:span><text:span text:style-name="T261">乙醇胺</text:span><text:span text:style-name="T260">、</text:span><text:span text:style-name="T261">无缝钢管</text:span><text:span text:style-name="T260">征收最高达</text:span><text:span text:style-name="T277">118.8%</text:span><text:span text:style-name="T260">的保证金</text:span><text:span text:style-name="T258">[107][108][109]</text:span><text:span text:style-name="T260">。中国商务部同时宣布，双方此前磋商达成的所有经贸成果将同时失效</text:span><text:span text:style-name="T258">[110]</text:span><text:span text:style-name="T260">。</text:span></text:p>
          </table:table-cell>
          <table:table-cell table:number-columns-repeated="1022"/>
        </table:table-row>
        <table:table-row table:style-name="ro5">
          <table:table-cell office:value-type="date" office:date-value="2018-06-26" calcext:value-type="date">
            <text:p>2018/6/26</text:p>
          </table:table-cell>
          <table:table-cell table:style-name="ce10" office:value-type="string" calcext:value-type="string">
            <text:p><text:span text:style-name="T280">中国国务院关税税则委员会发布了关于实施《〈</text:span><text:span text:style-name="T281">亚洲</text:span><text:span text:style-name="T282">-</text:span><text:span text:style-name="T283">太平洋贸易协定</text:span><text:span text:style-name="T284">〉第二修正案》协定税率的通知，决定自</text:span><text:span text:style-name="T285">2018</text:span><text:span text:style-name="T286">年</text:span><text:span text:style-name="T285">7</text:span><text:span text:style-name="T284">月</text:span><text:span text:style-name="T285">1</text:span><text:span text:style-name="T284">日起，对原产于</text:span><text:span text:style-name="T287">孟加拉国</text:span><text:span text:style-name="T284">、</text:span><text:span text:style-name="T287">印度</text:span><text:span text:style-name="T284">、</text:span><text:span text:style-name="T287">老挝</text:span><text:span text:style-name="T284">、</text:span><text:span text:style-name="T287">韩国</text:span><text:span text:style-name="T284">、</text:span><text:span text:style-name="T287">斯里兰卡</text:span><text:span text:style-name="T284">的进口货物适用《〈亚洲</text:span><text:span text:style-name="T285">-</text:span><text:span text:style-name="T284">太平洋贸易协定〉第二修正案》协定税率。</text:span></text:p>
          </table:table-cell>
          <table:table-cell table:number-columns-repeated="1022"/>
        </table:table-row>
        <table:table-row table:style-name="ro6">
          <table:table-cell office:value-type="date" office:date-value="2018-07-01" calcext:value-type="date">
            <text:p>2018/7/1</text:p>
          </table:table-cell>
          <table:table-cell table:style-name="ce10" office:value-type="string" calcext:value-type="string">
            <text:p><text:span text:style-name="T288">中国对来自上述国家的海产品、</text:span><text:span text:style-name="T289">鲜花</text:span><text:span text:style-name="T288">、果蔬农产品、医疗用品、</text:span><text:span text:style-name="T289">饮品</text:span><text:span text:style-name="T288">、</text:span><text:span text:style-name="T289">有色金属</text:span><text:span text:style-name="T288">、化学品、钢铁制品、铝制品、</text:span><text:span text:style-name="T289">轮胎</text:span><text:span text:style-name="T288">、</text:span><text:span text:style-name="T289">发动机</text:span><text:span text:style-name="T288">及专用零件等产品的进口关税税率予以降低或者免除。其中，大豆进口关税税率自</text:span><text:span text:style-name="T290">3%</text:span><text:span text:style-name="T291">下调为零。</text:span></text:p>
          </table:table-cell>
          <table:table-cell table:number-columns-repeated="1022"/>
        </table:table-row>
        <table:table-row table:style-name="ro8">
          <table:table-cell office:value-type="date" office:date-value="2018-07-06" calcext:value-type="date">
            <text:p>2018/7/6</text:p>
          </table:table-cell>
          <table:table-cell table:style-name="ce10" office:value-type="string" calcext:value-type="string">
            <text:p><text:span text:style-name="T235">美国政府宣布，自美东夏令时间当日</text:span><text:span text:style-name="T241">0</text:span><text:span text:style-name="T239">时</text:span><text:span text:style-name="T241">01</text:span><text:span text:style-name="T239">分（北京时间</text:span><text:span text:style-name="T241">6</text:span><text:span text:style-name="T239">日</text:span><text:span text:style-name="T241">12</text:span><text:span text:style-name="T239">时</text:span><text:span text:style-name="T241">01</text:span><text:span text:style-name="T239">分）起，美国对华征税清单第一部分正式生效，该部分涵盖进口价值约</text:span><text:span text:style-name="T241">340</text:span><text:span text:style-name="T239">亿美元的中国商品。美国总统特朗普于措施生效前表示，“如果中国采取报复行动，美国将启动目前暂缓的对</text:span><text:span text:style-name="T241">2000</text:span><text:span text:style-name="T239">亿美元进口中国商品的征税，之后再按照需要启动目前暂缓的对</text:span><text:span text:style-name="T241">3000</text:span><text:span text:style-name="T239">亿美元进口中国商品的征税。”</text:span></text:p>
          </table:table-cell>
          <table:table-cell table:number-columns-repeated="1022"/>
        </table:table-row>
        <table:table-row table:style-name="ro9">
          <table:table-cell office:value-type="date" office:date-value="2018-07-06" calcext:value-type="date">
            <text:p>2018/7/6</text:p>
          </table:table-cell>
          <table:table-cell table:style-name="ce10" office:value-type="string" calcext:value-type="string">
            <text:p><text:span text:style-name="T292">中国海关总署表示，根据国务院关税税则委员会</text:span><text:span text:style-name="T293">2018</text:span><text:span text:style-name="T294">年第</text:span><text:span text:style-name="T293">5</text:span><text:span text:style-name="T295">号公告，对原产于美国的部分进口商品加征关税措施在美方的加征关税措施生效后即行实施</text:span><text:span text:style-name="T296">[114]</text:span><text:span text:style-name="T294">。海关总署决定，中国对美部分进口商品加征关税措施自北京时间</text:span><text:span text:style-name="T293">6</text:span><text:span text:style-name="T294">日</text:span><text:span text:style-name="T293">12</text:span><text:span text:style-name="T294">时</text:span><text:span text:style-name="T293">01</text:span><text:span text:style-name="T294">分开始正式实施</text:span><text:span text:style-name="T297">[115]</text:span><text:span text:style-name="T294">。中国商务部发言人其后发表谈话称，“美国违反世贸规则，发动了迄今为止经济史上规模最大的贸易战。这种征税行为是典型的贸易霸凌主义，正在严重危害全球产业链和价值链安全”，“中方承诺不打第一枪，但为了捍卫国家核心利益和人民群众利益，不得不被迫作出必要反击</text:span><text:span text:style-name="T297">[116]</text:span><text:span text:style-name="T294">。”</text:span></text:p>
          </table:table-cell>
          <table:table-cell table:number-columns-repeated="1022"/>
        </table:table-row>
        <table:table-row table:style-name="ro9">
          <table:table-cell office:value-type="date" office:date-value="2018-07-10" calcext:value-type="date">
            <text:p>2018/7/10</text:p>
          </table:table-cell>
          <table:table-cell table:style-name="ce10" office:value-type="string" calcext:value-type="string">
            <text:p><text:span text:style-name="T298">美国政府公布进一步对华加征关税清单，拟对约</text:span><text:span text:style-name="T299">2000</text:span><text:span text:style-name="T300">亿美元中国产品加征</text:span><text:span text:style-name="T299">10%</text:span><text:span text:style-name="T301">的关税，其中包括海产品、农产品、水果、日用品等项目。这一轮关税措施将经公众评论，并在</text:span><text:span text:style-name="T299">8</text:span><text:span text:style-name="T300">月</text:span><text:span text:style-name="T299">20</text:span><text:span text:style-name="T301">日至</text:span><text:span text:style-name="T299">23</text:span><text:span text:style-name="T301">日举行听证会。美国政府将在</text:span><text:span text:style-name="T299">8</text:span><text:span text:style-name="T300">月</text:span><text:span text:style-name="T299">30</text:span><text:span text:style-name="T301">日公共评论结束后决定下一步行动</text:span><text:span text:style-name="T302">[117]</text:span><text:span text:style-name="T300">。同日，中国商务部发布</text:span><text:span text:style-name="T299">2018</text:span><text:span text:style-name="T300">年第</text:span><text:span text:style-name="T299">57</text:span><text:span text:style-name="T300">号公告，决定继续对原产于日本、美国的进口</text:span><text:span text:style-name="T303">光纤</text:span><text:span text:style-name="T300">预制棒继续征收最高达</text:span><text:span text:style-name="T299">41.7%</text:span><text:span text:style-name="T300">的反倾销税，实施期限</text:span><text:span text:style-name="T299">5</text:span><text:span text:style-name="T300">年</text:span><text:span text:style-name="T304">[118][119]</text:span><text:span text:style-name="T300">。同时，中国商务部还宣布对关于对原产于美国的进口非色散位移单模光纤征收最高为</text:span><text:span text:style-name="T299">78.2%</text:span><text:span text:style-name="T300">的反倾销税</text:span><text:span text:style-name="T304">[120]</text:span><text:span text:style-name="T300">。</text:span></text:p>
          </table:table-cell>
          <table:table-cell table:number-columns-repeated="1022"/>
        </table:table-row>
        <table:table-row table:style-name="ro2">
          <table:table-cell office:value-type="date" office:date-value="2018-07-12" calcext:value-type="date">
            <text:p>2018/7/12</text:p>
          </table:table-cell>
          <table:table-cell table:style-name="ce10" office:value-type="string" calcext:value-type="string">
            <text:p><text:span text:style-name="T234">美国商务部</text:span><text:span text:style-name="T231">发布消息称，该部已与中兴通讯签署第三方托管协议。根据该协议，中兴在支付由第三方托管的</text:span><text:span text:style-name="T232">4</text:span><text:span text:style-name="T233">亿美元保证金后，美方将解除对其贸易禁令</text:span></text:p>
          </table:table-cell>
          <table:table-cell table:number-columns-repeated="1022"/>
        </table:table-row>
        <table:table-row table:style-name="ro5">
          <table:table-cell office:value-type="date" office:date-value="2018-07-24" calcext:value-type="date">
            <text:p>2018/7/24</text:p>
          </table:table-cell>
          <table:table-cell table:style-name="ce10" office:value-type="string" calcext:value-type="string">
            <text:p><text:span text:style-name="T305">美国农业部</text:span><text:span text:style-name="T306">宣布将通过</text:span><text:span text:style-name="T307">大宗商品信贷公司</text:span><text:span text:style-name="T306">向大豆、高粱、玉米、小麦、棉花、乳制品和肉类生产者直接支付</text:span><text:span text:style-name="T308">120</text:span><text:span text:style-name="T309">亿美元的补贴，收购其手中的各种产品</text:span><text:span text:style-name="T310">[122]</text:span><text:span text:style-name="T309">。白宫官员表示，农民们将在</text:span><text:span text:style-name="T308">9</text:span><text:span text:style-name="T309">月前开始收到补贴，他们希望这些补贴能平息农业州议员和农民团体对特朗普贸易政策的抗议</text:span><text:span text:style-name="T310">[</text:span></text:p>
          </table:table-cell>
          <table:table-cell table:number-columns-repeated="1022"/>
        </table:table-row>
        <table:table-row table:style-name="ro10">
          <table:table-cell office:value-type="date" office:date-value="2018-07-26" calcext:value-type="date">
            <text:p>2018/7/26</text:p>
          </table:table-cell>
          <table:table-cell table:style-name="ce10" office:value-type="string" calcext:value-type="string">
            <text:p><text:span text:style-name="T311">美国总统特朗普与</text:span><text:span text:style-name="T312">欧盟委员会主席</text:span><text:span text:style-name="T311">容克会晤后表示，美欧同意共同努力消除非汽车工业品的所有关税、补贴和</text:span><text:span text:style-name="T313">贸易壁垒</text:span><text:span text:style-name="T311">，实现“零关税、零补贴”，而且还在谈判期间暂停实施任何新的关税措施</text:span><text:span text:style-name="T314">[123]</text:span><text:span text:style-name="T315">。</text:span><text:span text:style-name="T316">白宫</text:span><text:span text:style-name="T315">首席经济顾问拉里</text:span><text:span text:style-name="T317">·</text:span><text:span text:style-name="T315">库德洛表示，</text:span><text:span text:style-name="T316">欧盟</text:span><text:span text:style-name="T315">主席容克向特朗普承诺，欧盟将与美国联手，应对中国的不公正贸易行为。与此同时欧盟也同意与美国合作，推动对</text:span><text:span text:style-name="T318">世贸组织</text:span><text:span text:style-name="T315">的改革</text:span><text:span text:style-name="T314">[123]</text:span><text:span text:style-name="T319">。法国总统</text:span><text:span text:style-name="T320">马克龙</text:span><text:span text:style-name="T319">当日表示，容克与特朗普之间的会谈是“有益的”，但不赞成欧盟与美国达成新的大规模贸易协议，特别是在遭到美国威胁的情况下，另外容克与特朗普达成协议的具体细节也需要澄清</text:span><text:span text:style-name="T321">[124][125][126]</text:span><text:span text:style-name="T319">。德国总理</text:span><text:span text:style-name="T322">安格拉</text:span><text:span text:style-name="T321">·</text:span><text:span text:style-name="T323">默克尔</text:span><text:span text:style-name="T319">通过发言人表示，她对这一协议表示欢迎，而欧盟委员会在对美贸易谈判中可以“依靠我国的持续支持”</text:span><text:span text:style-name="T321">[127]</text:span><text:span text:style-name="T319">。同时，美国贸易代表莱特希泽表示，美国打算启动与日本的双边自由贸易协定谈判，首轮谈判能够在</text:span><text:span text:style-name="T317">8</text:span><text:span text:style-name="T319">月底前启动。</text:span></text:p>
          </table:table-cell>
          <table:table-cell table:number-columns-repeated="1022"/>
        </table:table-row>
        <table:table-row table:style-name="ro2">
          <table:table-cell office:value-type="date" office:date-value="2018-08-01" calcext:value-type="date">
            <text:p>2018/8/1</text:p>
          </table:table-cell>
          <table:table-cell table:style-name="ce10" office:value-type="string" calcext:value-type="string">
            <text:p><text:span text:style-name="T219">美国总统特朗普要求美贸易代表罗伯特•莱特希泽对其上月宣布的将关税从</text:span><text:span text:style-name="T223">10%</text:span><text:span text:style-name="T222">提升到</text:span><text:span text:style-name="T223">25%</text:span><text:span text:style-name="T222">的提议加以考虑</text:span><text:span text:style-name="T220">[128]</text:span><text:span text:style-name="T222">。</text:span></text:p>
          </table:table-cell>
          <table:table-cell table:number-columns-repeated="1022"/>
        </table:table-row>
        <table:table-row table:style-name="ro2">
          <table:table-cell office:value-type="date" office:date-value="2018-08-02" calcext:value-type="date">
            <text:p>2018/8/2</text:p>
          </table:table-cell>
          <table:table-cell table:style-name="ce10" office:value-type="string" calcext:value-type="string">
            <text:p><text:span text:style-name="T231">中国商务部对此发表谈话称，“这种做法对中方不会有任何作用，也使世界上反对贸易战的国家和地区感到失望”</text:span><text:span text:style-name="T247">[129]</text:span><text:span text:style-name="T233">。</text:span></text:p>
          </table:table-cell>
          <table:table-cell table:number-columns-repeated="1022"/>
        </table:table-row>
        <table:table-row table:style-name="ro6">
          <table:table-cell office:value-type="date" office:date-value="2018-08-03" calcext:value-type="date">
            <text:p>2018/8/3</text:p>
          </table:table-cell>
          <table:table-cell table:style-name="ce10" office:value-type="string" calcext:value-type="string">
            <text:p><text:span text:style-name="T324">中国商务部宣布，依据《</text:span><text:span text:style-name="T325">中华人民共和国对外贸易法</text:span><text:span text:style-name="T324">》等法律法规和国际法基本原则，对原产于美国的</text:span><text:span text:style-name="T326">5207</text:span><text:span text:style-name="T327">个税目约</text:span><text:span text:style-name="T326">600</text:span><text:span text:style-name="T327">亿美元商品，加征</text:span><text:span text:style-name="T326">25%-5%</text:span><text:span text:style-name="T327">不等的关税。最终措施及生效时间将另行公告</text:span><text:span text:style-name="T328">[130]</text:span><text:span text:style-name="T327">。</text:span></text:p>
          </table:table-cell>
          <table:table-cell table:number-columns-repeated="1022"/>
        </table:table-row>
        <table:table-row table:style-name="ro5">
          <table:table-cell office:value-type="date" office:date-value="2018-08-08" calcext:value-type="date">
            <text:p>2018/8/8</text:p>
          </table:table-cell>
          <table:table-cell table:style-name="ce10" office:value-type="string" calcext:value-type="string">
            <text:p><text:span text:style-name="T292">美国贸易代表办公室宣布，美国已最后确定了被加征</text:span><text:span text:style-name="T293">25%</text:span><text:span text:style-name="T294">关税的价值约</text:span><text:span text:style-name="T293">160</text:span><text:span text:style-name="T295">亿美元的中国进口产品清单，关税将从</text:span><text:span text:style-name="T293">8</text:span><text:span text:style-name="T294">月</text:span><text:span text:style-name="T293">23</text:span><text:span text:style-name="T294">日起开始征收。美国贸易代表办公室表示，</text:span><text:span text:style-name="T293">6</text:span><text:span text:style-name="T294">月</text:span><text:span text:style-name="T293">15</text:span><text:span text:style-name="T294">日宣布的关税清单中包含</text:span><text:span text:style-name="T293">284</text:span><text:span text:style-name="T294">种产品，其中有</text:span><text:span text:style-name="T293">279</text:span><text:span text:style-name="T294">种经过评论期后被保留</text:span><text:span text:style-name="T297">[131]</text:span><text:span text:style-name="T294">。</text:span></text:p>
          </table:table-cell>
          <table:table-cell table:number-columns-repeated="1022"/>
        </table:table-row>
        <table:table-row table:style-name="ro5">
          <table:table-cell office:value-type="date" office:date-value="2018-08-08" calcext:value-type="date">
            <text:p>2018/8/8</text:p>
          </table:table-cell>
          <table:table-cell table:style-name="ce10" office:value-type="string" calcext:value-type="string">
            <text:p><text:span text:style-name="T329">经中国国务院批准，国务院关税税则委员会决定对《国务院关税税则委员会关于对原产于美国</text:span><text:span text:style-name="T330">500</text:span><text:span text:style-name="T331">亿美元进口商品加征关税的公告》（税委会公告〔</text:span><text:span text:style-name="T330">2018</text:span><text:span text:style-name="T331">〕</text:span><text:span text:style-name="T330">5</text:span><text:span text:style-name="T332">号）中对美加征关税商品清单二的商品作适当调整后，自</text:span><text:span text:style-name="T330">2018</text:span><text:span text:style-name="T331">年</text:span><text:span text:style-name="T330">8</text:span><text:span text:style-name="T331">月</text:span><text:span text:style-name="T330">23</text:span><text:span text:style-name="T331">日</text:span><text:span text:style-name="T330">12</text:span><text:span text:style-name="T331">时</text:span><text:span text:style-name="T330">01</text:span><text:span text:style-name="T331">分起实施加征</text:span><text:span text:style-name="T330">25%</text:span><text:span text:style-name="T331">的关税</text:span><text:span text:style-name="T333">[132]</text:span><text:span text:style-name="T331">。</text:span></text:p>
          </table:table-cell>
          <table:table-cell table:number-columns-repeated="1022"/>
        </table:table-row>
        <table:table-row table:style-name="ro2">
          <table:table-cell office:value-type="date" office:date-value="2018-08-10" calcext:value-type="date">
            <text:p>2018/8/10</text:p>
          </table:table-cell>
          <table:table-cell table:style-name="ce10" office:value-type="string" calcext:value-type="string">
            <text:p><text:span text:style-name="T324">中国商务部发布</text:span><text:span text:style-name="T326">2018</text:span><text:span text:style-name="T327">年第</text:span><text:span text:style-name="T326">40</text:span><text:span text:style-name="T327">号公告，决定对自美国、欧盟等地进口的卤化丁基</text:span><text:span text:style-name="T334">橡胶</text:span><text:span text:style-name="T327">征收最高达</text:span><text:span text:style-name="T326">75.5%</text:span><text:span text:style-name="T327">的反倾销税</text:span><text:span text:style-name="T328">[133]</text:span><text:span text:style-name="T327">。</text:span></text:p>
          </table:table-cell>
          <table:table-cell table:number-columns-repeated="1022"/>
        </table:table-row>
        <table:table-row table:style-name="ro5">
          <table:table-cell office:value-type="date" office:date-value="2018-08-24" calcext:value-type="date">
            <text:p>2018/8/24</text:p>
          </table:table-cell>
          <table:table-cell table:style-name="ce10" office:value-type="string" calcext:value-type="string">
            <text:p><text:span text:style-name="T219">中国商务部发布消息称，应美方邀请，中国商务部副部长兼国际贸易谈判副代表</text:span><text:span text:style-name="T242">王受文</text:span><text:span text:style-name="T219">率中方代表团于</text:span><text:span text:style-name="T223">8</text:span><text:span text:style-name="T222">月</text:span><text:span text:style-name="T223">22</text:span><text:span text:style-name="T222">日至</text:span><text:span text:style-name="T223">23</text:span><text:span text:style-name="T222">日在华盛顿与美国财政部副部长马尔帕斯率领的美方代表团就双方关注的经贸问题进行了建设性、坦诚的交流，并将就下一步安排保持接触。</text:span></text:p>
          </table:table-cell>
          <table:table-cell table:number-columns-repeated="1022"/>
        </table:table-row>
        <table:table-row table:style-name="ro8">
          <table:table-cell office:value-type="date" office:date-value="2018-08-24" calcext:value-type="date">
            <text:p>2018/8/24</text:p>
          </table:table-cell>
          <table:table-cell table:style-name="ce10" office:value-type="string" calcext:value-type="string">
            <text:p><text:span text:style-name="T243">美国白宫发言人</text:span><text:span text:style-name="T335">林赛</text:span><text:span text:style-name="T336">·</text:span><text:span text:style-name="T337">沃尔特斯</text:span><text:span text:style-name="T245">在一份声明中说，两国代表团“就如何在经济关系中实现公平、均衡和对等交换了意见”，但没有提及进一步会谈。</text:span><text:span text:style-name="T246">美联社</text:span><text:span text:style-name="T245">称中美双方未能打破围绕贸易问题的僵局。同日，美国总统特朗普在其签署的一份备忘录中表示，他已指示</text:span><text:span text:style-name="T246">美国邮政总局</text:span><text:span text:style-name="T245">取消国际邮政折扣，阻止外国商品以低成本的运输方式涌入美国。报道指，这将使中国对美商品输出造成影响。</text:span></text:p>
          </table:table-cell>
          <table:table-cell table:number-columns-repeated="1022"/>
        </table:table-row>
        <table:table-row table:style-name="ro2">
          <table:table-cell office:value-type="date" office:date-value="2018-09-03" calcext:value-type="date">
            <text:p>2018/9/3</text:p>
          </table:table-cell>
          <table:table-cell table:style-name="ce10" office:value-type="string" calcext:value-type="string">
            <text:p><text:span text:style-name="T231">中国商务部发布公告，公布对原产于美国等地的进口</text:span><text:span text:style-name="T249">正丁醇</text:span><text:span text:style-name="T231">的反倾销调查初裁结果，对相关美国企业征收最高达</text:span><text:span text:style-name="T232">139. 8%</text:span><text:span text:style-name="T233">的反倾销税。</text:span></text:p>
          </table:table-cell>
          <table:table-cell table:number-columns-repeated="1022"/>
        </table:table-row>
        <table:table-row table:style-name="ro6">
          <table:table-cell office:value-type="date" office:date-value="2018-09-11" calcext:value-type="date">
            <text:p>2018/9/11</text:p>
          </table:table-cell>
          <table:table-cell table:style-name="ce10" office:value-type="string" calcext:value-type="string">
            <text:p><text:span text:style-name="T234">世界贸易组织</text:span><text:span text:style-name="T231">在向成员提供的文件中表示，由于美方没有采取实质行动纠正其对华产品实施的</text:span><text:span text:style-name="T232">13</text:span><text:span text:style-name="T233">项违规反倾销措施，中方向世贸组织提出贸易报复授权申请，提出对美方实施每年约</text:span><text:span text:style-name="T232">70.43</text:span><text:span text:style-name="T233">亿美元的贸易报复。</text:span></text:p>
          </table:table-cell>
          <table:table-cell table:number-columns-repeated="1022"/>
        </table:table-row>
        <table:table-row table:style-name="ro5">
          <table:table-cell office:value-type="date" office:date-value="2018-09-13" calcext:value-type="date">
            <text:p>2018/9/13</text:p>
          </table:table-cell>
          <table:table-cell table:style-name="ce10" office:value-type="string" calcext:value-type="string">
            <text:p><text:span text:style-name="T272">据美国《</text:span><text:span text:style-name="T338">华尔街日报</text:span><text:span text:style-name="T272">》报道，美国财政部长</text:span><text:span text:style-name="T338">斯蒂芬</text:span><text:span text:style-name="T339">·</text:span><text:span text:style-name="T340">梅努钦</text:span><text:span text:style-name="T274">已向中方团队发出邀请，希望中方派出部级代表团在美国政府对华加征新一轮关税前与美方进行贸易谈判，地点将在</text:span><text:span text:style-name="T341">北京</text:span><text:span text:style-name="T274">或者</text:span><text:span text:style-name="T341">华盛顿</text:span><text:span text:style-name="T274">，时间是“未来几周”。中国商务部当日证实了这一消息，并指中方对此持欢迎态度。</text:span></text:p>
          </table:table-cell>
          <table:table-cell table:number-columns-repeated="1022"/>
        </table:table-row>
        <table:table-row table:style-name="ro5">
          <table:table-cell office:value-type="date" office:date-value="2018-09-17" calcext:value-type="date">
            <text:p>2018/9/17</text:p>
          </table:table-cell>
          <table:table-cell table:style-name="ce12" office:value-type="string" calcext:value-type="string">
            <text:p><text:span text:style-name="T231">美国《</text:span><text:span text:style-name="T249">华尔街日报</text:span><text:span text:style-name="T231">》报道称，如果美方决定对中国输美商品加征新一轮关税，中国可能将考虑退出中美经贸磋商。同日，中国外交部对此回应指，“贸易争端升级不符合任何一方利益。我们始终主张，只有在平等、诚信和相互尊重的基础上进行对话磋商，才是解决中美经贸问题的正确途径”。</text:span></text:p>
          </table:table-cell>
          <table:table-cell table:number-columns-repeated="1022"/>
        </table:table-row>
        <table:table-row table:style-name="ro11">
          <table:table-cell office:value-type="date" office:date-value="2018-09-18" calcext:value-type="date">
            <text:p>2018/9/18</text:p>
          </table:table-cell>
          <table:table-cell table:style-name="ce10" office:value-type="string" calcext:value-type="string">
            <text:p><text:span text:style-name="T342">美国总统特朗普宣布对</text:span><text:span text:style-name="T343">2000</text:span><text:span text:style-name="T344">亿美元中国产品增加</text:span><text:span text:style-name="T343">10%</text:span><text:span text:style-name="T344">的关税，将在</text:span><text:span text:style-name="T343">9</text:span><text:span text:style-name="T345">月</text:span><text:span text:style-name="T343">24</text:span><text:span text:style-name="T344">日实施</text:span><text:span text:style-name="T346">[142]</text:span><text:span text:style-name="T344">。在</text:span><text:span text:style-name="T343">2019</text:span><text:span text:style-name="T344">年</text:span><text:span text:style-name="T343">1</text:span><text:span text:style-name="T344">月</text:span><text:span text:style-name="T343">1</text:span><text:span text:style-name="T344">日，上升到</text:span><text:span text:style-name="T343">25%</text:span><text:span text:style-name="T344">关税</text:span><text:span text:style-name="T346">[143]</text:span><text:span text:style-name="T344">。美国总统特朗普在当日晚些时候发表的声明中表示，“如果中国对我们的农民或其他行业采取报复行动”，他准备立即再对价值</text:span><text:span text:style-name="T343">2670</text:span><text:span text:style-name="T344">亿美元的进口产品征收关税，“我们已经非常清楚地说明了需要改变的类型，我们给了中国一切机会更公平地对待我们。但是，到目前为止，中国一直不愿改变自己的做法。”</text:span></text:p>
          </table:table-cell>
          <table:table-cell table:number-columns-repeated="1022"/>
        </table:table-row>
        <table:table-row table:style-name="ro12">
          <table:table-cell office:value-type="date" office:date-value="2018-09-18" calcext:value-type="date">
            <text:p>2018/9/18</text:p>
          </table:table-cell>
          <table:table-cell table:style-name="ce10" office:value-type="string" calcext:value-type="string">
            <text:p><text:span text:style-name="T347">其后，中国国务院关税税则委员会宣布对原产于美国的</text:span><text:span text:style-name="T348">5207</text:span><text:span text:style-name="T349">个税目、约</text:span><text:span text:style-name="T348">600</text:span><text:span text:style-name="T350">亿美元商品，加征</text:span><text:span text:style-name="T348">10%</text:span><text:span text:style-name="T350">或</text:span><text:span text:style-name="T348">5%</text:span><text:span text:style-name="T349">的关税，自北京时间</text:span><text:span text:style-name="T348">9</text:span><text:span text:style-name="T350">月</text:span><text:span text:style-name="T348">24</text:span><text:span text:style-name="T350">日</text:span><text:span text:style-name="T348">12</text:span><text:span text:style-name="T349">时</text:span><text:span text:style-name="T348">01</text:span><text:span text:style-name="T349">分起实施</text:span><text:span text:style-name="T351">[144]</text:span><text:span text:style-name="T349">。公告称，若美国继续提高加征关税税率，中方将给予相应回应，有关事项另行公布</text:span><text:span text:style-name="T352">[144]</text:span><text:span text:style-name="T350">。同日，中国商务部宣布，中国已在世界贸易组织追加起诉美国</text:span><text:span text:style-name="T348">301</text:span><text:span text:style-name="T349">调查项下对华</text:span><text:span text:style-name="T348">2000</text:span><text:span text:style-name="T349">亿美元输美产品实施的征税措施</text:span><text:span text:style-name="T351">[145]</text:span><text:span text:style-name="T349">。中国商务部发言人之后发表谈话，对美方的行为表示遗憾，并指，“为了维护自身正当权益和全球自由贸易秩序，中方将不得不同步进行反制。美方执意加征关税，给双方磋商带来了新的不确定性。希望美方认识到这种行为可能引发的不良后果，并采取令人信服的手段及时加以纠正</text:span><text:span text:style-name="T351">[146]</text:span><text:span text:style-name="T349">。”</text:span></text:p>
          </table:table-cell>
          <table:table-cell table:number-columns-repeated="1022"/>
        </table:table-row>
        <table:table-row table:style-name="ro6">
          <table:table-cell office:value-type="date" office:date-value="2018-09-18" calcext:value-type="date">
            <text:p>2018/9/18</text:p>
          </table:table-cell>
          <table:table-cell table:style-name="ce10" office:value-type="string" calcext:value-type="string">
            <text:p><text:span text:style-name="T353">美国财政部</text:span><text:span text:style-name="T354">公布的国际资本流动报告显示，</text:span><text:span text:style-name="T355">7</text:span><text:span text:style-name="T356">月中国内地所持</text:span><text:span text:style-name="T357">美国国债</text:span><text:span text:style-name="T356">规模环比减少</text:span><text:span text:style-name="T355">77</text:span><text:span text:style-name="T356">亿美元，降至</text:span><text:span text:style-name="T355">1.171</text:span><text:span text:style-name="T356">万亿美元，创六个月新低，但仍为美国最大的海外债主</text:span><text:span text:style-name="T358">[148]</text:span><text:span text:style-name="T356">。</text:span></text:p>
          </table:table-cell>
          <table:table-cell table:number-columns-repeated="1022"/>
        </table:table-row>
        <table:table-row table:style-name="ro8">
          <table:table-cell office:value-type="date" office:date-value="2018-09-20" calcext:value-type="date">
            <text:p>2018/9/20</text:p>
          </table:table-cell>
          <table:table-cell table:style-name="ce10" office:value-type="string" calcext:value-type="string">
            <text:p><text:span text:style-name="T359">美国国务院</text:span><text:span text:style-name="T360">宣布，因中方违反《</text:span><text:span text:style-name="T361">通过制裁打击美国对手法</text:span><text:span text:style-name="T360">》向</text:span><text:span text:style-name="T362">俄罗斯</text:span><text:span text:style-name="T360">购买</text:span><text:span text:style-name="T362">苏</text:span><text:span text:style-name="T363">-35</text:span><text:span text:style-name="T364">战斗机</text:span><text:span text:style-name="T365">及</text:span><text:span text:style-name="T366">S-400</text:span><text:span text:style-name="T367">防空导弹</text:span><text:span text:style-name="T365">等军事装备，将对中国</text:span><text:span text:style-name="T368">中央军委装备发展部</text:span><text:span text:style-name="T365">及该部部长</text:span><text:span text:style-name="T369">李尚福</text:span><text:span text:style-name="T365">实施制裁</text:span><text:span text:style-name="T366">[149][150]</text:span><text:span text:style-name="T365">。美方表示，中央军委装备发展部今后不能通过美国的金融系统进行任何交易，美国公司不能与中央军委装备发展部有任何商业来往，部长李尚福也不会获发美国签证</text:span><text:span text:style-name="T366">[150]</text:span><text:span text:style-name="T365">。</text:span></text:p>
          </table:table-cell>
          <table:table-cell table:number-columns-repeated="1022"/>
        </table:table-row>
        <table:table-row table:style-name="ro2">
          <table:table-cell office:value-type="date" office:date-value="2018-09-20" calcext:value-type="date">
            <text:p>2018/9/20</text:p>
          </table:table-cell>
          <table:table-cell table:style-name="ce12" office:value-type="string" calcext:value-type="string">
            <text:p>同日，中国外交部发言人对此表示表示强烈愤慨和严正交涉，要求美方撤销制裁，“否则美方必须承担由此造成的后果”。</text:p>
          </table:table-cell>
          <table:table-cell table:number-columns-repeated="1022"/>
        </table:table-row>
        <table:table-row table:style-name="ro7">
          <table:table-cell office:value-type="date" office:date-value="2018-09-22" calcext:value-type="date">
            <text:p>2018/9/22</text:p>
          </table:table-cell>
          <table:table-cell table:style-name="ce10" office:value-type="string" calcext:value-type="string">
            <text:p><text:span text:style-name="T370">中国外交部</text:span><text:span text:style-name="T371">召见</text:span><text:span text:style-name="T372">美国驻华大使</text:span><text:span text:style-name="T371">，就美国制裁中国军方机构及负责人提出严正交涉</text:span><text:span text:style-name="T373">[151]</text:span><text:span text:style-name="T374">。同日，</text:span><text:span text:style-name="T375">中央军委国际军事合作办公室</text:span><text:span text:style-name="T374">副主任</text:span><text:span text:style-name="T376">黄雪平</text:span><text:span text:style-name="T374">召见</text:span><text:span text:style-name="T375">美国驻华使馆</text:span><text:span text:style-name="T374">代理国防</text:span><text:span text:style-name="T376">武官孟绩伟</text:span><text:span text:style-name="T374">，就美方宣布对中国中央军委装备发展部及该部负责人实施制裁提出严正交涉和抗议</text:span><text:span text:style-name="T377">[152]</text:span><text:span text:style-name="T378">。与此同时，</text:span><text:span text:style-name="T379">中央军委</text:span><text:span text:style-name="T378">决定，立即召回在美国参加第</text:span><text:span text:style-name="T380">23</text:span><text:span text:style-name="T374">届国际海上力量研讨会并计划访问美国的</text:span><text:span text:style-name="T376">解放军海军</text:span><text:span text:style-name="T374">司令员</text:span><text:span text:style-name="T375">沈金龙</text:span><text:span text:style-name="T374">；推迟计划于</text:span><text:span text:style-name="T380">9</text:span><text:span text:style-name="T378">月</text:span><text:span text:style-name="T380">25</text:span><text:span text:style-name="T378">日至</text:span><text:span text:style-name="T380">27</text:span><text:span text:style-name="T378">日在北京举行的中美两军联合参谋部对话机制第二次会议</text:span><text:span text:style-name="T377">[152]</text:span><text:span text:style-name="T378">。</text:span><text:span text:style-name="T379">中国国防部</text:span><text:span text:style-name="T378">表示，中方要求美方立即纠正错误，撤销有关制裁，中国军队保留进一步采取反制措施的权利。</text:span></text:p>
          </table:table-cell>
          <table:table-cell table:number-columns-repeated="1022"/>
        </table:table-row>
        <table:table-row table:style-name="ro5">
          <table:table-cell office:value-type="date" office:date-value="2018-09-25" calcext:value-type="date">
            <text:p>2018/9/25</text:p>
          </table:table-cell>
          <table:table-cell table:style-name="ce10" office:value-type="string" calcext:value-type="string">
            <text:p><text:span text:style-name="T381">中国商务部</text:span><text:span text:style-name="T382">副部长兼国际贸易谈判副代表</text:span><text:span text:style-name="T383">王受文</text:span><text:span text:style-name="T382">在国新办记者会上确认了中方已经拒绝美方磋商要求的消息，并表示谈判应当以平等相待、相互尊重、遵守诺言为前提</text:span><text:span text:style-name="T384">[153]</text:span><text:span text:style-name="T385">。美国《</text:span><text:span text:style-name="T386">华尔街日报</text:span><text:span text:style-name="T385">》同日报道指，中国政府已拒绝了</text:span><text:span text:style-name="T386">美国海军黄蜂号两栖攻击舰</text:span><text:span text:style-name="T385">及其</text:span><text:span text:style-name="T386">远征打击群</text:span><text:span text:style-name="T385">访问</text:span><text:span text:style-name="T386">香港</text:span><text:span text:style-name="T385">的申请。</text:span></text:p>
          </table:table-cell>
          <table:table-cell table:number-columns-repeated="1022"/>
        </table:table-row>
        <table:table-row table:style-name="ro12">
          <table:table-cell office:value-type="date" office:date-value="2018-09-26" calcext:value-type="date">
            <text:p>2018/9/26</text:p>
          </table:table-cell>
          <table:table-cell table:style-name="ce10" office:value-type="string" calcext:value-type="string">
            <text:p><text:span text:style-name="T387">中国国务院总理</text:span><text:span text:style-name="T388">李克强</text:span><text:span text:style-name="T387">主持召开</text:span><text:span text:style-name="T389">国务院常务会议</text:span><text:span text:style-name="T387">。会议决定，从</text:span><text:span text:style-name="T390">2018</text:span><text:span text:style-name="T391">年</text:span><text:span text:style-name="T390">11</text:span><text:span text:style-name="T392">月</text:span><text:span text:style-name="T390">1</text:span><text:span text:style-name="T391">日起，降低</text:span><text:span text:style-name="T390">1585</text:span><text:span text:style-name="T392">个税目工业品等进口关税税率，将部分国内市场需求大的机电设备平均税率由</text:span><text:span text:style-name="T390">12.2%</text:span><text:span text:style-name="T391">降至</text:span><text:span text:style-name="T390">8.8%</text:span><text:span text:style-name="T392">，</text:span><text:span text:style-name="T393">纺织品</text:span><text:span text:style-name="T392">、</text:span><text:span text:style-name="T393">建材</text:span><text:span text:style-name="T392">等平均税率由</text:span><text:span text:style-name="T390">11.5%</text:span><text:span text:style-name="T392">降至</text:span><text:span text:style-name="T390">8.4%</text:span><text:span text:style-name="T392">，纸制品等部分资源性商品平均税率由</text:span><text:span text:style-name="T390">6.6%</text:span><text:span text:style-name="T392">降至</text:span><text:span text:style-name="T390">5.4%</text:span><text:span text:style-name="T394">[155]</text:span><text:span text:style-name="T392">。预计减轻税负近</text:span><text:span text:style-name="T390">600</text:span><text:span text:style-name="T392">亿元人民币，将中国关税总水平由上年</text:span><text:span text:style-name="T390">9.8%</text:span><text:span text:style-name="T392">降至</text:span><text:span text:style-name="T390">7.5%</text:span><text:span text:style-name="T394">[155]</text:span><text:span text:style-name="T392">。会议同时决定加快中国口岸通关便利化进程，在</text:span><text:span text:style-name="T390">11</text:span><text:span text:style-name="T392">月</text:span><text:span text:style-name="T390">1</text:span><text:span text:style-name="T392">日前将进出口环节监管证件从</text:span><text:span text:style-name="T390">86</text:span><text:span text:style-name="T392">种减至</text:span><text:span text:style-name="T390">48</text:span><text:span text:style-name="T392">种，</text:span><text:span text:style-name="T390">10</text:span><text:span text:style-name="T392">月底前由各地公布当地口岸收费清单，降低合规费用，确保年内集装箱进出口环节合规成本比去年降低</text:span><text:span text:style-name="T390">100</text:span><text:span text:style-name="T392">美元以上，并要求沿海大港要有更大幅度降低。</text:span></text:p>
          </table:table-cell>
          <table:table-cell table:number-columns-repeated="1022"/>
        </table:table-row>
        <table:table-row table:style-name="ro2">
          <table:table-cell office:value-type="date" office:date-value="2018-09-30" calcext:value-type="date">
            <text:p>2018/9/30</text:p>
          </table:table-cell>
          <table:table-cell table:style-name="ce10" office:value-type="string" calcext:value-type="string">
            <text:p><text:span text:style-name="T266">据美国《</text:span><text:span text:style-name="T267">纽约时报</text:span><text:span text:style-name="T266">》报道指，一名美国官员称，中国取消了计划</text:span><text:span text:style-name="T395">10</text:span><text:span text:style-name="T270">月美国国防部长</text:span><text:span text:style-name="T396">詹姆斯</text:span><text:span text:style-name="T268">·</text:span><text:span text:style-name="T269">马蒂斯</text:span><text:span text:style-name="T270">的访华行程，称中国高级军官没空与他会面</text:span></text:p>
          </table:table-cell>
          <table:table-cell table:number-columns-repeated="1022"/>
        </table:table-row>
        <table:table-row table:style-name="ro2">
          <table:table-cell office:value-type="date" office:date-value="2018-10-01" calcext:value-type="date">
            <text:p>2018/10/1</text:p>
          </table:table-cell>
          <table:table-cell table:style-name="ce12" office:value-type="string" calcext:value-type="string">
            <text:p>五角大楼官员表示，在中国国防部长不能如约后，美国取消了国防部长马蒂斯访问中国的计划。</text:p>
          </table:table-cell>
          <table:table-cell table:number-columns-repeated="1022"/>
        </table:table-row>
        <table:table-row table:style-name="ro6">
          <table:table-cell office:value-type="date" office:date-value="2018-10-02" calcext:value-type="date">
            <text:p>2018/10/2</text:p>
          </table:table-cell>
          <table:table-cell table:style-name="ce10" office:value-type="string" calcext:value-type="string">
            <text:p><text:span text:style-name="T231">中国外交部发言人</text:span><text:span text:style-name="T249">华春莹</text:span><text:span text:style-name="T231">表示，“中美双方此前原则商定于</text:span><text:span text:style-name="T232">10</text:span><text:span text:style-name="T233">月中旬举行第二轮中美外交安全对话。美方近日提出希望推迟举行对话。中美双方将继续就举行第二轮中美外交安全对话保持沟通。”</text:span></text:p>
          </table:table-cell>
          <table:table-cell table:number-columns-repeated="1022"/>
        </table:table-row>
        <table:table-row table:style-name="ro2">
          <table:table-cell office:value-type="date" office:date-value="2018-10-03" calcext:value-type="date">
            <text:p>2018/10/3</text:p>
          </table:table-cell>
          <table:table-cell table:style-name="ce10" office:value-type="string" calcext:value-type="string">
            <text:p><text:span text:style-name="T234">美国商务部</text:span><text:span text:style-name="T231">公布</text:span><text:span text:style-name="T249">锻钢</text:span><text:span text:style-name="T231">配件反倾销调查初裁结果，裁定中国、意大利企业对美倾销幅度最高达</text:span><text:span text:style-name="T232">142%</text:span><text:span text:style-name="T247">[160]</text:span><text:span text:style-name="T233">。涉案中国产品输美额约</text:span><text:span text:style-name="T232">1.05</text:span><text:span text:style-name="T233">亿美元。</text:span></text:p>
          </table:table-cell>
          <table:table-cell table:number-columns-repeated="1022"/>
        </table:table-row>
        <table:table-row table:style-name="ro9">
          <table:table-cell office:value-type="date" office:date-value="2018-10-08" calcext:value-type="date">
            <text:p>2018/10/8</text:p>
          </table:table-cell>
          <table:table-cell table:style-name="ce10" office:value-type="string" calcext:value-type="string">
            <text:p><text:span text:style-name="T272">美国国务卿蓬佩奥抵达北京与中国国务委员兼外交部部长</text:span><text:span text:style-name="T397">王毅</text:span><text:span text:style-name="T272">举行会谈，并表示，“美中在很多问题上有明显分歧，但美国不反对中国发展，无意围堵中国，也没有全面遏制中国的政策。美中作为世界上两个最大的经济体和力量最强的国家，对世界和平与繁荣肩负重大责任</text:span><text:span text:style-name="T339">[161]</text:span><text:span text:style-name="T274">。”蓬佩奥同时在与</text:span><text:span text:style-name="T341">中共中央政治局</text:span><text:span text:style-name="T274">委员兼</text:span><text:span text:style-name="T341">中央外事工作委员会办公室</text:span><text:span text:style-name="T274">主任</text:span><text:span text:style-name="T341">杨洁篪</text:span><text:span text:style-name="T274">会谈前发表讲话指，“我们就许多问题、在许多方面有分歧，我们互相倾听并努力克服这些分歧以找到建设性的解决方案，这是值得和重要的，这样我们才能为我们两个国家取得良好的结果”</text:span></text:p>
          </table:table-cell>
          <table:table-cell table:number-columns-repeated="1022"/>
        </table:table-row>
        <table:table-row table:style-name="ro9">
          <table:table-cell office:value-type="date" office:date-value="2018-10-08" calcext:value-type="date">
            <text:p>2018/10/8</text:p>
          </table:table-cell>
          <table:table-cell table:style-name="ce10" office:value-type="string" calcext:value-type="string">
            <text:p><text:span text:style-name="T398">中国国务院总理</text:span><text:span text:style-name="T399">李克强</text:span><text:span text:style-name="T398">主持召开</text:span><text:span text:style-name="T399">国务院常务会议</text:span><text:span text:style-name="T398">。会议决定，从</text:span><text:span text:style-name="T400">2018</text:span><text:span text:style-name="T401">年</text:span><text:span text:style-name="T400">11</text:span><text:span text:style-name="T401">月</text:span><text:span text:style-name="T400">1</text:span><text:span text:style-name="T402">日起，将现行货物出口退税率为</text:span><text:span text:style-name="T400">15%</text:span><text:span text:style-name="T402">的和部分</text:span><text:span text:style-name="T400">13%</text:span><text:span text:style-name="T401">的提至</text:span><text:span text:style-name="T400">16%</text:span><text:span text:style-name="T401">；</text:span><text:span text:style-name="T400">9%</text:span><text:span text:style-name="T401">的提至</text:span><text:span text:style-name="T400">10%</text:span><text:span text:style-name="T401">，其中部分提至</text:span><text:span text:style-name="T400">13%</text:span><text:span text:style-name="T402">；</text:span><text:span text:style-name="T400">5%</text:span><text:span text:style-name="T401">的提至</text:span><text:span text:style-name="T400">6%</text:span><text:span text:style-name="T401">，部分提至</text:span><text:span text:style-name="T400">10%</text:span><text:span text:style-name="T403">[163]</text:span><text:span text:style-name="T401">。对高耗能、高污染、资源性产品和面临去产能任务等产品出口退税率维持不变。进一步简化税制，退税率由原来的七档减为五档</text:span><text:span text:style-name="T403">[163]</text:span><text:span text:style-name="T401">。会议要求，各地区各部门要优化退税服务、缩短退税时间，今年底前将办理退税平均时间由目前的</text:span><text:span text:style-name="T400">13</text:span><text:span text:style-name="T401">个工作日缩短至</text:span><text:span text:style-name="T400">10</text:span><text:span text:style-name="T401">个工作日。</text:span></text:p>
          </table:table-cell>
          <table:table-cell table:number-columns-repeated="1022"/>
        </table:table-row>
        <table:table-row table:style-name="ro6">
          <table:table-cell office:value-type="date" office:date-value="2018-10-12" calcext:value-type="date">
            <text:p>2018/10/12</text:p>
          </table:table-cell>
          <table:table-cell table:style-name="ce10" office:value-type="string" calcext:value-type="string">
            <text:p><text:span text:style-name="T234">美国能源部</text:span><text:span text:style-name="T231">宣布，由于中国可能将美国核技术转移到新一代中国核潜艇、核动力航空母舰等军用技术上，因此发布禁令，将严格限制民用核技术输出中国</text:span><text:span text:style-name="T247">[164]</text:span><text:span text:style-name="T233">。</text:span></text:p>
          </table:table-cell>
          <table:table-cell table:number-columns-repeated="1022"/>
        </table:table-row>
        <table:table-row table:style-name="ro2">
          <table:table-cell office:value-type="date" office:date-value="2018-10-15" calcext:value-type="date">
            <text:p>2018/10/15</text:p>
          </table:table-cell>
          <table:table-cell table:style-name="ce10" office:value-type="string" calcext:value-type="string">
            <text:p><text:span text:style-name="T324">中国商务部发布公告，公布对原产于</text:span><text:span text:style-name="T325">美国</text:span><text:span text:style-name="T324">和</text:span><text:span text:style-name="T325">日本</text:span><text:span text:style-name="T324">的进口</text:span><text:span text:style-name="T325">氢碘酸</text:span><text:span text:style-name="T324">的反倾销调查终裁结果，对相关美国企业征收</text:span><text:span text:style-name="T326">123.4%</text:span><text:span text:style-name="T327">的反倾销税</text:span><text:span text:style-name="T328">[165]</text:span><text:span text:style-name="T327">。</text:span></text:p>
          </table:table-cell>
          <table:table-cell table:number-columns-repeated="1022"/>
        </table:table-row>
        <table:table-row table:style-name="ro2">
          <table:table-cell office:value-type="date" office:date-value="2018-10-16" calcext:value-type="date">
            <text:p>2018/10/16</text:p>
          </table:table-cell>
          <table:table-cell table:style-name="ce10" office:value-type="string" calcext:value-type="string">
            <text:p><text:span text:style-name="T324">美国财政部公布的国际资本流动报告显示，</text:span><text:span text:style-name="T326">8</text:span><text:span text:style-name="T327">月中国内地所持</text:span><text:span text:style-name="T334">美国国债</text:span><text:span text:style-name="T327">规模环比减少</text:span><text:span text:style-name="T326">59</text:span><text:span text:style-name="T327">亿美元，降至</text:span><text:span text:style-name="T326">1.1651</text:span><text:span text:style-name="T327">万亿美元，创七个月新低</text:span><text:span text:style-name="T328">[166]</text:span><text:span text:style-name="T327">。</text:span></text:p>
          </table:table-cell>
          <table:table-cell table:number-columns-repeated="1022"/>
        </table:table-row>
        <table:table-row table:style-name="ro2">
          <table:table-cell office:value-type="date" office:date-value="2018-10-17" calcext:value-type="date">
            <text:p>2018/10/17</text:p>
          </table:table-cell>
          <table:table-cell table:style-name="ce10" office:value-type="string" calcext:value-type="string">
            <text:p><text:span text:style-name="T219">美国宣布启动退出</text:span><text:span text:style-name="T242">万国邮政联盟</text:span><text:span text:style-name="T219">的程序。美国</text:span><text:span text:style-name="T242">白宫</text:span><text:span text:style-name="T219">表示，“万国邮政联盟的现行费率制度让中国和其他国家受益，对美国不公平”</text:span><text:span text:style-name="T220">[167]</text:span><text:span text:style-name="T222">。</text:span></text:p>
          </table:table-cell>
          <table:table-cell table:number-columns-repeated="1022"/>
        </table:table-row>
        <table:table-row table:style-name="ro5">
          <table:table-cell office:value-type="date" office:date-value="2018-10-17" calcext:value-type="date">
            <text:p>2018/10/17</text:p>
          </table:table-cell>
          <table:table-cell table:style-name="ce10" office:value-type="string" calcext:value-type="string">
            <text:p><text:span text:style-name="T404">美国商务部负责中国和</text:span><text:span text:style-name="T405">蒙古国</text:span><text:span text:style-name="T404">事务的助理部长帮办</text:span><text:span text:style-name="T406">艾伦</text:span><text:span text:style-name="T407">·</text:span><text:span text:style-name="T408">特利</text:span><text:span text:style-name="T409">在自蒙古国回国途中访问北京，会见美国企业代表，并与中国政府官员、一些中国经济学家和智囊人士举行会晤</text:span><text:span text:style-name="T407">[168]</text:span><text:span text:style-name="T409">。报道指这是自中美互征报复性关税以来，中美双方工作级接触的首次恢复</text:span><text:span text:style-name="T407">[168]</text:span><text:span text:style-name="T409">。</text:span></text:p>
          </table:table-cell>
          <table:table-cell table:number-columns-repeated="1022"/>
        </table:table-row>
        <table:table-row table:style-name="ro5">
          <table:table-cell office:value-type="date" office:date-value="2018-10-26" calcext:value-type="date">
            <text:p>2018/10/26</text:p>
          </table:table-cell>
          <table:table-cell table:style-name="ce10" office:value-type="string" calcext:value-type="string">
            <text:p><text:span text:style-name="T324">中国饲料工业协会批准发布《仔猪、生长育肥猪配合饲料》《蛋鸡、肉鸡配合饲料》两项团体标准，宣布减少豆粕等蛋白饲料原料用量</text:span><text:span text:style-name="T328">[169]</text:span><text:span text:style-name="T327">。据测算，新标准在全行业全面推行后，养殖业豆粕年消耗量有望降低约</text:span><text:span text:style-name="T326">1100</text:span><text:span text:style-name="T327">万吨，带动减少大豆需求约</text:span><text:span text:style-name="T326">1400</text:span><text:span text:style-name="T327">万吨</text:span><text:span text:style-name="T328">[169]</text:span><text:span text:style-name="T327">。</text:span></text:p>
          </table:table-cell>
          <table:table-cell table:number-columns-repeated="1022"/>
        </table:table-row>
        <table:table-row table:style-name="ro8">
          <table:table-cell office:value-type="date" office:date-value="2018-10-29" calcext:value-type="date">
            <text:p>2018/10/29</text:p>
          </table:table-cell>
          <table:table-cell table:style-name="ce10" office:value-type="string" calcext:value-type="string">
            <text:p><text:span text:style-name="T231">美国商务部声明指，该部已经把</text:span><text:span text:style-name="T410">福建晋华集成电路有限公司</text:span><text:span text:style-name="T231">列入商务部实体名单，限制对其出口，原因是该公司新增的存储芯片生产能力将威胁到为军方提供此类芯片的美国供应商的生存能力</text:span><text:span text:style-name="T247">[170]</text:span><text:span text:style-name="T233">。同日，中国商务部发布公告，公布对原产于美国和</text:span><text:span text:style-name="T411">沙特阿拉伯</text:span><text:span text:style-name="T233">等国的进口</text:span><text:span text:style-name="T411">乙醇胺</text:span><text:span text:style-name="T233">的反倾销调查终裁结果，对相关美国企业征收最高达</text:span><text:span text:style-name="T232">97.1%</text:span><text:span text:style-name="T233">的反倾销税</text:span><text:span text:style-name="T247">[171]</text:span><text:span text:style-name="T233">。</text:span></text:p>
          </table:table-cell>
          <table:table-cell table:number-columns-repeated="1022"/>
        </table:table-row>
        <table:table-row table:style-name="ro9">
          <table:table-cell office:value-type="date" office:date-value="2018-10-29" calcext:value-type="date">
            <text:p>2018/10/29</text:p>
          </table:table-cell>
          <table:table-cell table:style-name="ce10" office:value-type="string" calcext:value-type="string">
            <text:p><text:span text:style-name="T412">中国、</text:span><text:span text:style-name="T413">欧盟</text:span><text:span text:style-name="T412">、</text:span><text:span text:style-name="T414">加拿大</text:span><text:span text:style-name="T412">、</text:span><text:span text:style-name="T413">墨西哥</text:span><text:span text:style-name="T412">、</text:span><text:span text:style-name="T414">挪威</text:span><text:span text:style-name="T412">、</text:span><text:span text:style-name="T413">俄罗斯</text:span><text:span text:style-name="T412">、</text:span><text:span text:style-name="T413">土耳其</text:span><text:span text:style-name="T415">7</text:span><text:span text:style-name="T416">个世界贸易组织成员在世贸组织争端解决机构会议上强调，美国今年</text:span><text:span text:style-name="T415">3</text:span><text:span text:style-name="T417">月宣布的钢铝关税措施并非基于“国家安全”考虑，实质上是保障措施，并要求设立专家组就此措施是否违反世贸组织相关规定进行审查</text:span><text:span text:style-name="T418">[172]</text:span><text:span text:style-name="T416">。欧盟驻世贸组织代表表示，“世贸组织</text:span><text:span text:style-name="T415">7</text:span><text:span text:style-name="T416">个成员在同一天内针对同一成员提交设立专家组的申请‘史无前例’，这反映出美方行为在成员间引发的反对程度之烈。美国的钢铝关税事实上是保护本国产业的贸易保障措施</text:span><text:span text:style-name="T418">[172]</text:span><text:span text:style-name="T416">。”</text:span></text:p>
          </table:table-cell>
          <table:table-cell table:number-columns-repeated="1022"/>
        </table:table-row>
        <table:table-row table:style-name="ro12">
          <table:table-cell office:value-type="date" office:date-value="2018-11-01" calcext:value-type="date">
            <text:p>2018/11/1</text:p>
          </table:table-cell>
          <table:table-cell table:style-name="ce10" office:value-type="string" calcext:value-type="string">
            <text:p><text:span text:style-name="T219">中国国务院总理李克强会见美国联邦参议员亚历山大率领的美国参、众两院访华代表团，并表示，“健康稳定发展的中美关系符合两国人民的根本利益。双方应当按照两国元首多次会晤达成的重要共识，共同努力推动中美关系沿着正确轨道发展。希望美国国会议员发挥积极建设性作用</text:span><text:span text:style-name="T220">[173]</text:span><text:span text:style-name="T222">。”同日，中国国家主席习近平与美国总统特朗普通电话。特朗普表示，两国元首经常直接沟通非常重要，我们要保持经常联系，美方重视美中经贸合作，愿继续扩大对华出口。习近平表示，中美经贸合作的本质是互利共赢。过去一段时间，中美双方在经贸领域出现一些分歧，两国相关产业和全球贸易都受到不利影响，这是中方不愿看到的</text:span><text:span text:style-name="T220">[174]</text:span><text:span text:style-name="T222">。</text:span></text:p>
          </table:table-cell>
          <table:table-cell table:number-columns-repeated="1022"/>
        </table:table-row>
        <table:table-row table:style-name="ro6">
          <table:table-cell office:value-type="date" office:date-value="2018-11-07" calcext:value-type="date">
            <text:p>2018/11/7</text:p>
          </table:table-cell>
          <table:table-cell table:style-name="ce10" office:value-type="string" calcext:value-type="string">
            <text:p><text:span text:style-name="T231">中共中央政治局委员兼中央外事办主任杨洁篪在白宫与美国总统国家安全事务助理博尔顿举行会面。杨洁篪表示，第二轮中美安全对话将为两国元首会面做准备</text:span><text:span text:style-name="T247">[175]</text:span><text:span text:style-name="T233">。</text:span></text:p>
          </table:table-cell>
          <table:table-cell table:number-columns-repeated="1022"/>
        </table:table-row>
        <table:table-row table:style-name="ro2">
          <table:table-cell office:value-type="date" office:date-value="2018-11-08" calcext:value-type="date">
            <text:p>2018/11/8</text:p>
          </table:table-cell>
          <table:table-cell table:style-name="ce10" office:value-type="string" calcext:value-type="string">
            <text:p><text:span text:style-name="T231">国务委员兼外交部长王毅在北京会见美国前国务卿基辛格，就中美关系交换意见</text:span><text:span text:style-name="T247">[176]</text:span><text:span text:style-name="T233">。</text:span></text:p>
          </table:table-cell>
          <table:table-cell table:number-columns-repeated="1022"/>
        </table:table-row>
        <table:table-row table:style-name="ro6">
          <table:table-cell office:value-type="date" office:date-value="2018-11-09" calcext:value-type="date">
            <text:p>2018/11/9</text:p>
          </table:table-cell>
          <table:table-cell table:style-name="ce10" office:value-type="string" calcext:value-type="string">
            <text:p><text:span text:style-name="T255">中美两国在华盛顿举行第二轮中美外交安全对话，中共中央政治局委员兼中央外事办主任</text:span><text:span text:style-name="T257">杨洁篪</text:span><text:span text:style-name="T255">、国务委员兼国防部长</text:span><text:span text:style-name="T256">魏凤和</text:span><text:span text:style-name="T255">同美国国务卿</text:span><text:span text:style-name="T256">迈克</text:span><text:span text:style-name="T258">·</text:span><text:span text:style-name="T259">蓬佩奥</text:span><text:span text:style-name="T260">、国防部长</text:span><text:span text:style-name="T261">詹姆斯</text:span><text:span text:style-name="T258">·</text:span><text:span text:style-name="T259">马蒂斯</text:span><text:span text:style-name="T260">共同举行对话，双方就各自战略意图进行了深入沟通</text:span></text:p>
          </table:table-cell>
          <table:table-cell table:number-columns-repeated="1022"/>
        </table:table-row>
        <table:table-row table:style-name="ro6">
          <table:table-cell office:value-type="date" office:date-value="2018-12-01" calcext:value-type="date">
            <text:p>2018/12/1</text:p>
          </table:table-cell>
          <table:table-cell table:style-name="ce10" office:value-type="string" calcext:value-type="string">
            <text:p><text:span text:style-name="T324">中国国家主席</text:span><text:span text:style-name="T325">习近平</text:span><text:span text:style-name="T324">与美国总统</text:span><text:span text:style-name="T325">特朗普</text:span><text:span text:style-name="T324">在</text:span><text:span text:style-name="T328">2018</text:span><text:span text:style-name="T419">年二十国集团布宜诺斯艾利斯峰会</text:span><text:span text:style-name="T327">上举行会谈，两国元首讨论了中美经贸问题并达成了共识。双方宣布暂停采取新的贸易措施，并设定了</text:span><text:span text:style-name="T326">3</text:span><text:span text:style-name="T327">个月的谈判期限，若谈判失败将导致关税战再次升级</text:span></text:p>
          </table:table-cell>
          <table:table-cell table:number-columns-repeated="1022"/>
        </table:table-row>
        <table:table-row table:style-name="ro15">
          <table:table-cell office:value-type="date" office:date-value="2018-12-01" calcext:value-type="date">
            <text:p>2018/12/1</text:p>
          </table:table-cell>
          <table:table-cell table:style-name="ce10" office:value-type="string" calcext:value-type="string">
            <text:p><text:span text:style-name="T437">华为公司</text:span><text:span text:style-name="T438">现任</text:span><text:span text:style-name="T439">副董事长</text:span><text:span text:style-name="T438">兼</text:span><text:span text:style-name="T439">首席财务官</text:span><text:span text:style-name="T438">（</text:span><text:span text:style-name="T440">CFO</text:span><text:span text:style-name="T441">），同时也是华为创办人</text:span><text:span text:style-name="T442">任正非</text:span><text:span text:style-name="T441">与第一任妻子</text:span><text:span text:style-name="T442">孟军</text:span><text:span text:style-name="T441">所生的长女</text:span><text:span text:style-name="T442">孟晚舟</text:span><text:span text:style-name="T441">搭乘</text:span><text:span text:style-name="T443">香港</text:span><text:span text:style-name="T441">飞往</text:span><text:span text:style-name="T442">墨西哥</text:span><text:span text:style-name="T441">的航班在途经</text:span><text:span text:style-name="T443">温哥华</text:span><text:span text:style-name="T441">转机时，被加拿大警方应</text:span><text:span text:style-name="T442">美国政府</text:span><text:span text:style-name="T441">司法互助要求逮捕，并以“华为涉嫌违反美国出口管制向伊朗出售敏感科技，并以假账资料掩护”为由，面临</text:span><text:span text:style-name="T442">美国纽约东区联邦地区法院</text:span><text:span text:style-name="T441">之拘捕令及纽约东区检控律师之指控，或被引渡到美国。消息传出后，华为之全球</text:span><text:span text:style-name="T442">供应链火伴</text:span><text:span text:style-name="T441">，如</text:span><text:span text:style-name="T443">台积电</text:span><text:span text:style-name="T441">、</text:span><text:span text:style-name="T442">舜宇光学</text:span><text:span text:style-name="T441">等，股价应声急挫，同时也波及如</text:span><text:span text:style-name="T442">中兴</text:span><text:span text:style-name="T441">、</text:span><text:span text:style-name="T443">鸿海</text:span><text:span text:style-name="T441">等亚洲同业的股价下泻，其欧洲对手</text:span><text:span text:style-name="T442">爱立信</text:span><text:span text:style-name="T441">和</text:span><text:span text:style-name="T442">诺基亚</text:span><text:span text:style-name="T441">两者的股价则上升。亚洲股市也出现大跌，随后影响欧洲股市和美国股市，</text:span><text:span text:style-name="T444">中美贸易战</text:span><text:span text:style-name="T445">也因此事再起风云。其后受到此事件影响，加拿大</text:span><text:span text:style-name="T446">不列颠哥伦比亚省</text:span><text:span text:style-name="T445">亚洲林业贸易代表团取消了对华行程。</text:span></text:p>
          </table:table-cell>
          <table:table-cell table:number-columns-repeated="1022"/>
        </table:table-row>
        <table:table-row table:style-name="ro6">
          <table:table-cell office:value-type="date" office:date-value="2018-12-06" calcext:value-type="date">
            <text:p>2018/12/6</text:p>
          </table:table-cell>
          <table:table-cell table:style-name="ce10" office:value-type="string" calcext:value-type="string">
            <text:p><text:span text:style-name="T231">美国企业的高层在新加坡</text:span><text:span text:style-name="T232">Google</text:span><text:span text:style-name="T233">亚太总部举办的闭门安全会议上表示，如非必要，尽量不要前往中国，以免遭中国政府报复，并考虑将一些会议地点改成中国以外之地方。</text:span></text:p>
          </table:table-cell>
          <table:table-cell table:number-columns-repeated="1022"/>
        </table:table-row>
        <table:table-row table:style-name="ro6">
          <table:table-cell office:value-type="date" office:date-value="2018-12-10" calcext:value-type="date">
            <text:p>2018/12/10</text:p>
          </table:table-cell>
          <table:table-cell table:style-name="ce10" office:value-type="string" calcext:value-type="string">
            <text:p><text:span text:style-name="T231">中国政府以“涉嫌从事危害中国国家安全的活动”为由逮捕前加拿大外交官康明凯（</text:span><text:span text:style-name="T232">Michael Kovrig</text:span><text:span text:style-name="T233">）以及另一名加拿大公民斯帕弗（</text:span><text:span text:style-name="T232">Michael Spavor</text:span><text:span text:style-name="T233">）。被外界认为是“华为案”下的“人质”。</text:span></text:p>
          </table:table-cell>
          <table:table-cell table:number-columns-repeated="1022"/>
        </table:table-row>
        <table:table-row table:style-name="ro13" table:number-rows-repeated="1048485">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美中贸易.A1:美中贸易.C9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Regular"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0mm" fo:margin-bottom="10mm" fo:margin-left="10mm" fo:margin-right="10mm" style:shadow="none"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6">0000/00/00</text:date>, <text:time style:data-style-name="N2" text:time-value="20:58:33.713312108">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3:02:56.980329640</meta:creation-date>
    <dc:date>2018-12-16T21:01:48.604483247</dc:date>
    <meta:editing-duration>PT2H18M36S</meta:editing-duration>
    <meta:editing-cycles>15</meta:editing-cycles>
    <meta:generator>LibreOffice/5.1.6.2$Linux_X86_64 LibreOffice_project/10m0$Build-2</meta:generator>
    <meta:print-date>2018-12-16T20:59:19.008479922</meta:print-date>
    <meta:document-statistic meta:table-count="2" meta:cell-count="439" meta:object-count="0"/>
  </office:meta>
</office:document-meta>
</file>